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9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微軟正黑體" style:font-name-asian="微軟正黑體" style:font-name-complex="微軟正黑體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33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 水產加工廠(場)數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7" table:number-columns-repeated="2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number-columns-repeated="16357" table:default-cell-style-name="ce1"/>
        <table:table-row table:style-name="ro1">
          <table:table-cell office:value-type="string" table:number-columns-spanned="3" table:number-rows-spanned="1" table:style-name="ce32">
            <text:p>14‧水產加工廠場數</text:p>
          </table:table-cell>
          <table:covered-table-cell table:number-columns-repeated="2"/>
          <table:table-cell table:style-name="ce1"/>
          <table:table-cell table:number-columns-spanned="2" table:number-rows-spanned="1" table:style-name="ce33"/>
          <table:covered-table-cell/>
          <table:table-cell table:number-columns-repeated="8" table:style-name="ce1"/>
          <table:table-cell office:value-type="string" table:number-columns-spanned="10" table:number-rows-spanned="1" table:style-name="ce32">
            <text:p>14‧NUMBER OF PROCESSING PLANTS<text:s/></text:p>
          </table:table-cell>
          <table:covered-table-cell table:number-columns-repeated="8"/>
          <table:covered-table-cell/>
          <table:table-cell table:number-columns-repeated="16360"/>
        </table:table-row>
        <table:table-row table:style-name="ro2">
          <table:table-cell table:number-columns-repeated="4" table:style-name="ce1"/>
          <table:table-cell office:value-type="string" table:style-name="ce2">
            <text:p>單位：家</text:p>
          </table:table-cell>
          <table:table-cell table:number-columns-repeated="17" table:style-name="ce1"/>
          <table:table-cell office:value-type="string" table:style-name="ce2">
            <text:p>Unit：Plant</text:p>
          </table:table-cell>
          <table:table-cell table:number-columns-repeated="16361" table:style-name="ce1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number-columns-spanned="12" table:number-rows-spanned="1" table:style-name="ce39">
            <text:p>食用 品</text:p>
          </table:table-cell>
          <table:covered-table-cell table:number-columns-repeated="11"/>
          <table:table-cell office:value-type="string" table:number-columns-spanned="8" table:number-rows-spanned="1" table:style-name="ce39">
            <text:p>非食用 品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table:style-name="ce16"/>
          <table:table-cell table:number-columns-spanned="2" table:number-rows-spanned="1" table:style-name="ce38"/>
          <table:covered-table-cell/>
          <table:table-cell table:style-name="ce16"/>
          <table:table-cell office:value-type="string" table:number-columns-spanned="12" table:number-rows-spanned="1" table:style-name="ce40">
            <text:p>Food <text:s/>Products</text:p>
          </table:table-cell>
          <table:covered-table-cell table:number-columns-repeated="11"/>
          <table:table-cell office:value-type="string" table:number-columns-spanned="8" table:number-rows-spanned="1" table:style-name="ce40">
            <text:p>Non-Food <text:s/>Products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number-columns-spanned="2" table:number-rows-spanned="1" table:style-name="ce38">
            <text:p>加工廠(場)型態</text:p>
          </table:table-cell>
          <table:covered-table-cell/>
          <table:table-cell office:value-type="string" table:style-name="ce16">
            <text:p>總 <text:s/>計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罐頭品</text:p>
          </table:table-cell>
          <table:table-cell office:value-type="string" table:number-columns-spanned="1" table:number-rows-spanned="2" table:style-name="ce36">
            <text:p>冷凍冷藏品</text:p>
          </table:table-cell>
          <table:table-cell office:value-type="string" table:number-columns-spanned="1" table:number-rows-spanned="2" table:style-name="ce36">
            <text:p>燻製品</text:p>
          </table:table-cell>
          <table:table-cell office:value-type="string" table:number-columns-spanned="1" table:number-rows-spanned="2" table:style-name="ce36">
            <text:p>乾製鹽製品</text:p>
          </table:table-cell>
          <table:table-cell office:value-type="string" table:number-columns-spanned="1" table:number-rows-spanned="2" table:style-name="ce36">
            <text:p>調味乾製品<text:s/></text:p>
          </table:table-cell>
          <table:table-cell office:value-type="string" table:number-columns-spanned="1" table:number-rows-spanned="2" table:style-name="ce36">
            <text:p>魚翅</text:p>
          </table:table-cell>
          <table:table-cell office:value-type="string" table:number-columns-spanned="1" table:number-rows-spanned="2" table:style-name="ce36">
            <text:p>魚卵</text:p>
          </table:table-cell>
          <table:table-cell office:value-type="string" table:number-columns-spanned="1" table:number-rows-spanned="2" table:style-name="ce36">
            <text:p>魚漿製品</text:p>
          </table:table-cell>
          <table:table-cell office:value-type="string" table:number-columns-spanned="1" table:number-rows-spanned="2" table:style-name="ce36">
            <text:p>魚蝦油魚肝油</text:p>
          </table:table-cell>
          <table:table-cell office:value-type="string" table:number-columns-spanned="1" table:number-rows-spanned="2" table:style-name="ce36">
            <text:p>洋菜</text:p>
          </table:table-cell>
          <table:table-cell office:value-type="string" table:number-columns-spanned="1" table:number-rows-spanned="2" table:style-name="ce36">
            <text:p>其他製品<text:s/>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貝殼粉</text:p>
          </table:table-cell>
          <table:table-cell office:value-type="string" table:number-columns-spanned="1" table:number-rows-spanned="2" table:style-name="ce36">
            <text:p>魚粉</text:p>
          </table:table-cell>
          <table:table-cell office:value-type="string" table:number-columns-spanned="1" table:number-rows-spanned="2" table:style-name="ce36">
            <text:p>油脂類</text:p>
          </table:table-cell>
          <table:table-cell office:value-type="string" table:number-columns-spanned="1" table:number-rows-spanned="2" table:style-name="ce36">
            <text:p>渣粨類</text:p>
          </table:table-cell>
          <table:table-cell office:value-type="string" table:number-columns-spanned="1" table:number-rows-spanned="2" table:style-name="ce36">
            <text:p>魚溶漿</text:p>
          </table:table-cell>
          <table:table-cell office:value-type="string" table:number-columns-spanned="1" table:number-rows-spanned="2" table:style-name="ce36">
            <text:p>珊瑚製品<text:s/></text:p>
          </table:table-cell>
          <table:table-cell office:value-type="string" table:number-columns-spanned="1" table:number-rows-spanned="2" table:style-name="ce36">
            <text:p>其他非食用品</text:p>
          </table:table-cell>
          <table:table-cell table:number-columns-repeated="16360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number-columns-spanned="2" table:number-rows-spanned="1" table:style-name="ce38">
            <text:p>Type of Plants</text:p>
          </table:table-cell>
          <table:covered-table-cell/>
          <table:table-cell office:value-type="string" table:style-name="ce16">
            <text:p>Gr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>Total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Canned</text:p>
          </table:table-cell>
          <table:table-cell office:value-type="string" table:style-name="ce21">
            <text:p>Frozen</text:p>
          </table:table-cell>
          <table:table-cell office:value-type="string" table:style-name="ce16">
            <text:p>Smok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Mullet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Agar</text:p>
          </table:table-cell>
          <table:table-cell office:value-type="string" table:style-name="ce16">
            <text:p>Other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Shell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Corals</text:p>
          </table:table-cell>
          <table:table-cell office:value-type="string" table:style-name="ce16">
            <text:p>Other</text:p>
          </table:table-cell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/>
          </table:table-cell>
          <table:table-cell table:number-columns-repeated="2" table:style-name="ce16"/>
          <table:table-cell office:value-type="string" table:style-name="ce21">
            <text:p>and Cold</text:p>
          </table:table-cell>
          <table:table-cell table:style-name="ce16"/>
          <table:table-cell office:value-type="string" table:style-name="ce16">
            <text:p>Salted</text:p>
          </table:table-cell>
          <table:table-cell office:value-type="string" table:style-name="ce16">
            <text:p>Season-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Roe</text:p>
          </table:table-cell>
          <table:table-cell office:value-type="string" table:style-name="ce16">
            <text:p>Paste</text:p>
          </table:table-cell>
          <table:table-cell office:value-type="string" table:style-name="ce16">
            <text:p>Liver</text:p>
          </table:table-cell>
          <table:table-cell table:number-columns-repeated="3" table:style-name="ce16"/>
          <table:table-cell office:value-type="string" table:style-name="ce16">
            <text:p>Lime</text:p>
          </table:table-cell>
          <table:table-cell office:value-type="string" table:style-name="ce16">
            <text:p>Meal</text:p>
          </table:table-cell>
          <table:table-cell office:value-type="string" table:style-name="ce16">
            <text:p>Oil</text:p>
          </table:table-cell>
          <table:table-cell office:value-type="string" table:style-name="ce16">
            <text:p>Cake</text:p>
          </table:table-cell>
          <table:table-cell office:value-type="string" table:style-name="ce16">
            <text:p>Soluble</text:p>
          </table:table-cell>
          <table:table-cell table:number-columns-repeated="2" table:style-name="ce16"/>
          <table:table-cell table:number-columns-repeated="16360"/>
        </table:table-row>
        <table:table-row table:style-name="ro2">
          <table:table-cell table:style-name="ce22"/>
          <table:table-cell table:style-name="ce19"/>
          <table:table-cell table:style-name="ce20"/>
          <table:table-cell table:number-columns-repeated="3" table:style-name="ce22"/>
          <table:table-cell office:value-type="string" table:style-name="ce23">
            <text:p>Storage</text:p>
          </table:table-cell>
          <table:table-cell office:value-type="string" table:style-name="ce22">
            <text:p/>
          </table:table-cell>
          <table:table-cell table:style-name="ce22"/>
          <table:table-cell office:value-type="string" table:style-name="ce22">
            <text:p>ing</text:p>
          </table:table-cell>
          <table:table-cell table:number-columns-repeated="3" table:style-name="ce22"/>
          <table:table-cell office:value-type="string" table:style-name="ce22">
            <text:p>and Oil</text:p>
          </table:table-cell>
          <table:table-cell table:number-columns-repeated="10" table:style-name="ce22"/>
          <table:table-cell table:number-columns-repeated="16360"/>
        </table:table-row>
        <table:table-row table:style-name="ro3">
          <table:table-cell table:style-name="ce24"/>
          <table:table-cell office:value-type="string" table:style-name="ce10">
            <text:p>合 計 Total</text:p>
          </table:table-cell>
          <table:table-cell table:style-name="ce4"/>
          <table:table-cell office:value-type="float" office:value="580" table:formula="msoxl:=IF(SUM(D11:D13)=0,&quot;-&quot;,SUM(D11:D13))" table:style-name="ce5">
            <text:p>580</text:p>
          </table:table-cell>
          <table:table-cell office:value-type="float" office:value="578" table:formula="msoxl:=IF(SUM(E11:E13)=0,&quot;-&quot;,SUM(E11:E13))" table:style-name="ce5">
            <text:p>578</text:p>
          </table:table-cell>
          <table:table-cell office:value-type="float" office:value="25" table:formula="msoxl:=IF(SUM(F11:F13)=0,&quot;-&quot;,SUM(F11:F13))" table:style-name="ce5">
            <text:p>25</text:p>
          </table:table-cell>
          <table:table-cell office:value-type="float" office:value="131" table:formula="msoxl:=IF(SUM(G11:G13)=0,&quot;-&quot;,SUM(G11:G13))" table:style-name="ce5">
            <text:p>131</text:p>
          </table:table-cell>
          <table:table-cell office:value-type="float" office:value="14" table:formula="msoxl:=IF(SUM(H11:H13)=0,&quot;-&quot;,SUM(H11:H13))" table:style-name="ce5">
            <text:p>14</text:p>
          </table:table-cell>
          <table:table-cell office:value-type="float" office:value="82" table:formula="msoxl:=IF(SUM(I11:I13)=0,&quot;-&quot;,SUM(I11:I13))" table:style-name="ce5">
            <text:p>82</text:p>
          </table:table-cell>
          <table:table-cell office:value-type="float" office:value="70" table:formula="msoxl:=IF(SUM(J11:J13)=0,&quot;-&quot;,SUM(J11:J13))" table:style-name="ce5">
            <text:p>70</text:p>
          </table:table-cell>
          <table:table-cell office:value-type="float" office:value="3" table:formula="msoxl:=IF(SUM(K11:K13)=0,&quot;-&quot;,SUM(K11:K13))" table:style-name="ce5">
            <text:p>3</text:p>
          </table:table-cell>
          <table:table-cell office:value-type="float" office:value="21" table:formula="msoxl:=IF(SUM(L11:L13)=0,&quot;-&quot;,SUM(L11:L13))" table:style-name="ce5">
            <text:p>21</text:p>
          </table:table-cell>
          <table:table-cell office:value-type="float" office:value="228" table:formula="msoxl:=IF(SUM(M11:M13)=0,&quot;-&quot;,SUM(M11:M13))" table:style-name="ce5">
            <text:p>228</text:p>
          </table:table-cell>
          <table:table-cell office:value-type="float" office:value="2" table:formula="msoxl:=IF(SUM(N11:N13)=0,&quot;-&quot;,SUM(N11:N13))" table:style-name="ce5">
            <text:p>2</text:p>
          </table:table-cell>
          <table:table-cell office:value-type="string" office:string-value="-" table:formula="msoxl:=IF(SUM(O11:O13)=0,&quot;-&quot;,SUM(O11:O13))" table:style-name="ce5">
            <text:p>-</text:p>
          </table:table-cell>
          <table:table-cell office:value-type="float" office:value="2" table:formula="msoxl:=IF(SUM(P11:P13)=0,&quot;-&quot;,SUM(P11:P13))" table:style-name="ce5">
            <text:p>2</text:p>
          </table:table-cell>
          <table:table-cell office:value-type="float" office:value="2" table:formula="msoxl:=IF(SUM(Q11:Q13)=0,&quot;-&quot;,SUM(Q11:Q13))" table:style-name="ce5">
            <text:p>2</text:p>
          </table:table-cell>
          <table:table-cell office:value-type="float" office:value="2" table:formula="msoxl:=IF(SUM(R11:R13)=0,&quot;-&quot;,SUM(R11:R13))" table:style-name="ce5">
            <text:p>2</text:p>
          </table:table-cell>
          <table:table-cell office:value-type="string" office:string-value="-" table:formula="msoxl:=IF(SUM(S11:S13)=0,&quot;-&quot;,SUM(S11:S13))" table:style-name="ce5">
            <text:p>-</text:p>
          </table:table-cell>
          <table:table-cell office:value-type="string" office:string-value="-" table:formula="msoxl:=IF(SUM(T11:T13)=0,&quot;-&quot;,SUM(T11:T13))" table:style-name="ce5">
            <text:p>-</text:p>
          </table:table-cell>
          <table:table-cell office:value-type="string" office:string-value="-" table:formula="msoxl:=IF(SUM(U11:U13)=0,&quot;-&quot;,SUM(U11:U13))" table:style-name="ce5">
            <text:p>-</text:p>
          </table:table-cell>
          <table:table-cell office:value-type="string" office:string-value="-" table:formula="msoxl:=IF(SUM(V11:V13)=0,&quot;-&quot;,SUM(V11:V13))" table:style-name="ce5">
            <text:p>-</text:p>
          </table:table-cell>
          <table:table-cell office:value-type="string" office:string-value="-" table:formula="msoxl:=IF(SUM(W11:W13)=0,&quot;-&quot;,SUM(W11:W13))" table:style-name="ce5">
            <text:p>-</text:p>
          </table:table-cell>
          <table:table-cell office:value-type="string" office:string-value="-" table:formula="msoxl:=IF(SUM(X11:X13)=0,&quot;-&quot;,SUM(X11:X1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總計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446" table:formula="msoxl:=IF(SUM(E11,Q11)=0,&quot;-&quot;,SUM(E11,Q11))" table:style-name="ce5">
            <text:p>446</text:p>
          </table:table-cell>
          <table:table-cell office:value-type="float" office:value="444" table:formula="msoxl:=IF(SUM(F11:P11)=0,&quot;-&quot;,SUM(F11:P11))" table:style-name="ce5">
            <text:p>444</text:p>
          </table:table-cell>
          <table:table-cell office:value-type="float" office:value="3" table:formula="msoxl:=IF(SUM(F16,'_水產加工廠(場)數3(續完)'!F16)=0,&quot;-&quot;,SUM(F16,'_水產加工廠(場)數3(續完)'!F16))" table:style-name="ce5">
            <text:p>3</text:p>
          </table:table-cell>
          <table:table-cell office:value-type="float" office:value="43" table:formula="msoxl:=IF(SUM(G16,'_水產加工廠(場)數3(續完)'!G16)=0,&quot;-&quot;,SUM(G16,'_水產加工廠(場)數3(續完)'!G16))" table:style-name="ce5">
            <text:p>43</text:p>
          </table:table-cell>
          <table:table-cell office:value-type="float" office:value="13" table:formula="msoxl:=IF(SUM(H16,'_水產加工廠(場)數3(續完)'!H16)=0,&quot;-&quot;,SUM(H16,'_水產加工廠(場)數3(續完)'!H16))" table:style-name="ce5">
            <text:p>13</text:p>
          </table:table-cell>
          <table:table-cell office:value-type="float" office:value="75" table:formula="msoxl:=IF(SUM(I16,'_水產加工廠(場)數3(續完)'!I16)=0,&quot;-&quot;,SUM(I16,'_水產加工廠(場)數3(續完)'!I16))" table:style-name="ce5">
            <text:p>75</text:p>
          </table:table-cell>
          <table:table-cell office:value-type="float" office:value="66" table:formula="msoxl:=IF(SUM(J16,'_水產加工廠(場)數3(續完)'!J16)=0,&quot;-&quot;,SUM(J16,'_水產加工廠(場)數3(續完)'!J16))" table:style-name="ce5">
            <text:p>66</text:p>
          </table:table-cell>
          <table:table-cell office:value-type="float" office:value="3" table:formula="msoxl:=IF(SUM(K16,'_水產加工廠(場)數3(續完)'!K16)=0,&quot;-&quot;,SUM(K16,'_水產加工廠(場)數3(續完)'!K16))" table:style-name="ce5">
            <text:p>3</text:p>
          </table:table-cell>
          <table:table-cell office:value-type="float" office:value="19" table:formula="msoxl:=IF(SUM(L16,'_水產加工廠(場)數3(續完)'!L16)=0,&quot;-&quot;,SUM(L16,'_水產加工廠(場)數3(續完)'!L16))" table:style-name="ce5">
            <text:p>19</text:p>
          </table:table-cell>
          <table:table-cell office:value-type="float" office:value="220" table:formula="msoxl:=IF(SUM(M16,'_水產加工廠(場)數3(續完)'!M16)=0,&quot;-&quot;,SUM(M16,'_水產加工廠(場)數3(續完)'!M16))" table:style-name="ce5">
            <text:p>220</text:p>
          </table:table-cell>
          <table:table-cell office:value-type="float" office:value="1" table:formula="msoxl:=IF(SUM(N16,'_水產加工廠(場)數3(續完)'!N16)=0,&quot;-&quot;,SUM(N16,'_水產加工廠(場)數3(續完)'!N16))" table:style-name="ce5">
            <text:p>1</text:p>
          </table:table-cell>
          <table:table-cell office:value-type="string" office:string-value="-" table:formula="msoxl:=IF(SUM(O16,'_水產加工廠(場)數3(續完)'!O16)=0,&quot;-&quot;,SUM(O16,'_水產加工廠(場)數3(續完)'!O16))" table:style-name="ce5">
            <text:p>-</text:p>
          </table:table-cell>
          <table:table-cell office:value-type="float" office:value="1" table:formula="msoxl:=IF(SUM(P16,'_水產加工廠(場)數3(續完)'!P16)=0,&quot;-&quot;,SUM(P16,'_水產加工廠(場)數3(續完)'!P16))" table:style-name="ce5">
            <text:p>1</text:p>
          </table:table-cell>
          <table:table-cell office:value-type="float" office:value="2" table:formula="msoxl:=IF(SUM(Q16,'_水產加工廠(場)數3(續完)'!Q16)=0,&quot;-&quot;,SUM(Q16,'_水產加工廠(場)數3(續完)'!Q16))" table:style-name="ce5">
            <text:p>2</text:p>
          </table:table-cell>
          <table:table-cell office:value-type="float" office:value="2" table:formula="msoxl:=IF(SUM(R16,'_水產加工廠(場)數3(續完)'!R16)=0,&quot;-&quot;,SUM(R16,'_水產加工廠(場)數3(續完)'!R16))" table:style-name="ce5">
            <text:p>2</text:p>
          </table:table-cell>
          <table:table-cell office:value-type="string" office:string-value="-" table:formula="msoxl:=IF(SUM(S16,'_水產加工廠(場)數3(續完)'!S16)=0,&quot;-&quot;,SUM(S16,'_水產加工廠(場)數3(續完)'!S16))" table:style-name="ce5">
            <text:p>-</text:p>
          </table:table-cell>
          <table:table-cell office:value-type="string" office:string-value="-" table:formula="msoxl:=IF(SUM(T16,'_水產加工廠(場)數3(續完)'!T16)=0,&quot;-&quot;,SUM(T16,'_水產加工廠(場)數3(續完)'!T16))" table:style-name="ce5">
            <text:p>-</text:p>
          </table:table-cell>
          <table:table-cell office:value-type="string" office:string-value="-" table:formula="msoxl:=IF(SUM(U16,'_水產加工廠(場)數3(續完)'!U16)=0,&quot;-&quot;,SUM(U16,'_水產加工廠(場)數3(續完)'!U16))" table:style-name="ce5">
            <text:p>-</text:p>
          </table:table-cell>
          <table:table-cell office:value-type="string" office:string-value="-" table:formula="msoxl:=IF(SUM(V16,'_水產加工廠(場)數3(續完)'!V16)=0,&quot;-&quot;,SUM(V16,'_水產加工廠(場)數3(續完)'!V16))" table:style-name="ce5">
            <text:p>-</text:p>
          </table:table-cell>
          <table:table-cell office:value-type="string" office:string-value="-" table:formula="msoxl:=IF(SUM(W16,'_水產加工廠(場)數3(續完)'!W16)=0,&quot;-&quot;,SUM(W16,'_水產加工廠(場)數3(續完)'!W16))" table:style-name="ce5">
            <text:p>-</text:p>
          </table:table-cell>
          <table:table-cell office:value-type="string" office:string-value="-" table:formula="msoxl:=IF(SUM(X16,'_水產加工廠(場)數3(續完)'!X16)=0,&quot;-&quot;,SUM(X16,'_水產加工廠(場)數3(續完)'!X16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GRAND TOTAL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97" table:formula="msoxl:=IF(SUM(E12,Q12)=0,&quot;-&quot;,SUM(E12,Q12))" table:style-name="ce5">
            <text:p>97</text:p>
          </table:table-cell>
          <table:table-cell office:value-type="float" office:value="97" table:formula="msoxl:=IF(SUM(F12:P12)=0,&quot;-&quot;,SUM(F12:P12))" table:style-name="ce5">
            <text:p>97</text:p>
          </table:table-cell>
          <table:table-cell office:value-type="float" office:value="19" table:formula="msoxl:=IF(SUM(F17,'_水產加工廠(場)數3(續完)'!F17)=0,&quot;-&quot;,SUM(F17,'_水產加工廠(場)數3(續完)'!F17))" table:style-name="ce5">
            <text:p>19</text:p>
          </table:table-cell>
          <table:table-cell office:value-type="float" office:value="69" table:formula="msoxl:=IF(SUM(G17,'_水產加工廠(場)數3(續完)'!G17)=0,&quot;-&quot;,SUM(G17,'_水產加工廠(場)數3(續完)'!G17))" table:style-name="ce5">
            <text:p>69</text:p>
          </table:table-cell>
          <table:table-cell office:value-type="string" office:string-value="-" table:formula="msoxl:=IF(SUM(H17,'_水產加工廠(場)數3(續完)'!H17)=0,&quot;-&quot;,SUM(H17,'_水產加工廠(場)數3(續完)'!H17))" table:style-name="ce5">
            <text:p>-</text:p>
          </table:table-cell>
          <table:table-cell office:value-type="float" office:value="1" table:formula="msoxl:=IF(SUM(I17,'_水產加工廠(場)數3(續完)'!I17)=0,&quot;-&quot;,SUM(I17,'_水產加工廠(場)數3(續完)'!I17))" table:style-name="ce5">
            <text:p>1</text:p>
          </table:table-cell>
          <table:table-cell office:value-type="string" office:string-value="-" table:formula="msoxl:=IF(SUM(J17,'_水產加工廠(場)數3(續完)'!J17)=0,&quot;-&quot;,SUM(J17,'_水產加工廠(場)數3(續完)'!J17))" table:style-name="ce5">
            <text:p>-</text:p>
          </table:table-cell>
          <table:table-cell office:value-type="string" office:string-value="-" table:formula="msoxl:=IF(SUM(K17,'_水產加工廠(場)數3(續完)'!K17)=0,&quot;-&quot;,SUM(K17,'_水產加工廠(場)數3(續完)'!K17))" table:style-name="ce5">
            <text:p>-</text:p>
          </table:table-cell>
          <table:table-cell office:value-type="string" office:string-value="-" table:formula="msoxl:=IF(SUM(L17,'_水產加工廠(場)數3(續完)'!L17)=0,&quot;-&quot;,SUM(L17,'_水產加工廠(場)數3(續完)'!L17))" table:style-name="ce5">
            <text:p>-</text:p>
          </table:table-cell>
          <table:table-cell office:value-type="float" office:value="6" table:formula="msoxl:=IF(SUM(M17,'_水產加工廠(場)數3(續完)'!M17)=0,&quot;-&quot;,SUM(M17,'_水產加工廠(場)數3(續完)'!M17))" table:style-name="ce5">
            <text:p>6</text:p>
          </table:table-cell>
          <table:table-cell office:value-type="float" office:value="1" table:formula="msoxl:=IF(SUM(N17,'_水產加工廠(場)數3(續完)'!N17)=0,&quot;-&quot;,SUM(N17,'_水產加工廠(場)數3(續完)'!N17))" table:style-name="ce5">
            <text:p>1</text:p>
          </table:table-cell>
          <table:table-cell office:value-type="string" office:string-value="-" table:formula="msoxl:=IF(SUM(O17,'_水產加工廠(場)數3(續完)'!O17)=0,&quot;-&quot;,SUM(O17,'_水產加工廠(場)數3(續完)'!O17))" table:style-name="ce5">
            <text:p>-</text:p>
          </table:table-cell>
          <table:table-cell office:value-type="float" office:value="1" table:formula="msoxl:=IF(SUM(P17,'_水產加工廠(場)數3(續完)'!P17)=0,&quot;-&quot;,SUM(P17,'_水產加工廠(場)數3(續完)'!P17))" table:style-name="ce5">
            <text:p>1</text:p>
          </table:table-cell>
          <table:table-cell office:value-type="string" office:string-value="-" table:formula="msoxl:=IF(SUM(Q17,'_水產加工廠(場)數3(續完)'!Q17)=0,&quot;-&quot;,SUM(Q17,'_水產加工廠(場)數3(續完)'!Q17))" table:style-name="ce5">
            <text:p>-</text:p>
          </table:table-cell>
          <table:table-cell office:value-type="string" office:string-value="-" table:formula="msoxl:=IF(SUM(R17,'_水產加工廠(場)數3(續完)'!R17)=0,&quot;-&quot;,SUM(R17,'_水產加工廠(場)數3(續完)'!R17))" table:style-name="ce5">
            <text:p>-</text:p>
          </table:table-cell>
          <table:table-cell office:value-type="string" office:string-value="-" table:formula="msoxl:=IF(SUM(S17,'_水產加工廠(場)數3(續完)'!S17)=0,&quot;-&quot;,SUM(S17,'_水產加工廠(場)數3(續完)'!S17))" table:style-name="ce5">
            <text:p>-</text:p>
          </table:table-cell>
          <table:table-cell office:value-type="string" office:string-value="-" table:formula="msoxl:=IF(SUM(T17,'_水產加工廠(場)數3(續完)'!T17)=0,&quot;-&quot;,SUM(T17,'_水產加工廠(場)數3(續完)'!T17))" table:style-name="ce5">
            <text:p>-</text:p>
          </table:table-cell>
          <table:table-cell office:value-type="string" office:string-value="-" table:formula="msoxl:=IF(SUM(U17,'_水產加工廠(場)數3(續完)'!U17)=0,&quot;-&quot;,SUM(U17,'_水產加工廠(場)數3(續完)'!U17))" table:style-name="ce5">
            <text:p>-</text:p>
          </table:table-cell>
          <table:table-cell office:value-type="string" office:string-value="-" table:formula="msoxl:=IF(SUM(V17,'_水產加工廠(場)數3(續完)'!V17)=0,&quot;-&quot;,SUM(V17,'_水產加工廠(場)數3(續完)'!V17))" table:style-name="ce5">
            <text:p>-</text:p>
          </table:table-cell>
          <table:table-cell office:value-type="string" office:string-value="-" table:formula="msoxl:=IF(SUM(W17,'_水產加工廠(場)數3(續完)'!W17)=0,&quot;-&quot;,SUM(W17,'_水產加工廠(場)數3(續完)'!W17))" table:style-name="ce5">
            <text:p>-</text:p>
          </table:table-cell>
          <table:table-cell office:value-type="string" office:string-value="-" table:formula="msoxl:=IF(SUM(X17,'_水產加工廠(場)數3(續完)'!X17)=0,&quot;-&quot;,SUM(X17,'_水產加工廠(場)數3(續完)'!X17))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float" office:value="37" table:formula="msoxl:=IF(SUM(E13,Q13)=0,&quot;-&quot;,SUM(E13,Q13))" table:style-name="ce5">
            <text:p>37</text:p>
          </table:table-cell>
          <table:table-cell office:value-type="float" office:value="37" table:formula="msoxl:=IF(SUM(F13:P13)=0,&quot;-&quot;,SUM(F13:P13))" table:style-name="ce5">
            <text:p>37</text:p>
          </table:table-cell>
          <table:table-cell office:value-type="float" office:value="3" table:formula="msoxl:=IF(SUM(F18,'_水產加工廠(場)數3(續完)'!F18)=0,&quot;-&quot;,SUM(F18,'_水產加工廠(場)數3(續完)'!F18))" table:style-name="ce5">
            <text:p>3</text:p>
          </table:table-cell>
          <table:table-cell office:value-type="float" office:value="19" table:formula="msoxl:=IF(SUM(G18,'_水產加工廠(場)數3(續完)'!G18)=0,&quot;-&quot;,SUM(G18,'_水產加工廠(場)數3(續完)'!G18))" table:style-name="ce5">
            <text:p>19</text:p>
          </table:table-cell>
          <table:table-cell office:value-type="float" office:value="1" table:formula="msoxl:=IF(SUM(H18,'_水產加工廠(場)數3(續完)'!H18)=0,&quot;-&quot;,SUM(H18,'_水產加工廠(場)數3(續完)'!H18))" table:style-name="ce5">
            <text:p>1</text:p>
          </table:table-cell>
          <table:table-cell office:value-type="float" office:value="6" table:formula="msoxl:=IF(SUM(I18,'_水產加工廠(場)數3(續完)'!I18)=0,&quot;-&quot;,SUM(I18,'_水產加工廠(場)數3(續完)'!I18))" table:style-name="ce5">
            <text:p>6</text:p>
          </table:table-cell>
          <table:table-cell office:value-type="float" office:value="4" table:formula="msoxl:=IF(SUM(J18,'_水產加工廠(場)數3(續完)'!J18)=0,&quot;-&quot;,SUM(J18,'_水產加工廠(場)數3(續完)'!J18))" table:style-name="ce5">
            <text:p>4</text:p>
          </table:table-cell>
          <table:table-cell office:value-type="string" office:string-value="-" table:formula="msoxl:=IF(SUM(K18,'_水產加工廠(場)數3(續完)'!K18)=0,&quot;-&quot;,SUM(K18,'_水產加工廠(場)數3(續完)'!K18))" table:style-name="ce5">
            <text:p>-</text:p>
          </table:table-cell>
          <table:table-cell office:value-type="float" office:value="2" table:formula="msoxl:=IF(SUM(L18,'_水產加工廠(場)數3(續完)'!L18)=0,&quot;-&quot;,SUM(L18,'_水產加工廠(場)數3(續完)'!L18))" table:style-name="ce5">
            <text:p>2</text:p>
          </table:table-cell>
          <table:table-cell office:value-type="float" office:value="2" table:formula="msoxl:=IF(SUM(M18,'_水產加工廠(場)數3(續完)'!M18)=0,&quot;-&quot;,SUM(M18,'_水產加工廠(場)數3(續完)'!M18))" table:style-name="ce5">
            <text:p>2</text:p>
          </table:table-cell>
          <table:table-cell office:value-type="string" office:string-value="-" table:formula="msoxl:=IF(SUM(N18,'_水產加工廠(場)數3(續完)'!N18)=0,&quot;-&quot;,SUM(N18,'_水產加工廠(場)數3(續完)'!N18))" table:style-name="ce5">
            <text:p>-</text:p>
          </table:table-cell>
          <table:table-cell office:value-type="string" office:string-value="-" table:formula="msoxl:=IF(SUM(O18,'_水產加工廠(場)數3(續完)'!O18)=0,&quot;-&quot;,SUM(O18,'_水產加工廠(場)數3(續完)'!O18))" table:style-name="ce5">
            <text:p>-</text:p>
          </table:table-cell>
          <table:table-cell office:value-type="string" office:string-value="-" table:formula="msoxl:=IF(SUM(P18,'_水產加工廠(場)數3(續完)'!P18)=0,&quot;-&quot;,SUM(P18,'_水產加工廠(場)數3(續完)'!P18))" table:style-name="ce5">
            <text:p>-</text:p>
          </table:table-cell>
          <table:table-cell office:value-type="string" office:string-value="-" table:formula="msoxl:=IF(SUM(Q18,'_水產加工廠(場)數3(續完)'!Q18)=0,&quot;-&quot;,SUM(Q18,'_水產加工廠(場)數3(續完)'!Q18))" table:style-name="ce5">
            <text:p>-</text:p>
          </table:table-cell>
          <table:table-cell office:value-type="string" office:string-value="-" table:formula="msoxl:=IF(SUM(R18,'_水產加工廠(場)數3(續完)'!R18)=0,&quot;-&quot;,SUM(R18,'_水產加工廠(場)數3(續完)'!R18))" table:style-name="ce5">
            <text:p>-</text:p>
          </table:table-cell>
          <table:table-cell office:value-type="string" office:string-value="-" table:formula="msoxl:=IF(SUM(S18,'_水產加工廠(場)數3(續完)'!S18)=0,&quot;-&quot;,SUM(S18,'_水產加工廠(場)數3(續完)'!S18))" table:style-name="ce5">
            <text:p>-</text:p>
          </table:table-cell>
          <table:table-cell office:value-type="string" office:string-value="-" table:formula="msoxl:=IF(SUM(T18,'_水產加工廠(場)數3(續完)'!T18)=0,&quot;-&quot;,SUM(T18,'_水產加工廠(場)數3(續完)'!T18))" table:style-name="ce5">
            <text:p>-</text:p>
          </table:table-cell>
          <table:table-cell office:value-type="string" office:string-value="-" table:formula="msoxl:=IF(SUM(U18,'_水產加工廠(場)數3(續完)'!U18)=0,&quot;-&quot;,SUM(U18,'_水產加工廠(場)數3(續完)'!U18))" table:style-name="ce5">
            <text:p>-</text:p>
          </table:table-cell>
          <table:table-cell office:value-type="string" office:string-value="-" table:formula="msoxl:=IF(SUM(V18,'_水產加工廠(場)數3(續完)'!V18)=0,&quot;-&quot;,SUM(V18,'_水產加工廠(場)數3(續完)'!V18))" table:style-name="ce5">
            <text:p>-</text:p>
          </table:table-cell>
          <table:table-cell office:value-type="string" office:string-value="-" table:formula="msoxl:=IF(SUM(W18,'_水產加工廠(場)數3(續完)'!W18)=0,&quot;-&quot;,SUM(W18,'_水產加工廠(場)數3(續完)'!W18))" table:style-name="ce5">
            <text:p>-</text:p>
          </table:table-cell>
          <table:table-cell office:value-type="string" office:string-value="-" table:formula="msoxl:=IF(SUM(X18,'_水產加工廠(場)數3(續完)'!X18)=0,&quot;-&quot;,SUM(X18,'_水產加工廠(場)數3(續完)'!X18))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580" table:formula="msoxl:=IF(SUM(D16:D18)=0,&quot;-&quot;,SUM(D16:D18))" table:style-name="ce5">
            <text:p>580</text:p>
          </table:table-cell>
          <table:table-cell office:value-type="float" office:value="578" table:formula="msoxl:=IF(SUM(E16:E18)=0,&quot;-&quot;,SUM(E16:E18))" table:style-name="ce5">
            <text:p>578</text:p>
          </table:table-cell>
          <table:table-cell office:value-type="float" office:value="25" table:formula="msoxl:=IF(SUM(F16:F18)=0,&quot;-&quot;,SUM(F16:F18))" table:style-name="ce5">
            <text:p>25</text:p>
          </table:table-cell>
          <table:table-cell office:value-type="float" office:value="131" table:formula="msoxl:=IF(SUM(G16:G18)=0,&quot;-&quot;,SUM(G16:G18))" table:style-name="ce5">
            <text:p>131</text:p>
          </table:table-cell>
          <table:table-cell office:value-type="float" office:value="14" table:formula="msoxl:=IF(SUM(H16:H18)=0,&quot;-&quot;,SUM(H16:H18))" table:style-name="ce5">
            <text:p>14</text:p>
          </table:table-cell>
          <table:table-cell office:value-type="float" office:value="82" table:formula="msoxl:=IF(SUM(I16:I18)=0,&quot;-&quot;,SUM(I16:I18))" table:style-name="ce5">
            <text:p>82</text:p>
          </table:table-cell>
          <table:table-cell office:value-type="float" office:value="70" table:formula="msoxl:=IF(SUM(J16:J18)=0,&quot;-&quot;,SUM(J16:J18))" table:style-name="ce5">
            <text:p>70</text:p>
          </table:table-cell>
          <table:table-cell office:value-type="float" office:value="3" table:formula="msoxl:=IF(SUM(K16:K18)=0,&quot;-&quot;,SUM(K16:K18))" table:style-name="ce5">
            <text:p>3</text:p>
          </table:table-cell>
          <table:table-cell office:value-type="float" office:value="21" table:formula="msoxl:=IF(SUM(L16:L18)=0,&quot;-&quot;,SUM(L16:L18))" table:style-name="ce5">
            <text:p>21</text:p>
          </table:table-cell>
          <table:table-cell office:value-type="float" office:value="228" table:formula="msoxl:=IF(SUM(M16:M18)=0,&quot;-&quot;,SUM(M16:M18))" table:style-name="ce5">
            <text:p>228</text:p>
          </table:table-cell>
          <table:table-cell office:value-type="float" office:value="2" table:formula="msoxl:=IF(SUM(N16:N18)=0,&quot;-&quot;,SUM(N16:N18))" table:style-name="ce5">
            <text:p>2</text:p>
          </table:table-cell>
          <table:table-cell office:value-type="string" office:string-value="-" table:formula="msoxl:=IF(SUM(O16:O18)=0,&quot;-&quot;,SUM(O16:O18))" table:style-name="ce5">
            <text:p>-</text:p>
          </table:table-cell>
          <table:table-cell office:value-type="float" office:value="2" table:formula="msoxl:=IF(SUM(P16:P18)=0,&quot;-&quot;,SUM(P16:P18))" table:style-name="ce5">
            <text:p>2</text:p>
          </table:table-cell>
          <table:table-cell office:value-type="float" office:value="2" table:formula="msoxl:=IF(SUM(Q16:Q18)=0,&quot;-&quot;,SUM(Q16:Q18))" table:style-name="ce5">
            <text:p>2</text:p>
          </table:table-cell>
          <table:table-cell office:value-type="float" office:value="2" table:formula="msoxl:=IF(SUM(R16:R18)=0,&quot;-&quot;,SUM(R16:R18))" table:style-name="ce5">
            <text:p>2</text:p>
          </table:table-cell>
          <table:table-cell office:value-type="string" office:string-value="-" table:formula="msoxl:=IF(SUM(S16:S18)=0,&quot;-&quot;,SUM(S16:S18))" table:style-name="ce5">
            <text:p>-</text:p>
          </table:table-cell>
          <table:table-cell office:value-type="string" office:string-value="-" table:formula="msoxl:=IF(SUM(T16:T18)=0,&quot;-&quot;,SUM(T16:T18))" table:style-name="ce5">
            <text:p>-</text:p>
          </table:table-cell>
          <table:table-cell office:value-type="string" office:string-value="-" table:formula="msoxl:=IF(SUM(U16:U18)=0,&quot;-&quot;,SUM(U16:U18))" table:style-name="ce5">
            <text:p>-</text:p>
          </table:table-cell>
          <table:table-cell office:value-type="string" office:string-value="-" table:formula="msoxl:=IF(SUM(V16:V18)=0,&quot;-&quot;,SUM(V16:V18))" table:style-name="ce5">
            <text:p>-</text:p>
          </table:table-cell>
          <table:table-cell office:value-type="string" office:string-value="-" table:formula="msoxl:=IF(SUM(W16:W18)=0,&quot;-&quot;,SUM(W16:W18))" table:style-name="ce5">
            <text:p>-</text:p>
          </table:table-cell>
          <table:table-cell office:value-type="string" office:string-value="-" table:formula="msoxl:=IF(SUM(X16:X18)=0,&quot;-&quot;,SUM(X16:X1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臺灣地區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446" table:formula="msoxl:=IF(SUM(E16,Q16)=0,&quot;-&quot;,SUM(E16,Q16))" table:style-name="ce5">
            <text:p>446</text:p>
          </table:table-cell>
          <table:table-cell office:value-type="float" office:value="444" table:formula="msoxl:=IF(SUM(F16:P16)=0,&quot;-&quot;,SUM(F16:P16))" table:style-name="ce5">
            <text:p>444</text:p>
          </table:table-cell>
          <table:table-cell office:value-type="float" office:value="3" table:formula="msoxl:=IF(SUM(F21,F26,F31,F36,F41)+&#10;      SUM('_水產加工廠(場)數1(續)'!F11,'_水產加工廠(場)數1(續)'!F16,'_水產加工廠(場)數1(續)'!F21,'_水產加工廠(場)數1(續)'!F26,'_水產加工廠(場)數1(續)'!F31,'_水產加工廠(場)數1(續)'!F36,'_水產加工廠(場)數1(續)'!F41)+&#10;      SUM('_水產加工廠(場)數2(續)'!F11,'_水產加工廠(場)數2(續)'!F16,'_水產加工廠(場)數2(續)'!F21,'_水產加工廠(場)數2(續)'!F26,'_水產加工廠(場)數2(續)'!F31,'_水產加工廠(場)數2(續)'!F36,'_水產加工廠(場)數2(續)'!F41)+&#10;      SUM('_水產加工廠(場)數3(續完)'!F11)=0,&quot;-&quot;,SUM(F21,F26,F31,F36,F41)+SUM('_水產加工廠(場)數1(續)'!F11,'_水產加工廠(場)數1(續)'!F16,'_水產加工廠(場)數1(續)'!F21,'_水產加工廠(場)數1(續)'!F26,'_水產加工廠(場)數1(續)'!F31,'_水產加工廠(場)數1(續)'!F36,'_水產加工廠(場)數1(續)'!F41)+SUM('_水產加工廠(場)數2(續)'!F11,'_水產加工廠(場)數2(續)'!F16,'_水產加工廠(場)數2(續)'!F21,'_水產加工廠(場)數2(續)'!F26,'_水產加工廠(場)數2(續)'!F31,'_水產加工廠(場)數2(續)'!F36,'_水產加工廠(場)數2(續)'!F41)+SUM('_水產加工廠(場)數3(續完)'!F11))" table:style-name="ce5">
            <text:p>3</text:p>
          </table:table-cell>
          <table:table-cell office:value-type="float" office:value="43" table:formula="msoxl:=IF(SUM(G21,G26,G31,G36,G41)+&#10;      SUM('_水產加工廠(場)數1(續)'!G11,'_水產加工廠(場)數1(續)'!G16,'_水產加工廠(場)數1(續)'!G21,'_水產加工廠(場)數1(續)'!G26,'_水產加工廠(場)數1(續)'!G31,'_水產加工廠(場)數1(續)'!G36,'_水產加工廠(場)數1(續)'!G41)+&#10;      SUM('_水產加工廠(場)數2(續)'!G11,'_水產加工廠(場)數2(續)'!G16,'_水產加工廠(場)數2(續)'!G21,'_水產加工廠(場)數2(續)'!G26,'_水產加工廠(場)數2(續)'!G31,'_水產加工廠(場)數2(續)'!G36,'_水產加工廠(場)數2(續)'!G41)+&#10;      SUM('_水產加工廠(場)數3(續完)'!G11)=0,&quot;-&quot;,SUM(G21,G26,G31,G36,G41)+SUM('_水產加工廠(場)數1(續)'!G11,'_水產加工廠(場)數1(續)'!G16,'_水產加工廠(場)數1(續)'!G21,'_水產加工廠(場)數1(續)'!G26,'_水產加工廠(場)數1(續)'!G31,'_水產加工廠(場)數1(續)'!G36,'_水產加工廠(場)數1(續)'!G41)+SUM('_水產加工廠(場)數2(續)'!G11,'_水產加工廠(場)數2(續)'!G16,'_水產加工廠(場)數2(續)'!G21,'_水產加工廠(場)數2(續)'!G26,'_水產加工廠(場)數2(續)'!G31,'_水產加工廠(場)數2(續)'!G36,'_水產加工廠(場)數2(續)'!G41)+SUM('_水產加工廠(場)數3(續完)'!G11))" table:style-name="ce5">
            <text:p>43</text:p>
          </table:table-cell>
          <table:table-cell office:value-type="float" office:value="13" table:formula="msoxl:=IF(SUM(H21,H26,H31,H36,H41)+&#10;      SUM('_水產加工廠(場)數1(續)'!H11,'_水產加工廠(場)數1(續)'!H16,'_水產加工廠(場)數1(續)'!H21,'_水產加工廠(場)數1(續)'!H26,'_水產加工廠(場)數1(續)'!H31,'_水產加工廠(場)數1(續)'!H36,'_水產加工廠(場)數1(續)'!H41)+&#10;      SUM('_水產加工廠(場)數2(續)'!H11,'_水產加工廠(場)數2(續)'!H16,'_水產加工廠(場)數2(續)'!H21,'_水產加工廠(場)數2(續)'!H26,'_水產加工廠(場)數2(續)'!H31,'_水產加工廠(場)數2(續)'!H36,'_水產加工廠(場)數2(續)'!H41)+&#10;      SUM('_水產加工廠(場)數3(續完)'!H11)=0,&quot;-&quot;,SUM(H21,H26,H31,H36,H41)+SUM('_水產加工廠(場)數1(續)'!H11,'_水產加工廠(場)數1(續)'!H16,'_水產加工廠(場)數1(續)'!H21,'_水產加工廠(場)數1(續)'!H26,'_水產加工廠(場)數1(續)'!H31,'_水產加工廠(場)數1(續)'!H36,'_水產加工廠(場)數1(續)'!H41)+SUM('_水產加工廠(場)數2(續)'!H11,'_水產加工廠(場)數2(續)'!H16,'_水產加工廠(場)數2(續)'!H21,'_水產加工廠(場)數2(續)'!H26,'_水產加工廠(場)數2(續)'!H31,'_水產加工廠(場)數2(續)'!H36,'_水產加工廠(場)數2(續)'!H41)+SUM('_水產加工廠(場)數3(續完)'!H11))" table:style-name="ce5">
            <text:p>13</text:p>
          </table:table-cell>
          <table:table-cell office:value-type="float" office:value="75" table:formula="msoxl:=IF(SUM(I21,I26,I31,I36,I41)+&#10;      SUM('_水產加工廠(場)數1(續)'!I11,'_水產加工廠(場)數1(續)'!I16,'_水產加工廠(場)數1(續)'!I21,'_水產加工廠(場)數1(續)'!I26,'_水產加工廠(場)數1(續)'!I31,'_水產加工廠(場)數1(續)'!I36,'_水產加工廠(場)數1(續)'!I41)+&#10;      SUM('_水產加工廠(場)數2(續)'!I11,'_水產加工廠(場)數2(續)'!I16,'_水產加工廠(場)數2(續)'!I21,'_水產加工廠(場)數2(續)'!I26,'_水產加工廠(場)數2(續)'!I31,'_水產加工廠(場)數2(續)'!I36,'_水產加工廠(場)數2(續)'!I41)+&#10;      SUM('_水產加工廠(場)數3(續完)'!I11)=0,&quot;-&quot;,SUM(I21,I26,I31,I36,I41)+SUM('_水產加工廠(場)數1(續)'!I11,'_水產加工廠(場)數1(續)'!I16,'_水產加工廠(場)數1(續)'!I21,'_水產加工廠(場)數1(續)'!I26,'_水產加工廠(場)數1(續)'!I31,'_水產加工廠(場)數1(續)'!I36,'_水產加工廠(場)數1(續)'!I41)+SUM('_水產加工廠(場)數2(續)'!I11,'_水產加工廠(場)數2(續)'!I16,'_水產加工廠(場)數2(續)'!I21,'_水產加工廠(場)數2(續)'!I26,'_水產加工廠(場)數2(續)'!I31,'_水產加工廠(場)數2(續)'!I36,'_水產加工廠(場)數2(續)'!I41)+SUM('_水產加工廠(場)數3(續完)'!I11))" table:style-name="ce5">
            <text:p>75</text:p>
          </table:table-cell>
          <table:table-cell office:value-type="float" office:value="66" table:formula="msoxl:=IF(SUM(J21,J26,J31,J36,J41)+&#10;      SUM('_水產加工廠(場)數1(續)'!J11,'_水產加工廠(場)數1(續)'!J16,'_水產加工廠(場)數1(續)'!J21,'_水產加工廠(場)數1(續)'!J26,'_水產加工廠(場)數1(續)'!J31,'_水產加工廠(場)數1(續)'!J36,'_水產加工廠(場)數1(續)'!J41)+&#10;      SUM('_水產加工廠(場)數2(續)'!J11,'_水產加工廠(場)數2(續)'!J16,'_水產加工廠(場)數2(續)'!J21,'_水產加工廠(場)數2(續)'!J26,'_水產加工廠(場)數2(續)'!J31,'_水產加工廠(場)數2(續)'!J36,'_水產加工廠(場)數2(續)'!J41)+&#10;      SUM('_水產加工廠(場)數3(續完)'!J11)=0,&quot;-&quot;,SUM(J21,J26,J31,J36,J41)+SUM('_水產加工廠(場)數1(續)'!J11,'_水產加工廠(場)數1(續)'!J16,'_水產加工廠(場)數1(續)'!J21,'_水產加工廠(場)數1(續)'!J26,'_水產加工廠(場)數1(續)'!J31,'_水產加工廠(場)數1(續)'!J36,'_水產加工廠(場)數1(續)'!J41)+SUM('_水產加工廠(場)數2(續)'!J11,'_水產加工廠(場)數2(續)'!J16,'_水產加工廠(場)數2(續)'!J21,'_水產加工廠(場)數2(續)'!J26,'_水產加工廠(場)數2(續)'!J31,'_水產加工廠(場)數2(續)'!J36,'_水產加工廠(場)數2(續)'!J41)+SUM('_水產加工廠(場)數3(續完)'!J11))" table:style-name="ce5">
            <text:p>66</text:p>
          </table:table-cell>
          <table:table-cell office:value-type="float" office:value="3" table:formula="msoxl:=IF(SUM(K21,K26,K31,K36,K41)+&#10;      SUM('_水產加工廠(場)數1(續)'!K11,'_水產加工廠(場)數1(續)'!K16,'_水產加工廠(場)數1(續)'!K21,'_水產加工廠(場)數1(續)'!K26,'_水產加工廠(場)數1(續)'!K31,'_水產加工廠(場)數1(續)'!K36,'_水產加工廠(場)數1(續)'!K41)+&#10;      SUM('_水產加工廠(場)數2(續)'!K11,'_水產加工廠(場)數2(續)'!K16,'_水產加工廠(場)數2(續)'!K21,'_水產加工廠(場)數2(續)'!K26,'_水產加工廠(場)數2(續)'!K31,'_水產加工廠(場)數2(續)'!K36,'_水產加工廠(場)數2(續)'!K41)+&#10;      SUM('_水產加工廠(場)數3(續完)'!K11)=0,&quot;-&quot;,SUM(K21,K26,K31,K36,K41)+SUM('_水產加工廠(場)數1(續)'!K11,'_水產加工廠(場)數1(續)'!K16,'_水產加工廠(場)數1(續)'!K21,'_水產加工廠(場)數1(續)'!K26,'_水產加工廠(場)數1(續)'!K31,'_水產加工廠(場)數1(續)'!K36,'_水產加工廠(場)數1(續)'!K41)+SUM('_水產加工廠(場)數2(續)'!K11,'_水產加工廠(場)數2(續)'!K16,'_水產加工廠(場)數2(續)'!K21,'_水產加工廠(場)數2(續)'!K26,'_水產加工廠(場)數2(續)'!K31,'_水產加工廠(場)數2(續)'!K36,'_水產加工廠(場)數2(續)'!K41)+SUM('_水產加工廠(場)數3(續完)'!K11))" table:style-name="ce5">
            <text:p>3</text:p>
          </table:table-cell>
          <table:table-cell office:value-type="float" office:value="19" table:formula="msoxl:=IF(SUM(L21,L26,L31,L36,L41)+&#10;      SUM('_水產加工廠(場)數1(續)'!L11,'_水產加工廠(場)數1(續)'!L16,'_水產加工廠(場)數1(續)'!L21,'_水產加工廠(場)數1(續)'!L26,'_水產加工廠(場)數1(續)'!L31,'_水產加工廠(場)數1(續)'!L36,'_水產加工廠(場)數1(續)'!L41)+&#10;      SUM('_水產加工廠(場)數2(續)'!L11,'_水產加工廠(場)數2(續)'!L16,'_水產加工廠(場)數2(續)'!L21,'_水產加工廠(場)數2(續)'!L26,'_水產加工廠(場)數2(續)'!L31,'_水產加工廠(場)數2(續)'!L36,'_水產加工廠(場)數2(續)'!L41)+&#10;      SUM('_水產加工廠(場)數3(續完)'!L11)=0,&quot;-&quot;,SUM(L21,L26,L31,L36,L41)+SUM('_水產加工廠(場)數1(續)'!L11,'_水產加工廠(場)數1(續)'!L16,'_水產加工廠(場)數1(續)'!L21,'_水產加工廠(場)數1(續)'!L26,'_水產加工廠(場)數1(續)'!L31,'_水產加工廠(場)數1(續)'!L36,'_水產加工廠(場)數1(續)'!L41)+SUM('_水產加工廠(場)數2(續)'!L11,'_水產加工廠(場)數2(續)'!L16,'_水產加工廠(場)數2(續)'!L21,'_水產加工廠(場)數2(續)'!L26,'_水產加工廠(場)數2(續)'!L31,'_水產加工廠(場)數2(續)'!L36,'_水產加工廠(場)數2(續)'!L41)+SUM('_水產加工廠(場)數3(續完)'!L11))" table:style-name="ce5">
            <text:p>19</text:p>
          </table:table-cell>
          <table:table-cell office:value-type="float" office:value="220" table:formula="msoxl:=IF(SUM(M21,M26,M31,M36,M41)+&#10;      SUM('_水產加工廠(場)數1(續)'!M11,'_水產加工廠(場)數1(續)'!M16,'_水產加工廠(場)數1(續)'!M21,'_水產加工廠(場)數1(續)'!M26,'_水產加工廠(場)數1(續)'!M31,'_水產加工廠(場)數1(續)'!M36,'_水產加工廠(場)數1(續)'!M41)+&#10;      SUM('_水產加工廠(場)數2(續)'!M11,'_水產加工廠(場)數2(續)'!M16,'_水產加工廠(場)數2(續)'!M21,'_水產加工廠(場)數2(續)'!M26,'_水產加工廠(場)數2(續)'!M31,'_水產加工廠(場)數2(續)'!M36,'_水產加工廠(場)數2(續)'!M41)+&#10;      SUM('_水產加工廠(場)數3(續完)'!M11)=0,&quot;-&quot;,SUM(M21,M26,M31,M36,M41)+SUM('_水產加工廠(場)數1(續)'!M11,'_水產加工廠(場)數1(續)'!M16,'_水產加工廠(場)數1(續)'!M21,'_水產加工廠(場)數1(續)'!M26,'_水產加工廠(場)數1(續)'!M31,'_水產加工廠(場)數1(續)'!M36,'_水產加工廠(場)數1(續)'!M41)+SUM('_水產加工廠(場)數2(續)'!M11,'_水產加工廠(場)數2(續)'!M16,'_水產加工廠(場)數2(續)'!M21,'_水產加工廠(場)數2(續)'!M26,'_水產加工廠(場)數2(續)'!M31,'_水產加工廠(場)數2(續)'!M36,'_水產加工廠(場)數2(續)'!M41)+SUM('_水產加工廠(場)數3(續完)'!M11))" table:style-name="ce5">
            <text:p>220</text:p>
          </table:table-cell>
          <table:table-cell office:value-type="float" office:value="1" table:formula="msoxl:=IF(SUM(N21,N26,N31,N36,N41)+&#10;      SUM('_水產加工廠(場)數1(續)'!N11,'_水產加工廠(場)數1(續)'!N16,'_水產加工廠(場)數1(續)'!N21,'_水產加工廠(場)數1(續)'!N26,'_水產加工廠(場)數1(續)'!N31,'_水產加工廠(場)數1(續)'!N36,'_水產加工廠(場)數1(續)'!N41)+&#10;      SUM('_水產加工廠(場)數2(續)'!N11,'_水產加工廠(場)數2(續)'!N16,'_水產加工廠(場)數2(續)'!N21,'_水產加工廠(場)數2(續)'!N26,'_水產加工廠(場)數2(續)'!N31,'_水產加工廠(場)數2(續)'!N36,'_水產加工廠(場)數2(續)'!N41)+&#10;      SUM('_水產加工廠(場)數3(續完)'!N11)=0,&quot;-&quot;,SUM(N21,N26,N31,N36,N41)+SUM('_水產加工廠(場)數1(續)'!N11,'_水產加工廠(場)數1(續)'!N16,'_水產加工廠(場)數1(續)'!N21,'_水產加工廠(場)數1(續)'!N26,'_水產加工廠(場)數1(續)'!N31,'_水產加工廠(場)數1(續)'!N36,'_水產加工廠(場)數1(續)'!N41)+SUM('_水產加工廠(場)數2(續)'!N11,'_水產加工廠(場)數2(續)'!N16,'_水產加工廠(場)數2(續)'!N21,'_水產加工廠(場)數2(續)'!N26,'_水產加工廠(場)數2(續)'!N31,'_水產加工廠(場)數2(續)'!N36,'_水產加工廠(場)數2(續)'!N41)+SUM('_水產加工廠(場)數3(續完)'!N11))" table:style-name="ce5">
            <text:p>1</text:p>
          </table:table-cell>
          <table:table-cell office:value-type="string" office:string-value="-" table:formula="msoxl:=IF(SUM(O21,O26,O31,O36,O41)+&#10;      SUM('_水產加工廠(場)數1(續)'!O11,'_水產加工廠(場)數1(續)'!O16,'_水產加工廠(場)數1(續)'!O21,'_水產加工廠(場)數1(續)'!O26,'_水產加工廠(場)數1(續)'!O31,'_水產加工廠(場)數1(續)'!O36,'_水產加工廠(場)數1(續)'!O41)+&#10;      SUM('_水產加工廠(場)數2(續)'!O11,'_水產加工廠(場)數2(續)'!O16,'_水產加工廠(場)數2(續)'!O21,'_水產加工廠(場)數2(續)'!O26,'_水產加工廠(場)數2(續)'!O31,'_水產加工廠(場)數2(續)'!O36,'_水產加工廠(場)數2(續)'!O41)+&#10;      SUM('_水產加工廠(場)數3(續完)'!O11)=0,&quot;-&quot;,SUM(O21,O26,O31,O36,O41)+SUM('_水產加工廠(場)數1(續)'!O11,'_水產加工廠(場)數1(續)'!O16,'_水產加工廠(場)數1(續)'!O21,'_水產加工廠(場)數1(續)'!O26,'_水產加工廠(場)數1(續)'!O31,'_水產加工廠(場)數1(續)'!O36,'_水產加工廠(場)數1(續)'!O41)+SUM('_水產加工廠(場)數2(續)'!O11,'_水產加工廠(場)數2(續)'!O16,'_水產加工廠(場)數2(續)'!O21,'_水產加工廠(場)數2(續)'!O26,'_水產加工廠(場)數2(續)'!O31,'_水產加工廠(場)數2(續)'!O36,'_水產加工廠(場)數2(續)'!O41)+SUM('_水產加工廠(場)數3(續完)'!O11))" table:style-name="ce5">
            <text:p>-</text:p>
          </table:table-cell>
          <table:table-cell office:value-type="float" office:value="1" table:formula="msoxl:=IF(SUM(P21,P26,P31,P36,P41)+&#10;      SUM('_水產加工廠(場)數1(續)'!P11,'_水產加工廠(場)數1(續)'!P16,'_水產加工廠(場)數1(續)'!P21,'_水產加工廠(場)數1(續)'!P26,'_水產加工廠(場)數1(續)'!P31,'_水產加工廠(場)數1(續)'!P36,'_水產加工廠(場)數1(續)'!P41)+&#10;      SUM('_水產加工廠(場)數2(續)'!P11,'_水產加工廠(場)數2(續)'!P16,'_水產加工廠(場)數2(續)'!P21,'_水產加工廠(場)數2(續)'!P26,'_水產加工廠(場)數2(續)'!P31,'_水產加工廠(場)數2(續)'!P36,'_水產加工廠(場)數2(續)'!P41)+&#10;      SUM('_水產加工廠(場)數3(續完)'!P11)=0,&quot;-&quot;,SUM(P21,P26,P31,P36,P41)+SUM('_水產加工廠(場)數1(續)'!P11,'_水產加工廠(場)數1(續)'!P16,'_水產加工廠(場)數1(續)'!P21,'_水產加工廠(場)數1(續)'!P26,'_水產加工廠(場)數1(續)'!P31,'_水產加工廠(場)數1(續)'!P36,'_水產加工廠(場)數1(續)'!P41)+SUM('_水產加工廠(場)數2(續)'!P11,'_水產加工廠(場)數2(續)'!P16,'_水產加工廠(場)數2(續)'!P21,'_水產加工廠(場)數2(續)'!P26,'_水產加工廠(場)數2(續)'!P31,'_水產加工廠(場)數2(續)'!P36,'_水產加工廠(場)數2(續)'!P41)+SUM('_水產加工廠(場)數3(續完)'!P11))" table:style-name="ce5">
            <text:p>1</text:p>
          </table:table-cell>
          <table:table-cell office:value-type="float" office:value="2" table:formula="msoxl:=IF(SUM(Q21,Q26,Q31,Q36,Q41)+&#10;      SUM('_水產加工廠(場)數1(續)'!Q11,'_水產加工廠(場)數1(續)'!Q16,'_水產加工廠(場)數1(續)'!Q21,'_水產加工廠(場)數1(續)'!Q26,'_水產加工廠(場)數1(續)'!Q31,'_水產加工廠(場)數1(續)'!Q36,'_水產加工廠(場)數1(續)'!Q41)+&#10;      SUM('_水產加工廠(場)數2(續)'!Q11,'_水產加工廠(場)數2(續)'!Q16,'_水產加工廠(場)數2(續)'!Q21,'_水產加工廠(場)數2(續)'!Q26,'_水產加工廠(場)數2(續)'!Q31,'_水產加工廠(場)數2(續)'!Q36,'_水產加工廠(場)數2(續)'!Q41)+&#10;      SUM('_水產加工廠(場)數3(續完)'!Q11)=0,&quot;-&quot;,SUM(Q21,Q26,Q31,Q36,Q41)+SUM('_水產加工廠(場)數1(續)'!Q11,'_水產加工廠(場)數1(續)'!Q16,'_水產加工廠(場)數1(續)'!Q21,'_水產加工廠(場)數1(續)'!Q26,'_水產加工廠(場)數1(續)'!Q31,'_水產加工廠(場)數1(續)'!Q36,'_水產加工廠(場)數1(續)'!Q41)+SUM('_水產加工廠(場)數2(續)'!Q11,'_水產加工廠(場)數2(續)'!Q16,'_水產加工廠(場)數2(續)'!Q21,'_水產加工廠(場)數2(續)'!Q26,'_水產加工廠(場)數2(續)'!Q31,'_水產加工廠(場)數2(續)'!Q36,'_水產加工廠(場)數2(續)'!Q41)+SUM('_水產加工廠(場)數3(續完)'!Q11))" table:style-name="ce5">
            <text:p>2</text:p>
          </table:table-cell>
          <table:table-cell office:value-type="float" office:value="2" table:formula="msoxl:=IF(SUM(R21,R26,R31,R36,R41)+&#10;      SUM('_水產加工廠(場)數1(續)'!R11,'_水產加工廠(場)數1(續)'!R16,'_水產加工廠(場)數1(續)'!R21,'_水產加工廠(場)數1(續)'!R26,'_水產加工廠(場)數1(續)'!R31,'_水產加工廠(場)數1(續)'!R36,'_水產加工廠(場)數1(續)'!R41)+&#10;      SUM('_水產加工廠(場)數2(續)'!R11,'_水產加工廠(場)數2(續)'!R16,'_水產加工廠(場)數2(續)'!R21,'_水產加工廠(場)數2(續)'!R26,'_水產加工廠(場)數2(續)'!R31,'_水產加工廠(場)數2(續)'!R36,'_水產加工廠(場)數2(續)'!R41)+&#10;      SUM('_水產加工廠(場)數3(續完)'!R11)=0,&quot;-&quot;,SUM(R21,R26,R31,R36,R41)+SUM('_水產加工廠(場)數1(續)'!R11,'_水產加工廠(場)數1(續)'!R16,'_水產加工廠(場)數1(續)'!R21,'_水產加工廠(場)數1(續)'!R26,'_水產加工廠(場)數1(續)'!R31,'_水產加工廠(場)數1(續)'!R36,'_水產加工廠(場)數1(續)'!R41)+SUM('_水產加工廠(場)數2(續)'!R11,'_水產加工廠(場)數2(續)'!R16,'_水產加工廠(場)數2(續)'!R21,'_水產加工廠(場)數2(續)'!R26,'_水產加工廠(場)數2(續)'!R31,'_水產加工廠(場)數2(續)'!R36,'_水產加工廠(場)數2(續)'!R41)+SUM('_水產加工廠(場)數3(續完)'!R11))" table:style-name="ce5">
            <text:p>2</text:p>
          </table:table-cell>
          <table:table-cell office:value-type="string" office:string-value="-" table:formula="msoxl:=IF(SUM(S21,S26,S31,S36,S41)+&#10;      SUM('_水產加工廠(場)數1(續)'!S11,'_水產加工廠(場)數1(續)'!S16,'_水產加工廠(場)數1(續)'!S21,'_水產加工廠(場)數1(續)'!S26,'_水產加工廠(場)數1(續)'!S31,'_水產加工廠(場)數1(續)'!S36,'_水產加工廠(場)數1(續)'!S41)+&#10;      SUM('_水產加工廠(場)數2(續)'!S11,'_水產加工廠(場)數2(續)'!S16,'_水產加工廠(場)數2(續)'!S21,'_水產加工廠(場)數2(續)'!S26,'_水產加工廠(場)數2(續)'!S31,'_水產加工廠(場)數2(續)'!S36,'_水產加工廠(場)數2(續)'!S41)+&#10;      SUM('_水產加工廠(場)數3(續完)'!S11)=0,&quot;-&quot;,SUM(S21,S26,S31,S36,S41)+SUM('_水產加工廠(場)數1(續)'!S11,'_水產加工廠(場)數1(續)'!S16,'_水產加工廠(場)數1(續)'!S21,'_水產加工廠(場)數1(續)'!S26,'_水產加工廠(場)數1(續)'!S31,'_水產加工廠(場)數1(續)'!S36,'_水產加工廠(場)數1(續)'!S41)+SUM('_水產加工廠(場)數2(續)'!S11,'_水產加工廠(場)數2(續)'!S16,'_水產加工廠(場)數2(續)'!S21,'_水產加工廠(場)數2(續)'!S26,'_水產加工廠(場)數2(續)'!S31,'_水產加工廠(場)數2(續)'!S36,'_水產加工廠(場)數2(續)'!S41)+SUM('_水產加工廠(場)數3(續完)'!S11))" table:style-name="ce5">
            <text:p>-</text:p>
          </table:table-cell>
          <table:table-cell office:value-type="string" office:string-value="-" table:formula="msoxl:=IF(SUM(T21,T26,T31,T36,T41)+&#10;      SUM('_水產加工廠(場)數1(續)'!T11,'_水產加工廠(場)數1(續)'!T16,'_水產加工廠(場)數1(續)'!T21,'_水產加工廠(場)數1(續)'!T26,'_水產加工廠(場)數1(續)'!T31,'_水產加工廠(場)數1(續)'!T36,'_水產加工廠(場)數1(續)'!T41)+&#10;      SUM('_水產加工廠(場)數2(續)'!T11,'_水產加工廠(場)數2(續)'!T16,'_水產加工廠(場)數2(續)'!T21,'_水產加工廠(場)數2(續)'!T26,'_水產加工廠(場)數2(續)'!T31,'_水產加工廠(場)數2(續)'!T36,'_水產加工廠(場)數2(續)'!T41)+&#10;      SUM('_水產加工廠(場)數3(續完)'!T11)=0,&quot;-&quot;,SUM(T21,T26,T31,T36,T41)+SUM('_水產加工廠(場)數1(續)'!T11,'_水產加工廠(場)數1(續)'!T16,'_水產加工廠(場)數1(續)'!T21,'_水產加工廠(場)數1(續)'!T26,'_水產加工廠(場)數1(續)'!T31,'_水產加工廠(場)數1(續)'!T36,'_水產加工廠(場)數1(續)'!T41)+SUM('_水產加工廠(場)數2(續)'!T11,'_水產加工廠(場)數2(續)'!T16,'_水產加工廠(場)數2(續)'!T21,'_水產加工廠(場)數2(續)'!T26,'_水產加工廠(場)數2(續)'!T31,'_水產加工廠(場)數2(續)'!T36,'_水產加工廠(場)數2(續)'!T41)+SUM('_水產加工廠(場)數3(續完)'!T11))" table:style-name="ce5">
            <text:p>-</text:p>
          </table:table-cell>
          <table:table-cell office:value-type="string" office:string-value="-" table:formula="msoxl:=IF(SUM(U21,U26,U31,U36,U41)+&#10;      SUM('_水產加工廠(場)數1(續)'!U11,'_水產加工廠(場)數1(續)'!U16,'_水產加工廠(場)數1(續)'!U21,'_水產加工廠(場)數1(續)'!U26,'_水產加工廠(場)數1(續)'!U31,'_水產加工廠(場)數1(續)'!U36,'_水產加工廠(場)數1(續)'!U41)+&#10;      SUM('_水產加工廠(場)數2(續)'!U11,'_水產加工廠(場)數2(續)'!U16,'_水產加工廠(場)數2(續)'!U21,'_水產加工廠(場)數2(續)'!U26,'_水產加工廠(場)數2(續)'!U31,'_水產加工廠(場)數2(續)'!U36,'_水產加工廠(場)數2(續)'!U41)+&#10;      SUM('_水產加工廠(場)數3(續完)'!U11)=0,&quot;-&quot;,SUM(U21,U26,U31,U36,U41)+SUM('_水產加工廠(場)數1(續)'!U11,'_水產加工廠(場)數1(續)'!U16,'_水產加工廠(場)數1(續)'!U21,'_水產加工廠(場)數1(續)'!U26,'_水產加工廠(場)數1(續)'!U31,'_水產加工廠(場)數1(續)'!U36,'_水產加工廠(場)數1(續)'!U41)+SUM('_水產加工廠(場)數2(續)'!U11,'_水產加工廠(場)數2(續)'!U16,'_水產加工廠(場)數2(續)'!U21,'_水產加工廠(場)數2(續)'!U26,'_水產加工廠(場)數2(續)'!U31,'_水產加工廠(場)數2(續)'!U36,'_水產加工廠(場)數2(續)'!U41)+SUM('_水產加工廠(場)數3(續完)'!U11))" table:style-name="ce5">
            <text:p>-</text:p>
          </table:table-cell>
          <table:table-cell office:value-type="string" office:string-value="-" table:formula="msoxl:=IF(SUM(V21,V26,V31,V36,V41)+&#10;      SUM('_水產加工廠(場)數1(續)'!V11,'_水產加工廠(場)數1(續)'!V16,'_水產加工廠(場)數1(續)'!V21,'_水產加工廠(場)數1(續)'!V26,'_水產加工廠(場)數1(續)'!V31,'_水產加工廠(場)數1(續)'!V36,'_水產加工廠(場)數1(續)'!V41)+&#10;      SUM('_水產加工廠(場)數2(續)'!V11,'_水產加工廠(場)數2(續)'!V16,'_水產加工廠(場)數2(續)'!V21,'_水產加工廠(場)數2(續)'!V26,'_水產加工廠(場)數2(續)'!V31,'_水產加工廠(場)數2(續)'!V36,'_水產加工廠(場)數2(續)'!V41)+&#10;      SUM('_水產加工廠(場)數3(續完)'!V11)=0,&quot;-&quot;,SUM(V21,V26,V31,V36,V41)+SUM('_水產加工廠(場)數1(續)'!V11,'_水產加工廠(場)數1(續)'!V16,'_水產加工廠(場)數1(續)'!V21,'_水產加工廠(場)數1(續)'!V26,'_水產加工廠(場)數1(續)'!V31,'_水產加工廠(場)數1(續)'!V36,'_水產加工廠(場)數1(續)'!V41)+SUM('_水產加工廠(場)數2(續)'!V11,'_水產加工廠(場)數2(續)'!V16,'_水產加工廠(場)數2(續)'!V21,'_水產加工廠(場)數2(續)'!V26,'_水產加工廠(場)數2(續)'!V31,'_水產加工廠(場)數2(續)'!V36,'_水產加工廠(場)數2(續)'!V41)+SUM('_水產加工廠(場)數3(續完)'!V11))" table:style-name="ce5">
            <text:p>-</text:p>
          </table:table-cell>
          <table:table-cell office:value-type="string" office:string-value="-" table:formula="msoxl:=IF(SUM(W21,W26,W31,W36,W41)+&#10;      SUM('_水產加工廠(場)數1(續)'!W11,'_水產加工廠(場)數1(續)'!W16,'_水產加工廠(場)數1(續)'!W21,'_水產加工廠(場)數1(續)'!W26,'_水產加工廠(場)數1(續)'!W31,'_水產加工廠(場)數1(續)'!W36,'_水產加工廠(場)數1(續)'!W41)+&#10;      SUM('_水產加工廠(場)數2(續)'!W11,'_水產加工廠(場)數2(續)'!W16,'_水產加工廠(場)數2(續)'!W21,'_水產加工廠(場)數2(續)'!W26,'_水產加工廠(場)數2(續)'!W31,'_水產加工廠(場)數2(續)'!W36,'_水產加工廠(場)數2(續)'!W41)+&#10;      SUM('_水產加工廠(場)數3(續完)'!W11)=0,&quot;-&quot;,SUM(W21,W26,W31,W36,W41)+SUM('_水產加工廠(場)數1(續)'!W11,'_水產加工廠(場)數1(續)'!W16,'_水產加工廠(場)數1(續)'!W21,'_水產加工廠(場)數1(續)'!W26,'_水產加工廠(場)數1(續)'!W31,'_水產加工廠(場)數1(續)'!W36,'_水產加工廠(場)數1(續)'!W41)+SUM('_水產加工廠(場)數2(續)'!W11,'_水產加工廠(場)數2(續)'!W16,'_水產加工廠(場)數2(續)'!W21,'_水產加工廠(場)數2(續)'!W26,'_水產加工廠(場)數2(續)'!W31,'_水產加工廠(場)數2(續)'!W36,'_水產加工廠(場)數2(續)'!W41)+SUM('_水產加工廠(場)數3(續完)'!W11))" table:style-name="ce5">
            <text:p>-</text:p>
          </table:table-cell>
          <table:table-cell office:value-type="string" office:string-value="-" table:formula="msoxl:=IF(SUM(X21,X26,X31,X36,X41)+&#10;      SUM('_水產加工廠(場)數1(續)'!X11,'_水產加工廠(場)數1(續)'!X16,'_水產加工廠(場)數1(續)'!X21,'_水產加工廠(場)數1(續)'!X26,'_水產加工廠(場)數1(續)'!X31,'_水產加工廠(場)數1(續)'!X36,'_水產加工廠(場)數1(續)'!X41)+&#10;      SUM('_水產加工廠(場)數2(續)'!X11,'_水產加工廠(場)數2(續)'!X16,'_水產加工廠(場)數2(續)'!X21,'_水產加工廠(場)數2(續)'!X26,'_水產加工廠(場)數2(續)'!X31,'_水產加工廠(場)數2(續)'!X36,'_水產加工廠(場)數2(續)'!X41)+&#10;      SUM('_水產加工廠(場)數3(續完)'!X11)=0,&quot;-&quot;,SUM(X21,X26,X31,X36,X41)+SUM('_水產加工廠(場)數1(續)'!X11,'_水產加工廠(場)數1(續)'!X16,'_水產加工廠(場)數1(續)'!X21,'_水產加工廠(場)數1(續)'!X26,'_水產加工廠(場)數1(續)'!X31,'_水產加工廠(場)數1(續)'!X36,'_水產加工廠(場)數1(續)'!X41)+SUM('_水產加工廠(場)數2(續)'!X11,'_水產加工廠(場)數2(續)'!X16,'_水產加工廠(場)數2(續)'!X21,'_水產加工廠(場)數2(續)'!X26,'_水產加工廠(場)數2(續)'!X31,'_水產加工廠(場)數2(續)'!X36,'_水產加工廠(場)數2(續)'!X41)+SUM('_水產加工廠(場)數3(續完)'!X11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TAIWAN AREA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97" table:formula="msoxl:=IF(SUM(E17,Q17)=0,&quot;-&quot;,SUM(E17,Q17))" table:style-name="ce5">
            <text:p>97</text:p>
          </table:table-cell>
          <table:table-cell office:value-type="float" office:value="97" table:formula="msoxl:=IF(SUM(F17:P17)=0,&quot;-&quot;,SUM(F17:P17))" table:style-name="ce5">
            <text:p>97</text:p>
          </table:table-cell>
          <table:table-cell office:value-type="float" office:value="19" table:formula="msoxl:=IF(SUM(F22,F27,F32,F37,F42)+&#10;      SUM('_水產加工廠(場)數1(續)'!F12,'_水產加工廠(場)數1(續)'!F17,'_水產加工廠(場)數1(續)'!F22,'_水產加工廠(場)數1(續)'!F27,'_水產加工廠(場)數1(續)'!F32,'_水產加工廠(場)數1(續)'!F37,'_水產加工廠(場)數1(續)'!F42)+&#10;      SUM('_水產加工廠(場)數2(續)'!F12,'_水產加工廠(場)數2(續)'!F17,'_水產加工廠(場)數2(續)'!F22,'_水產加工廠(場)數2(續)'!F27,'_水產加工廠(場)數2(續)'!F32,'_水產加工廠(場)數2(續)'!F37,'_水產加工廠(場)數2(續)'!F42)+&#10;      SUM('_水產加工廠(場)數3(續完)'!F12)=0,&quot;-&quot;,SUM(F22,F27,F32,F37,F42)+SUM('_水產加工廠(場)數1(續)'!F12,'_水產加工廠(場)數1(續)'!F17,'_水產加工廠(場)數1(續)'!F22,'_水產加工廠(場)數1(續)'!F27,'_水產加工廠(場)數1(續)'!F32,'_水產加工廠(場)數1(續)'!F37,'_水產加工廠(場)數1(續)'!F42)+SUM('_水產加工廠(場)數2(續)'!F12,'_水產加工廠(場)數2(續)'!F17,'_水產加工廠(場)數2(續)'!F22,'_水產加工廠(場)數2(續)'!F27,'_水產加工廠(場)數2(續)'!F32,'_水產加工廠(場)數2(續)'!F37,'_水產加工廠(場)數2(續)'!F42)+SUM('_水產加工廠(場)數3(續完)'!F12))" table:style-name="ce5">
            <text:p>19</text:p>
          </table:table-cell>
          <table:table-cell office:value-type="float" office:value="69" table:formula="msoxl:=IF(SUM(G22,G27,G32,G37,G42)+&#10;      SUM('_水產加工廠(場)數1(續)'!G12,'_水產加工廠(場)數1(續)'!G17,'_水產加工廠(場)數1(續)'!G22,'_水產加工廠(場)數1(續)'!G27,'_水產加工廠(場)數1(續)'!G32,'_水產加工廠(場)數1(續)'!G37,'_水產加工廠(場)數1(續)'!G42)+&#10;      SUM('_水產加工廠(場)數2(續)'!G12,'_水產加工廠(場)數2(續)'!G17,'_水產加工廠(場)數2(續)'!G22,'_水產加工廠(場)數2(續)'!G27,'_水產加工廠(場)數2(續)'!G32,'_水產加工廠(場)數2(續)'!G37,'_水產加工廠(場)數2(續)'!G42)+&#10;      SUM('_水產加工廠(場)數3(續完)'!G12)=0,&quot;-&quot;,SUM(G22,G27,G32,G37,G42)+SUM('_水產加工廠(場)數1(續)'!G12,'_水產加工廠(場)數1(續)'!G17,'_水產加工廠(場)數1(續)'!G22,'_水產加工廠(場)數1(續)'!G27,'_水產加工廠(場)數1(續)'!G32,'_水產加工廠(場)數1(續)'!G37,'_水產加工廠(場)數1(續)'!G42)+SUM('_水產加工廠(場)數2(續)'!G12,'_水產加工廠(場)數2(續)'!G17,'_水產加工廠(場)數2(續)'!G22,'_水產加工廠(場)數2(續)'!G27,'_水產加工廠(場)數2(續)'!G32,'_水產加工廠(場)數2(續)'!G37,'_水產加工廠(場)數2(續)'!G42)+SUM('_水產加工廠(場)數3(續完)'!G12))" table:style-name="ce5">
            <text:p>69</text:p>
          </table:table-cell>
          <table:table-cell office:value-type="string" office:string-value="-" table:formula="msoxl:=IF(SUM(H22,H27,H32,H37,H42)+&#10;      SUM('_水產加工廠(場)數1(續)'!H12,'_水產加工廠(場)數1(續)'!H17,'_水產加工廠(場)數1(續)'!H22,'_水產加工廠(場)數1(續)'!H27,'_水產加工廠(場)數1(續)'!H32,'_水產加工廠(場)數1(續)'!H37,'_水產加工廠(場)數1(續)'!H42)+&#10;      SUM('_水產加工廠(場)數2(續)'!H12,'_水產加工廠(場)數2(續)'!H17,'_水產加工廠(場)數2(續)'!H22,'_水產加工廠(場)數2(續)'!H27,'_水產加工廠(場)數2(續)'!H32,'_水產加工廠(場)數2(續)'!H37,'_水產加工廠(場)數2(續)'!H42)+&#10;      SUM('_水產加工廠(場)數3(續完)'!H12)=0,&quot;-&quot;,SUM(H22,H27,H32,H37,H42)+SUM('_水產加工廠(場)數1(續)'!H12,'_水產加工廠(場)數1(續)'!H17,'_水產加工廠(場)數1(續)'!H22,'_水產加工廠(場)數1(續)'!H27,'_水產加工廠(場)數1(續)'!H32,'_水產加工廠(場)數1(續)'!H37,'_水產加工廠(場)數1(續)'!H42)+SUM('_水產加工廠(場)數2(續)'!H12,'_水產加工廠(場)數2(續)'!H17,'_水產加工廠(場)數2(續)'!H22,'_水產加工廠(場)數2(續)'!H27,'_水產加工廠(場)數2(續)'!H32,'_水產加工廠(場)數2(續)'!H37,'_水產加工廠(場)數2(續)'!H42)+SUM('_水產加工廠(場)數3(續完)'!H12))" table:style-name="ce5">
            <text:p>-</text:p>
          </table:table-cell>
          <table:table-cell office:value-type="float" office:value="1" table:formula="msoxl:=IF(SUM(I22,I27,I32,I37,I42)+&#10;      SUM('_水產加工廠(場)數1(續)'!I12,'_水產加工廠(場)數1(續)'!I17,'_水產加工廠(場)數1(續)'!I22,'_水產加工廠(場)數1(續)'!I27,'_水產加工廠(場)數1(續)'!I32,'_水產加工廠(場)數1(續)'!I37,'_水產加工廠(場)數1(續)'!I42)+&#10;      SUM('_水產加工廠(場)數2(續)'!I12,'_水產加工廠(場)數2(續)'!I17,'_水產加工廠(場)數2(續)'!I22,'_水產加工廠(場)數2(續)'!I27,'_水產加工廠(場)數2(續)'!I32,'_水產加工廠(場)數2(續)'!I37,'_水產加工廠(場)數2(續)'!I42)+&#10;      SUM('_水產加工廠(場)數3(續完)'!I12)=0,&quot;-&quot;,SUM(I22,I27,I32,I37,I42)+SUM('_水產加工廠(場)數1(續)'!I12,'_水產加工廠(場)數1(續)'!I17,'_水產加工廠(場)數1(續)'!I22,'_水產加工廠(場)數1(續)'!I27,'_水產加工廠(場)數1(續)'!I32,'_水產加工廠(場)數1(續)'!I37,'_水產加工廠(場)數1(續)'!I42)+SUM('_水產加工廠(場)數2(續)'!I12,'_水產加工廠(場)數2(續)'!I17,'_水產加工廠(場)數2(續)'!I22,'_水產加工廠(場)數2(續)'!I27,'_水產加工廠(場)數2(續)'!I32,'_水產加工廠(場)數2(續)'!I37,'_水產加工廠(場)數2(續)'!I42)+SUM('_水產加工廠(場)數3(續完)'!I12))" table:style-name="ce5">
            <text:p>1</text:p>
          </table:table-cell>
          <table:table-cell office:value-type="string" office:string-value="-" table:formula="msoxl:=IF(SUM(J22,J27,J32,J37,J42)+&#10;      SUM('_水產加工廠(場)數1(續)'!J12,'_水產加工廠(場)數1(續)'!J17,'_水產加工廠(場)數1(續)'!J22,'_水產加工廠(場)數1(續)'!J27,'_水產加工廠(場)數1(續)'!J32,'_水產加工廠(場)數1(續)'!J37,'_水產加工廠(場)數1(續)'!J42)+&#10;      SUM('_水產加工廠(場)數2(續)'!J12,'_水產加工廠(場)數2(續)'!J17,'_水產加工廠(場)數2(續)'!J22,'_水產加工廠(場)數2(續)'!J27,'_水產加工廠(場)數2(續)'!J32,'_水產加工廠(場)數2(續)'!J37,'_水產加工廠(場)數2(續)'!J42)+&#10;      SUM('_水產加工廠(場)數3(續完)'!J12)=0,&quot;-&quot;,SUM(J22,J27,J32,J37,J42)+SUM('_水產加工廠(場)數1(續)'!J12,'_水產加工廠(場)數1(續)'!J17,'_水產加工廠(場)數1(續)'!J22,'_水產加工廠(場)數1(續)'!J27,'_水產加工廠(場)數1(續)'!J32,'_水產加工廠(場)數1(續)'!J37,'_水產加工廠(場)數1(續)'!J42)+SUM('_水產加工廠(場)數2(續)'!J12,'_水產加工廠(場)數2(續)'!J17,'_水產加工廠(場)數2(續)'!J22,'_水產加工廠(場)數2(續)'!J27,'_水產加工廠(場)數2(續)'!J32,'_水產加工廠(場)數2(續)'!J37,'_水產加工廠(場)數2(續)'!J42)+SUM('_水產加工廠(場)數3(續完)'!J12))" table:style-name="ce5">
            <text:p>-</text:p>
          </table:table-cell>
          <table:table-cell office:value-type="string" office:string-value="-" table:formula="msoxl:=IF(SUM(K22,K27,K32,K37,K42)+&#10;      SUM('_水產加工廠(場)數1(續)'!K12,'_水產加工廠(場)數1(續)'!K17,'_水產加工廠(場)數1(續)'!K22,'_水產加工廠(場)數1(續)'!K27,'_水產加工廠(場)數1(續)'!K32,'_水產加工廠(場)數1(續)'!K37,'_水產加工廠(場)數1(續)'!K42)+&#10;      SUM('_水產加工廠(場)數2(續)'!K12,'_水產加工廠(場)數2(續)'!K17,'_水產加工廠(場)數2(續)'!K22,'_水產加工廠(場)數2(續)'!K27,'_水產加工廠(場)數2(續)'!K32,'_水產加工廠(場)數2(續)'!K37,'_水產加工廠(場)數2(續)'!K42)+&#10;      SUM('_水產加工廠(場)數3(續完)'!K12)=0,&quot;-&quot;,SUM(K22,K27,K32,K37,K42)+SUM('_水產加工廠(場)數1(續)'!K12,'_水產加工廠(場)數1(續)'!K17,'_水產加工廠(場)數1(續)'!K22,'_水產加工廠(場)數1(續)'!K27,'_水產加工廠(場)數1(續)'!K32,'_水產加工廠(場)數1(續)'!K37,'_水產加工廠(場)數1(續)'!K42)+SUM('_水產加工廠(場)數2(續)'!K12,'_水產加工廠(場)數2(續)'!K17,'_水產加工廠(場)數2(續)'!K22,'_水產加工廠(場)數2(續)'!K27,'_水產加工廠(場)數2(續)'!K32,'_水產加工廠(場)數2(續)'!K37,'_水產加工廠(場)數2(續)'!K42)+SUM('_水產加工廠(場)數3(續完)'!K12))" table:style-name="ce5">
            <text:p>-</text:p>
          </table:table-cell>
          <table:table-cell office:value-type="string" office:string-value="-" table:formula="msoxl:=IF(SUM(L22,L27,L32,L37,L42)+&#10;      SUM('_水產加工廠(場)數1(續)'!L12,'_水產加工廠(場)數1(續)'!L17,'_水產加工廠(場)數1(續)'!L22,'_水產加工廠(場)數1(續)'!L27,'_水產加工廠(場)數1(續)'!L32,'_水產加工廠(場)數1(續)'!L37,'_水產加工廠(場)數1(續)'!L42)+&#10;      SUM('_水產加工廠(場)數2(續)'!L12,'_水產加工廠(場)數2(續)'!L17,'_水產加工廠(場)數2(續)'!L22,'_水產加工廠(場)數2(續)'!L27,'_水產加工廠(場)數2(續)'!L32,'_水產加工廠(場)數2(續)'!L37,'_水產加工廠(場)數2(續)'!L42)+&#10;      SUM('_水產加工廠(場)數3(續完)'!L12)=0,&quot;-&quot;,SUM(L22,L27,L32,L37,L42)+SUM('_水產加工廠(場)數1(續)'!L12,'_水產加工廠(場)數1(續)'!L17,'_水產加工廠(場)數1(續)'!L22,'_水產加工廠(場)數1(續)'!L27,'_水產加工廠(場)數1(續)'!L32,'_水產加工廠(場)數1(續)'!L37,'_水產加工廠(場)數1(續)'!L42)+SUM('_水產加工廠(場)數2(續)'!L12,'_水產加工廠(場)數2(續)'!L17,'_水產加工廠(場)數2(續)'!L22,'_水產加工廠(場)數2(續)'!L27,'_水產加工廠(場)數2(續)'!L32,'_水產加工廠(場)數2(續)'!L37,'_水產加工廠(場)數2(續)'!L42)+SUM('_水產加工廠(場)數3(續完)'!L12))" table:style-name="ce5">
            <text:p>-</text:p>
          </table:table-cell>
          <table:table-cell office:value-type="float" office:value="6" table:formula="msoxl:=IF(SUM(M22,M27,M32,M37,M42)+&#10;      SUM('_水產加工廠(場)數1(續)'!M12,'_水產加工廠(場)數1(續)'!M17,'_水產加工廠(場)數1(續)'!M22,'_水產加工廠(場)數1(續)'!M27,'_水產加工廠(場)數1(續)'!M32,'_水產加工廠(場)數1(續)'!M37,'_水產加工廠(場)數1(續)'!M42)+&#10;      SUM('_水產加工廠(場)數2(續)'!M12,'_水產加工廠(場)數2(續)'!M17,'_水產加工廠(場)數2(續)'!M22,'_水產加工廠(場)數2(續)'!M27,'_水產加工廠(場)數2(續)'!M32,'_水產加工廠(場)數2(續)'!M37,'_水產加工廠(場)數2(續)'!M42)+&#10;      SUM('_水產加工廠(場)數3(續完)'!M12)=0,&quot;-&quot;,SUM(M22,M27,M32,M37,M42)+SUM('_水產加工廠(場)數1(續)'!M12,'_水產加工廠(場)數1(續)'!M17,'_水產加工廠(場)數1(續)'!M22,'_水產加工廠(場)數1(續)'!M27,'_水產加工廠(場)數1(續)'!M32,'_水產加工廠(場)數1(續)'!M37,'_水產加工廠(場)數1(續)'!M42)+SUM('_水產加工廠(場)數2(續)'!M12,'_水產加工廠(場)數2(續)'!M17,'_水產加工廠(場)數2(續)'!M22,'_水產加工廠(場)數2(續)'!M27,'_水產加工廠(場)數2(續)'!M32,'_水產加工廠(場)數2(續)'!M37,'_水產加工廠(場)數2(續)'!M42)+SUM('_水產加工廠(場)數3(續完)'!M12))" table:style-name="ce5">
            <text:p>6</text:p>
          </table:table-cell>
          <table:table-cell office:value-type="float" office:value="1" table:formula="msoxl:=IF(SUM(N22,N27,N32,N37,N42)+&#10;      SUM('_水產加工廠(場)數1(續)'!N12,'_水產加工廠(場)數1(續)'!N17,'_水產加工廠(場)數1(續)'!N22,'_水產加工廠(場)數1(續)'!N27,'_水產加工廠(場)數1(續)'!N32,'_水產加工廠(場)數1(續)'!N37,'_水產加工廠(場)數1(續)'!N42)+&#10;      SUM('_水產加工廠(場)數2(續)'!N12,'_水產加工廠(場)數2(續)'!N17,'_水產加工廠(場)數2(續)'!N22,'_水產加工廠(場)數2(續)'!N27,'_水產加工廠(場)數2(續)'!N32,'_水產加工廠(場)數2(續)'!N37,'_水產加工廠(場)數2(續)'!N42)+&#10;      SUM('_水產加工廠(場)數3(續完)'!N12)=0,&quot;-&quot;,SUM(N22,N27,N32,N37,N42)+SUM('_水產加工廠(場)數1(續)'!N12,'_水產加工廠(場)數1(續)'!N17,'_水產加工廠(場)數1(續)'!N22,'_水產加工廠(場)數1(續)'!N27,'_水產加工廠(場)數1(續)'!N32,'_水產加工廠(場)數1(續)'!N37,'_水產加工廠(場)數1(續)'!N42)+SUM('_水產加工廠(場)數2(續)'!N12,'_水產加工廠(場)數2(續)'!N17,'_水產加工廠(場)數2(續)'!N22,'_水產加工廠(場)數2(續)'!N27,'_水產加工廠(場)數2(續)'!N32,'_水產加工廠(場)數2(續)'!N37,'_水產加工廠(場)數2(續)'!N42)+SUM('_水產加工廠(場)數3(續完)'!N12))" table:style-name="ce5">
            <text:p>1</text:p>
          </table:table-cell>
          <table:table-cell office:value-type="string" office:string-value="-" table:formula="msoxl:=IF(SUM(O22,O27,O32,O37,O42)+&#10;      SUM('_水產加工廠(場)數1(續)'!O12,'_水產加工廠(場)數1(續)'!O17,'_水產加工廠(場)數1(續)'!O22,'_水產加工廠(場)數1(續)'!O27,'_水產加工廠(場)數1(續)'!O32,'_水產加工廠(場)數1(續)'!O37,'_水產加工廠(場)數1(續)'!O42)+&#10;      SUM('_水產加工廠(場)數2(續)'!O12,'_水產加工廠(場)數2(續)'!O17,'_水產加工廠(場)數2(續)'!O22,'_水產加工廠(場)數2(續)'!O27,'_水產加工廠(場)數2(續)'!O32,'_水產加工廠(場)數2(續)'!O37,'_水產加工廠(場)數2(續)'!O42)+&#10;      SUM('_水產加工廠(場)數3(續完)'!O12)=0,&quot;-&quot;,SUM(O22,O27,O32,O37,O42)+SUM('_水產加工廠(場)數1(續)'!O12,'_水產加工廠(場)數1(續)'!O17,'_水產加工廠(場)數1(續)'!O22,'_水產加工廠(場)數1(續)'!O27,'_水產加工廠(場)數1(續)'!O32,'_水產加工廠(場)數1(續)'!O37,'_水產加工廠(場)數1(續)'!O42)+SUM('_水產加工廠(場)數2(續)'!O12,'_水產加工廠(場)數2(續)'!O17,'_水產加工廠(場)數2(續)'!O22,'_水產加工廠(場)數2(續)'!O27,'_水產加工廠(場)數2(續)'!O32,'_水產加工廠(場)數2(續)'!O37,'_水產加工廠(場)數2(續)'!O42)+SUM('_水產加工廠(場)數3(續完)'!O12))" table:style-name="ce5">
            <text:p>-</text:p>
          </table:table-cell>
          <table:table-cell office:value-type="float" office:value="1" table:formula="msoxl:=IF(SUM(P22,P27,P32,P37,P42)+&#10;      SUM('_水產加工廠(場)數1(續)'!P12,'_水產加工廠(場)數1(續)'!P17,'_水產加工廠(場)數1(續)'!P22,'_水產加工廠(場)數1(續)'!P27,'_水產加工廠(場)數1(續)'!P32,'_水產加工廠(場)數1(續)'!P37,'_水產加工廠(場)數1(續)'!P42)+&#10;      SUM('_水產加工廠(場)數2(續)'!P12,'_水產加工廠(場)數2(續)'!P17,'_水產加工廠(場)數2(續)'!P22,'_水產加工廠(場)數2(續)'!P27,'_水產加工廠(場)數2(續)'!P32,'_水產加工廠(場)數2(續)'!P37,'_水產加工廠(場)數2(續)'!P42)+&#10;      SUM('_水產加工廠(場)數3(續完)'!P12)=0,&quot;-&quot;,SUM(P22,P27,P32,P37,P42)+SUM('_水產加工廠(場)數1(續)'!P12,'_水產加工廠(場)數1(續)'!P17,'_水產加工廠(場)數1(續)'!P22,'_水產加工廠(場)數1(續)'!P27,'_水產加工廠(場)數1(續)'!P32,'_水產加工廠(場)數1(續)'!P37,'_水產加工廠(場)數1(續)'!P42)+SUM('_水產加工廠(場)數2(續)'!P12,'_水產加工廠(場)數2(續)'!P17,'_水產加工廠(場)數2(續)'!P22,'_水產加工廠(場)數2(續)'!P27,'_水產加工廠(場)數2(續)'!P32,'_水產加工廠(場)數2(續)'!P37,'_水產加工廠(場)數2(續)'!P42)+SUM('_水產加工廠(場)數3(續完)'!P12))" table:style-name="ce5">
            <text:p>1</text:p>
          </table:table-cell>
          <table:table-cell office:value-type="string" office:string-value="-" table:formula="msoxl:=IF(SUM(Q22,Q27,Q32,Q37,Q42)+&#10;      SUM('_水產加工廠(場)數1(續)'!Q12,'_水產加工廠(場)數1(續)'!Q17,'_水產加工廠(場)數1(續)'!Q22,'_水產加工廠(場)數1(續)'!Q27,'_水產加工廠(場)數1(續)'!Q32,'_水產加工廠(場)數1(續)'!Q37,'_水產加工廠(場)數1(續)'!Q42)+&#10;      SUM('_水產加工廠(場)數2(續)'!Q12,'_水產加工廠(場)數2(續)'!Q17,'_水產加工廠(場)數2(續)'!Q22,'_水產加工廠(場)數2(續)'!Q27,'_水產加工廠(場)數2(續)'!Q32,'_水產加工廠(場)數2(續)'!Q37,'_水產加工廠(場)數2(續)'!Q42)+&#10;      SUM('_水產加工廠(場)數3(續完)'!Q12)=0,&quot;-&quot;,SUM(Q22,Q27,Q32,Q37,Q42)+SUM('_水產加工廠(場)數1(續)'!Q12,'_水產加工廠(場)數1(續)'!Q17,'_水產加工廠(場)數1(續)'!Q22,'_水產加工廠(場)數1(續)'!Q27,'_水產加工廠(場)數1(續)'!Q32,'_水產加工廠(場)數1(續)'!Q37,'_水產加工廠(場)數1(續)'!Q42)+SUM('_水產加工廠(場)數2(續)'!Q12,'_水產加工廠(場)數2(續)'!Q17,'_水產加工廠(場)數2(續)'!Q22,'_水產加工廠(場)數2(續)'!Q27,'_水產加工廠(場)數2(續)'!Q32,'_水產加工廠(場)數2(續)'!Q37,'_水產加工廠(場)數2(續)'!Q42)+SUM('_水產加工廠(場)數3(續完)'!Q12))" table:style-name="ce5">
            <text:p>-</text:p>
          </table:table-cell>
          <table:table-cell office:value-type="string" office:string-value="-" table:formula="msoxl:=IF(SUM(R22,R27,R32,R37,R42)+&#10;      SUM('_水產加工廠(場)數1(續)'!R12,'_水產加工廠(場)數1(續)'!R17,'_水產加工廠(場)數1(續)'!R22,'_水產加工廠(場)數1(續)'!R27,'_水產加工廠(場)數1(續)'!R32,'_水產加工廠(場)數1(續)'!R37,'_水產加工廠(場)數1(續)'!R42)+&#10;      SUM('_水產加工廠(場)數2(續)'!R12,'_水產加工廠(場)數2(續)'!R17,'_水產加工廠(場)數2(續)'!R22,'_水產加工廠(場)數2(續)'!R27,'_水產加工廠(場)數2(續)'!R32,'_水產加工廠(場)數2(續)'!R37,'_水產加工廠(場)數2(續)'!R42)+&#10;      SUM('_水產加工廠(場)數3(續完)'!R12)=0,&quot;-&quot;,SUM(R22,R27,R32,R37,R42)+SUM('_水產加工廠(場)數1(續)'!R12,'_水產加工廠(場)數1(續)'!R17,'_水產加工廠(場)數1(續)'!R22,'_水產加工廠(場)數1(續)'!R27,'_水產加工廠(場)數1(續)'!R32,'_水產加工廠(場)數1(續)'!R37,'_水產加工廠(場)數1(續)'!R42)+SUM('_水產加工廠(場)數2(續)'!R12,'_水產加工廠(場)數2(續)'!R17,'_水產加工廠(場)數2(續)'!R22,'_水產加工廠(場)數2(續)'!R27,'_水產加工廠(場)數2(續)'!R32,'_水產加工廠(場)數2(續)'!R37,'_水產加工廠(場)數2(續)'!R42)+SUM('_水產加工廠(場)數3(續完)'!R12))" table:style-name="ce5">
            <text:p>-</text:p>
          </table:table-cell>
          <table:table-cell office:value-type="string" office:string-value="-" table:formula="msoxl:=IF(SUM(S22,S27,S32,S37,S42)+&#10;      SUM('_水產加工廠(場)數1(續)'!S12,'_水產加工廠(場)數1(續)'!S17,'_水產加工廠(場)數1(續)'!S22,'_水產加工廠(場)數1(續)'!S27,'_水產加工廠(場)數1(續)'!S32,'_水產加工廠(場)數1(續)'!S37,'_水產加工廠(場)數1(續)'!S42)+&#10;      SUM('_水產加工廠(場)數2(續)'!S12,'_水產加工廠(場)數2(續)'!S17,'_水產加工廠(場)數2(續)'!S22,'_水產加工廠(場)數2(續)'!S27,'_水產加工廠(場)數2(續)'!S32,'_水產加工廠(場)數2(續)'!S37,'_水產加工廠(場)數2(續)'!S42)+&#10;      SUM('_水產加工廠(場)數3(續完)'!S12)=0,&quot;-&quot;,SUM(S22,S27,S32,S37,S42)+SUM('_水產加工廠(場)數1(續)'!S12,'_水產加工廠(場)數1(續)'!S17,'_水產加工廠(場)數1(續)'!S22,'_水產加工廠(場)數1(續)'!S27,'_水產加工廠(場)數1(續)'!S32,'_水產加工廠(場)數1(續)'!S37,'_水產加工廠(場)數1(續)'!S42)+SUM('_水產加工廠(場)數2(續)'!S12,'_水產加工廠(場)數2(續)'!S17,'_水產加工廠(場)數2(續)'!S22,'_水產加工廠(場)數2(續)'!S27,'_水產加工廠(場)數2(續)'!S32,'_水產加工廠(場)數2(續)'!S37,'_水產加工廠(場)數2(續)'!S42)+SUM('_水產加工廠(場)數3(續完)'!S12))" table:style-name="ce5">
            <text:p>-</text:p>
          </table:table-cell>
          <table:table-cell office:value-type="string" office:string-value="-" table:formula="msoxl:=IF(SUM(T22,T27,T32,T37,T42)+&#10;      SUM('_水產加工廠(場)數1(續)'!T12,'_水產加工廠(場)數1(續)'!T17,'_水產加工廠(場)數1(續)'!T22,'_水產加工廠(場)數1(續)'!T27,'_水產加工廠(場)數1(續)'!T32,'_水產加工廠(場)數1(續)'!T37,'_水產加工廠(場)數1(續)'!T42)+&#10;      SUM('_水產加工廠(場)數2(續)'!T12,'_水產加工廠(場)數2(續)'!T17,'_水產加工廠(場)數2(續)'!T22,'_水產加工廠(場)數2(續)'!T27,'_水產加工廠(場)數2(續)'!T32,'_水產加工廠(場)數2(續)'!T37,'_水產加工廠(場)數2(續)'!T42)+&#10;      SUM('_水產加工廠(場)數3(續完)'!T12)=0,&quot;-&quot;,SUM(T22,T27,T32,T37,T42)+SUM('_水產加工廠(場)數1(續)'!T12,'_水產加工廠(場)數1(續)'!T17,'_水產加工廠(場)數1(續)'!T22,'_水產加工廠(場)數1(續)'!T27,'_水產加工廠(場)數1(續)'!T32,'_水產加工廠(場)數1(續)'!T37,'_水產加工廠(場)數1(續)'!T42)+SUM('_水產加工廠(場)數2(續)'!T12,'_水產加工廠(場)數2(續)'!T17,'_水產加工廠(場)數2(續)'!T22,'_水產加工廠(場)數2(續)'!T27,'_水產加工廠(場)數2(續)'!T32,'_水產加工廠(場)數2(續)'!T37,'_水產加工廠(場)數2(續)'!T42)+SUM('_水產加工廠(場)數3(續完)'!T12))" table:style-name="ce5">
            <text:p>-</text:p>
          </table:table-cell>
          <table:table-cell office:value-type="string" office:string-value="-" table:formula="msoxl:=IF(SUM(U22,U27,U32,U37,U42)+&#10;      SUM('_水產加工廠(場)數1(續)'!U12,'_水產加工廠(場)數1(續)'!U17,'_水產加工廠(場)數1(續)'!U22,'_水產加工廠(場)數1(續)'!U27,'_水產加工廠(場)數1(續)'!U32,'_水產加工廠(場)數1(續)'!U37,'_水產加工廠(場)數1(續)'!U42)+&#10;      SUM('_水產加工廠(場)數2(續)'!U12,'_水產加工廠(場)數2(續)'!U17,'_水產加工廠(場)數2(續)'!U22,'_水產加工廠(場)數2(續)'!U27,'_水產加工廠(場)數2(續)'!U32,'_水產加工廠(場)數2(續)'!U37,'_水產加工廠(場)數2(續)'!U42)+&#10;      SUM('_水產加工廠(場)數3(續完)'!U12)=0,&quot;-&quot;,SUM(U22,U27,U32,U37,U42)+SUM('_水產加工廠(場)數1(續)'!U12,'_水產加工廠(場)數1(續)'!U17,'_水產加工廠(場)數1(續)'!U22,'_水產加工廠(場)數1(續)'!U27,'_水產加工廠(場)數1(續)'!U32,'_水產加工廠(場)數1(續)'!U37,'_水產加工廠(場)數1(續)'!U42)+SUM('_水產加工廠(場)數2(續)'!U12,'_水產加工廠(場)數2(續)'!U17,'_水產加工廠(場)數2(續)'!U22,'_水產加工廠(場)數2(續)'!U27,'_水產加工廠(場)數2(續)'!U32,'_水產加工廠(場)數2(續)'!U37,'_水產加工廠(場)數2(續)'!U42)+SUM('_水產加工廠(場)數3(續完)'!U12))" table:style-name="ce5">
            <text:p>-</text:p>
          </table:table-cell>
          <table:table-cell office:value-type="string" office:string-value="-" table:formula="msoxl:=IF(SUM(V22,V27,V32,V37,V42)+&#10;      SUM('_水產加工廠(場)數1(續)'!V12,'_水產加工廠(場)數1(續)'!V17,'_水產加工廠(場)數1(續)'!V22,'_水產加工廠(場)數1(續)'!V27,'_水產加工廠(場)數1(續)'!V32,'_水產加工廠(場)數1(續)'!V37,'_水產加工廠(場)數1(續)'!V42)+&#10;      SUM('_水產加工廠(場)數2(續)'!V12,'_水產加工廠(場)數2(續)'!V17,'_水產加工廠(場)數2(續)'!V22,'_水產加工廠(場)數2(續)'!V27,'_水產加工廠(場)數2(續)'!V32,'_水產加工廠(場)數2(續)'!V37,'_水產加工廠(場)數2(續)'!V42)+&#10;      SUM('_水產加工廠(場)數3(續完)'!V12)=0,&quot;-&quot;,SUM(V22,V27,V32,V37,V42)+SUM('_水產加工廠(場)數1(續)'!V12,'_水產加工廠(場)數1(續)'!V17,'_水產加工廠(場)數1(續)'!V22,'_水產加工廠(場)數1(續)'!V27,'_水產加工廠(場)數1(續)'!V32,'_水產加工廠(場)數1(續)'!V37,'_水產加工廠(場)數1(續)'!V42)+SUM('_水產加工廠(場)數2(續)'!V12,'_水產加工廠(場)數2(續)'!V17,'_水產加工廠(場)數2(續)'!V22,'_水產加工廠(場)數2(續)'!V27,'_水產加工廠(場)數2(續)'!V32,'_水產加工廠(場)數2(續)'!V37,'_水產加工廠(場)數2(續)'!V42)+SUM('_水產加工廠(場)數3(續完)'!V12))" table:style-name="ce5">
            <text:p>-</text:p>
          </table:table-cell>
          <table:table-cell office:value-type="string" office:string-value="-" table:formula="msoxl:=IF(SUM(W22,W27,W32,W37,W42)+&#10;      SUM('_水產加工廠(場)數1(續)'!W12,'_水產加工廠(場)數1(續)'!W17,'_水產加工廠(場)數1(續)'!W22,'_水產加工廠(場)數1(續)'!W27,'_水產加工廠(場)數1(續)'!W32,'_水產加工廠(場)數1(續)'!W37,'_水產加工廠(場)數1(續)'!W42)+&#10;      SUM('_水產加工廠(場)數2(續)'!W12,'_水產加工廠(場)數2(續)'!W17,'_水產加工廠(場)數2(續)'!W22,'_水產加工廠(場)數2(續)'!W27,'_水產加工廠(場)數2(續)'!W32,'_水產加工廠(場)數2(續)'!W37,'_水產加工廠(場)數2(續)'!W42)+&#10;      SUM('_水產加工廠(場)數3(續完)'!W12)=0,&quot;-&quot;,SUM(W22,W27,W32,W37,W42)+SUM('_水產加工廠(場)數1(續)'!W12,'_水產加工廠(場)數1(續)'!W17,'_水產加工廠(場)數1(續)'!W22,'_水產加工廠(場)數1(續)'!W27,'_水產加工廠(場)數1(續)'!W32,'_水產加工廠(場)數1(續)'!W37,'_水產加工廠(場)數1(續)'!W42)+SUM('_水產加工廠(場)數2(續)'!W12,'_水產加工廠(場)數2(續)'!W17,'_水產加工廠(場)數2(續)'!W22,'_水產加工廠(場)數2(續)'!W27,'_水產加工廠(場)數2(續)'!W32,'_水產加工廠(場)數2(續)'!W37,'_水產加工廠(場)數2(續)'!W42)+SUM('_水產加工廠(場)數3(續完)'!W12))" table:style-name="ce5">
            <text:p>-</text:p>
          </table:table-cell>
          <table:table-cell office:value-type="string" office:string-value="-" table:formula="msoxl:=IF(SUM(X22,X27,X32,X37,X42)+&#10;      SUM('_水產加工廠(場)數1(續)'!X12,'_水產加工廠(場)數1(續)'!X17,'_水產加工廠(場)數1(續)'!X22,'_水產加工廠(場)數1(續)'!X27,'_水產加工廠(場)數1(續)'!X32,'_水產加工廠(場)數1(續)'!X37,'_水產加工廠(場)數1(續)'!X42)+&#10;      SUM('_水產加工廠(場)數2(續)'!X12,'_水產加工廠(場)數2(續)'!X17,'_水產加工廠(場)數2(續)'!X22,'_水產加工廠(場)數2(續)'!X27,'_水產加工廠(場)數2(續)'!X32,'_水產加工廠(場)數2(續)'!X37,'_水產加工廠(場)數2(續)'!X42)+&#10;      SUM('_水產加工廠(場)數3(續完)'!X12)=0,&quot;-&quot;,SUM(X22,X27,X32,X37,X42)+SUM('_水產加工廠(場)數1(續)'!X12,'_水產加工廠(場)數1(續)'!X17,'_水產加工廠(場)數1(續)'!X22,'_水產加工廠(場)數1(續)'!X27,'_水產加工廠(場)數1(續)'!X32,'_水產加工廠(場)數1(續)'!X37,'_水產加工廠(場)數1(續)'!X42)+SUM('_水產加工廠(場)數2(續)'!X12,'_水產加工廠(場)數2(續)'!X17,'_水產加工廠(場)數2(續)'!X22,'_水產加工廠(場)數2(續)'!X27,'_水產加工廠(場)數2(續)'!X32,'_水產加工廠(場)數2(續)'!X37,'_水產加工廠(場)數2(續)'!X42)+SUM('_水產加工廠(場)數3(續完)'!X12))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float" office:value="37" table:formula="msoxl:=IF(SUM(E18,Q18)=0,&quot;-&quot;,SUM(E18,Q18))" table:style-name="ce5">
            <text:p>37</text:p>
          </table:table-cell>
          <table:table-cell office:value-type="float" office:value="37" table:formula="msoxl:=IF(SUM(F18:P18)=0,&quot;-&quot;,SUM(F18:P18))" table:style-name="ce5">
            <text:p>37</text:p>
          </table:table-cell>
          <table:table-cell office:value-type="float" office:value="3" table:formula="msoxl:=IF(SUM(F23,F28,F33,F38,F43)+&#10;      SUM('_水產加工廠(場)數1(續)'!F13,'_水產加工廠(場)數1(續)'!F18,'_水產加工廠(場)數1(續)'!F23,'_水產加工廠(場)數1(續)'!F28,'_水產加工廠(場)數1(續)'!F33,'_水產加工廠(場)數1(續)'!F38,'_水產加工廠(場)數1(續)'!F43)+&#10;      SUM('_水產加工廠(場)數2(續)'!F13,'_水產加工廠(場)數2(續)'!F18,'_水產加工廠(場)數2(續)'!F23,'_水產加工廠(場)數2(續)'!F28,'_水產加工廠(場)數2(續)'!F33,'_水產加工廠(場)數2(續)'!F38,'_水產加工廠(場)數2(續)'!F43)+&#10;      SUM('_水產加工廠(場)數3(續完)'!F13)=0,&quot;-&quot;,SUM(F23,F28,F33,F38,F43)+SUM('_水產加工廠(場)數1(續)'!F13,'_水產加工廠(場)數1(續)'!F18,'_水產加工廠(場)數1(續)'!F23,'_水產加工廠(場)數1(續)'!F28,'_水產加工廠(場)數1(續)'!F33,'_水產加工廠(場)數1(續)'!F38,'_水產加工廠(場)數1(續)'!F43)+SUM('_水產加工廠(場)數2(續)'!F13,'_水產加工廠(場)數2(續)'!F18,'_水產加工廠(場)數2(續)'!F23,'_水產加工廠(場)數2(續)'!F28,'_水產加工廠(場)數2(續)'!F33,'_水產加工廠(場)數2(續)'!F38,'_水產加工廠(場)數2(續)'!F43)+SUM('_水產加工廠(場)數3(續完)'!F13))" table:style-name="ce5">
            <text:p>3</text:p>
          </table:table-cell>
          <table:table-cell office:value-type="float" office:value="19" table:formula="msoxl:=IF(SUM(G23,G28,G33,G38,G43)+&#10;      SUM('_水產加工廠(場)數1(續)'!G13,'_水產加工廠(場)數1(續)'!G18,'_水產加工廠(場)數1(續)'!G23,'_水產加工廠(場)數1(續)'!G28,'_水產加工廠(場)數1(續)'!G33,'_水產加工廠(場)數1(續)'!G38,'_水產加工廠(場)數1(續)'!G43)+&#10;      SUM('_水產加工廠(場)數2(續)'!G13,'_水產加工廠(場)數2(續)'!G18,'_水產加工廠(場)數2(續)'!G23,'_水產加工廠(場)數2(續)'!G28,'_水產加工廠(場)數2(續)'!G33,'_水產加工廠(場)數2(續)'!G38,'_水產加工廠(場)數2(續)'!G43)+&#10;      SUM('_水產加工廠(場)數3(續完)'!G13)=0,&quot;-&quot;,SUM(G23,G28,G33,G38,G43)+SUM('_水產加工廠(場)數1(續)'!G13,'_水產加工廠(場)數1(續)'!G18,'_水產加工廠(場)數1(續)'!G23,'_水產加工廠(場)數1(續)'!G28,'_水產加工廠(場)數1(續)'!G33,'_水產加工廠(場)數1(續)'!G38,'_水產加工廠(場)數1(續)'!G43)+SUM('_水產加工廠(場)數2(續)'!G13,'_水產加工廠(場)數2(續)'!G18,'_水產加工廠(場)數2(續)'!G23,'_水產加工廠(場)數2(續)'!G28,'_水產加工廠(場)數2(續)'!G33,'_水產加工廠(場)數2(續)'!G38,'_水產加工廠(場)數2(續)'!G43)+SUM('_水產加工廠(場)數3(續完)'!G13))" table:style-name="ce5">
            <text:p>19</text:p>
          </table:table-cell>
          <table:table-cell office:value-type="float" office:value="1" table:formula="msoxl:=IF(SUM(H23,H28,H33,H38,H43)+&#10;      SUM('_水產加工廠(場)數1(續)'!H13,'_水產加工廠(場)數1(續)'!H18,'_水產加工廠(場)數1(續)'!H23,'_水產加工廠(場)數1(續)'!H28,'_水產加工廠(場)數1(續)'!H33,'_水產加工廠(場)數1(續)'!H38,'_水產加工廠(場)數1(續)'!H43)+&#10;      SUM('_水產加工廠(場)數2(續)'!H13,'_水產加工廠(場)數2(續)'!H18,'_水產加工廠(場)數2(續)'!H23,'_水產加工廠(場)數2(續)'!H28,'_水產加工廠(場)數2(續)'!H33,'_水產加工廠(場)數2(續)'!H38,'_水產加工廠(場)數2(續)'!H43)+&#10;      SUM('_水產加工廠(場)數3(續完)'!H13)=0,&quot;-&quot;,SUM(H23,H28,H33,H38,H43)+SUM('_水產加工廠(場)數1(續)'!H13,'_水產加工廠(場)數1(續)'!H18,'_水產加工廠(場)數1(續)'!H23,'_水產加工廠(場)數1(續)'!H28,'_水產加工廠(場)數1(續)'!H33,'_水產加工廠(場)數1(續)'!H38,'_水產加工廠(場)數1(續)'!H43)+SUM('_水產加工廠(場)數2(續)'!H13,'_水產加工廠(場)數2(續)'!H18,'_水產加工廠(場)數2(續)'!H23,'_水產加工廠(場)數2(續)'!H28,'_水產加工廠(場)數2(續)'!H33,'_水產加工廠(場)數2(續)'!H38,'_水產加工廠(場)數2(續)'!H43)+SUM('_水產加工廠(場)數3(續完)'!H13))" table:style-name="ce5">
            <text:p>1</text:p>
          </table:table-cell>
          <table:table-cell office:value-type="float" office:value="6" table:formula="msoxl:=IF(SUM(I23,I28,I33,I38,I43)+&#10;      SUM('_水產加工廠(場)數1(續)'!I13,'_水產加工廠(場)數1(續)'!I18,'_水產加工廠(場)數1(續)'!I23,'_水產加工廠(場)數1(續)'!I28,'_水產加工廠(場)數1(續)'!I33,'_水產加工廠(場)數1(續)'!I38,'_水產加工廠(場)數1(續)'!I43)+&#10;      SUM('_水產加工廠(場)數2(續)'!I13,'_水產加工廠(場)數2(續)'!I18,'_水產加工廠(場)數2(續)'!I23,'_水產加工廠(場)數2(續)'!I28,'_水產加工廠(場)數2(續)'!I33,'_水產加工廠(場)數2(續)'!I38,'_水產加工廠(場)數2(續)'!I43)+&#10;      SUM('_水產加工廠(場)數3(續完)'!I13)=0,&quot;-&quot;,SUM(I23,I28,I33,I38,I43)+SUM('_水產加工廠(場)數1(續)'!I13,'_水產加工廠(場)數1(續)'!I18,'_水產加工廠(場)數1(續)'!I23,'_水產加工廠(場)數1(續)'!I28,'_水產加工廠(場)數1(續)'!I33,'_水產加工廠(場)數1(續)'!I38,'_水產加工廠(場)數1(續)'!I43)+SUM('_水產加工廠(場)數2(續)'!I13,'_水產加工廠(場)數2(續)'!I18,'_水產加工廠(場)數2(續)'!I23,'_水產加工廠(場)數2(續)'!I28,'_水產加工廠(場)數2(續)'!I33,'_水產加工廠(場)數2(續)'!I38,'_水產加工廠(場)數2(續)'!I43)+SUM('_水產加工廠(場)數3(續完)'!I13))" table:style-name="ce5">
            <text:p>6</text:p>
          </table:table-cell>
          <table:table-cell office:value-type="float" office:value="4" table:formula="msoxl:=IF(SUM(J23,J28,J33,J38,J43)+&#10;      SUM('_水產加工廠(場)數1(續)'!J13,'_水產加工廠(場)數1(續)'!J18,'_水產加工廠(場)數1(續)'!J23,'_水產加工廠(場)數1(續)'!J28,'_水產加工廠(場)數1(續)'!J33,'_水產加工廠(場)數1(續)'!J38,'_水產加工廠(場)數1(續)'!J43)+&#10;      SUM('_水產加工廠(場)數2(續)'!J13,'_水產加工廠(場)數2(續)'!J18,'_水產加工廠(場)數2(續)'!J23,'_水產加工廠(場)數2(續)'!J28,'_水產加工廠(場)數2(續)'!J33,'_水產加工廠(場)數2(續)'!J38,'_水產加工廠(場)數2(續)'!J43)+&#10;      SUM('_水產加工廠(場)數3(續完)'!J13)=0,&quot;-&quot;,SUM(J23,J28,J33,J38,J43)+SUM('_水產加工廠(場)數1(續)'!J13,'_水產加工廠(場)數1(續)'!J18,'_水產加工廠(場)數1(續)'!J23,'_水產加工廠(場)數1(續)'!J28,'_水產加工廠(場)數1(續)'!J33,'_水產加工廠(場)數1(續)'!J38,'_水產加工廠(場)數1(續)'!J43)+SUM('_水產加工廠(場)數2(續)'!J13,'_水產加工廠(場)數2(續)'!J18,'_水產加工廠(場)數2(續)'!J23,'_水產加工廠(場)數2(續)'!J28,'_水產加工廠(場)數2(續)'!J33,'_水產加工廠(場)數2(續)'!J38,'_水產加工廠(場)數2(續)'!J43)+SUM('_水產加工廠(場)數3(續完)'!J13))" table:style-name="ce5">
            <text:p>4</text:p>
          </table:table-cell>
          <table:table-cell office:value-type="string" office:string-value="-" table:formula="msoxl:=IF(SUM(K23,K28,K33,K38,K43)+&#10;      SUM('_水產加工廠(場)數1(續)'!K13,'_水產加工廠(場)數1(續)'!K18,'_水產加工廠(場)數1(續)'!K23,'_水產加工廠(場)數1(續)'!K28,'_水產加工廠(場)數1(續)'!K33,'_水產加工廠(場)數1(續)'!K38,'_水產加工廠(場)數1(續)'!K43)+&#10;      SUM('_水產加工廠(場)數2(續)'!K13,'_水產加工廠(場)數2(續)'!K18,'_水產加工廠(場)數2(續)'!K23,'_水產加工廠(場)數2(續)'!K28,'_水產加工廠(場)數2(續)'!K33,'_水產加工廠(場)數2(續)'!K38,'_水產加工廠(場)數2(續)'!K43)+&#10;      SUM('_水產加工廠(場)數3(續完)'!K13)=0,&quot;-&quot;,SUM(K23,K28,K33,K38,K43)+SUM('_水產加工廠(場)數1(續)'!K13,'_水產加工廠(場)數1(續)'!K18,'_水產加工廠(場)數1(續)'!K23,'_水產加工廠(場)數1(續)'!K28,'_水產加工廠(場)數1(續)'!K33,'_水產加工廠(場)數1(續)'!K38,'_水產加工廠(場)數1(續)'!K43)+SUM('_水產加工廠(場)數2(續)'!K13,'_水產加工廠(場)數2(續)'!K18,'_水產加工廠(場)數2(續)'!K23,'_水產加工廠(場)數2(續)'!K28,'_水產加工廠(場)數2(續)'!K33,'_水產加工廠(場)數2(續)'!K38,'_水產加工廠(場)數2(續)'!K43)+SUM('_水產加工廠(場)數3(續完)'!K13))" table:style-name="ce5">
            <text:p>-</text:p>
          </table:table-cell>
          <table:table-cell office:value-type="float" office:value="2" table:formula="msoxl:=IF(SUM(L23,L28,L33,L38,L43)+&#10;      SUM('_水產加工廠(場)數1(續)'!L13,'_水產加工廠(場)數1(續)'!L18,'_水產加工廠(場)數1(續)'!L23,'_水產加工廠(場)數1(續)'!L28,'_水產加工廠(場)數1(續)'!L33,'_水產加工廠(場)數1(續)'!L38,'_水產加工廠(場)數1(續)'!L43)+&#10;      SUM('_水產加工廠(場)數2(續)'!L13,'_水產加工廠(場)數2(續)'!L18,'_水產加工廠(場)數2(續)'!L23,'_水產加工廠(場)數2(續)'!L28,'_水產加工廠(場)數2(續)'!L33,'_水產加工廠(場)數2(續)'!L38,'_水產加工廠(場)數2(續)'!L43)+&#10;      SUM('_水產加工廠(場)數3(續完)'!L13)=0,&quot;-&quot;,SUM(L23,L28,L33,L38,L43)+SUM('_水產加工廠(場)數1(續)'!L13,'_水產加工廠(場)數1(續)'!L18,'_水產加工廠(場)數1(續)'!L23,'_水產加工廠(場)數1(續)'!L28,'_水產加工廠(場)數1(續)'!L33,'_水產加工廠(場)數1(續)'!L38,'_水產加工廠(場)數1(續)'!L43)+SUM('_水產加工廠(場)數2(續)'!L13,'_水產加工廠(場)數2(續)'!L18,'_水產加工廠(場)數2(續)'!L23,'_水產加工廠(場)數2(續)'!L28,'_水產加工廠(場)數2(續)'!L33,'_水產加工廠(場)數2(續)'!L38,'_水產加工廠(場)數2(續)'!L43)+SUM('_水產加工廠(場)數3(續完)'!L13))" table:style-name="ce5">
            <text:p>2</text:p>
          </table:table-cell>
          <table:table-cell office:value-type="float" office:value="2" table:formula="msoxl:=IF(SUM(M23,M28,M33,M38,M43)+&#10;      SUM('_水產加工廠(場)數1(續)'!M13,'_水產加工廠(場)數1(續)'!M18,'_水產加工廠(場)數1(續)'!M23,'_水產加工廠(場)數1(續)'!M28,'_水產加工廠(場)數1(續)'!M33,'_水產加工廠(場)數1(續)'!M38,'_水產加工廠(場)數1(續)'!M43)+&#10;      SUM('_水產加工廠(場)數2(續)'!M13,'_水產加工廠(場)數2(續)'!M18,'_水產加工廠(場)數2(續)'!M23,'_水產加工廠(場)數2(續)'!M28,'_水產加工廠(場)數2(續)'!M33,'_水產加工廠(場)數2(續)'!M38,'_水產加工廠(場)數2(續)'!M43)+&#10;      SUM('_水產加工廠(場)數3(續完)'!M13)=0,&quot;-&quot;,SUM(M23,M28,M33,M38,M43)+SUM('_水產加工廠(場)數1(續)'!M13,'_水產加工廠(場)數1(續)'!M18,'_水產加工廠(場)數1(續)'!M23,'_水產加工廠(場)數1(續)'!M28,'_水產加工廠(場)數1(續)'!M33,'_水產加工廠(場)數1(續)'!M38,'_水產加工廠(場)數1(續)'!M43)+SUM('_水產加工廠(場)數2(續)'!M13,'_水產加工廠(場)數2(續)'!M18,'_水產加工廠(場)數2(續)'!M23,'_水產加工廠(場)數2(續)'!M28,'_水產加工廠(場)數2(續)'!M33,'_水產加工廠(場)數2(續)'!M38,'_水產加工廠(場)數2(續)'!M43)+SUM('_水產加工廠(場)數3(續完)'!M13))" table:style-name="ce5">
            <text:p>2</text:p>
          </table:table-cell>
          <table:table-cell office:value-type="string" office:string-value="-" table:formula="msoxl:=IF(SUM(N23,N28,N33,N38,N43)+&#10;      SUM('_水產加工廠(場)數1(續)'!N13,'_水產加工廠(場)數1(續)'!N18,'_水產加工廠(場)數1(續)'!N23,'_水產加工廠(場)數1(續)'!N28,'_水產加工廠(場)數1(續)'!N33,'_水產加工廠(場)數1(續)'!N38,'_水產加工廠(場)數1(續)'!N43)+&#10;      SUM('_水產加工廠(場)數2(續)'!N13,'_水產加工廠(場)數2(續)'!N18,'_水產加工廠(場)數2(續)'!N23,'_水產加工廠(場)數2(續)'!N28,'_水產加工廠(場)數2(續)'!N33,'_水產加工廠(場)數2(續)'!N38,'_水產加工廠(場)數2(續)'!N43)+&#10;      SUM('_水產加工廠(場)數3(續完)'!N13)=0,&quot;-&quot;,SUM(N23,N28,N33,N38,N43)+SUM('_水產加工廠(場)數1(續)'!N13,'_水產加工廠(場)數1(續)'!N18,'_水產加工廠(場)數1(續)'!N23,'_水產加工廠(場)數1(續)'!N28,'_水產加工廠(場)數1(續)'!N33,'_水產加工廠(場)數1(續)'!N38,'_水產加工廠(場)數1(續)'!N43)+SUM('_水產加工廠(場)數2(續)'!N13,'_水產加工廠(場)數2(續)'!N18,'_水產加工廠(場)數2(續)'!N23,'_水產加工廠(場)數2(續)'!N28,'_水產加工廠(場)數2(續)'!N33,'_水產加工廠(場)數2(續)'!N38,'_水產加工廠(場)數2(續)'!N43)+SUM('_水產加工廠(場)數3(續完)'!N13))" table:style-name="ce5">
            <text:p>-</text:p>
          </table:table-cell>
          <table:table-cell office:value-type="string" office:string-value="-" table:formula="msoxl:=IF(SUM(O23,O28,O33,O38,O43)+&#10;      SUM('_水產加工廠(場)數1(續)'!O13,'_水產加工廠(場)數1(續)'!O18,'_水產加工廠(場)數1(續)'!O23,'_水產加工廠(場)數1(續)'!O28,'_水產加工廠(場)數1(續)'!O33,'_水產加工廠(場)數1(續)'!O38,'_水產加工廠(場)數1(續)'!O43)+&#10;      SUM('_水產加工廠(場)數2(續)'!O13,'_水產加工廠(場)數2(續)'!O18,'_水產加工廠(場)數2(續)'!O23,'_水產加工廠(場)數2(續)'!O28,'_水產加工廠(場)數2(續)'!O33,'_水產加工廠(場)數2(續)'!O38,'_水產加工廠(場)數2(續)'!O43)+&#10;      SUM('_水產加工廠(場)數3(續完)'!O13)=0,&quot;-&quot;,SUM(O23,O28,O33,O38,O43)+SUM('_水產加工廠(場)數1(續)'!O13,'_水產加工廠(場)數1(續)'!O18,'_水產加工廠(場)數1(續)'!O23,'_水產加工廠(場)數1(續)'!O28,'_水產加工廠(場)數1(續)'!O33,'_水產加工廠(場)數1(續)'!O38,'_水產加工廠(場)數1(續)'!O43)+SUM('_水產加工廠(場)數2(續)'!O13,'_水產加工廠(場)數2(續)'!O18,'_水產加工廠(場)數2(續)'!O23,'_水產加工廠(場)數2(續)'!O28,'_水產加工廠(場)數2(續)'!O33,'_水產加工廠(場)數2(續)'!O38,'_水產加工廠(場)數2(續)'!O43)+SUM('_水產加工廠(場)數3(續完)'!O13))" table:style-name="ce5">
            <text:p>-</text:p>
          </table:table-cell>
          <table:table-cell office:value-type="string" office:string-value="-" table:formula="msoxl:=IF(SUM(P23,P28,P33,P38,P43)+&#10;      SUM('_水產加工廠(場)數1(續)'!P13,'_水產加工廠(場)數1(續)'!P18,'_水產加工廠(場)數1(續)'!P23,'_水產加工廠(場)數1(續)'!P28,'_水產加工廠(場)數1(續)'!P33,'_水產加工廠(場)數1(續)'!P38,'_水產加工廠(場)數1(續)'!P43)+&#10;      SUM('_水產加工廠(場)數2(續)'!P13,'_水產加工廠(場)數2(續)'!P18,'_水產加工廠(場)數2(續)'!P23,'_水產加工廠(場)數2(續)'!P28,'_水產加工廠(場)數2(續)'!P33,'_水產加工廠(場)數2(續)'!P38,'_水產加工廠(場)數2(續)'!P43)+&#10;      SUM('_水產加工廠(場)數3(續完)'!P13)=0,&quot;-&quot;,SUM(P23,P28,P33,P38,P43)+SUM('_水產加工廠(場)數1(續)'!P13,'_水產加工廠(場)數1(續)'!P18,'_水產加工廠(場)數1(續)'!P23,'_水產加工廠(場)數1(續)'!P28,'_水產加工廠(場)數1(續)'!P33,'_水產加工廠(場)數1(續)'!P38,'_水產加工廠(場)數1(續)'!P43)+SUM('_水產加工廠(場)數2(續)'!P13,'_水產加工廠(場)數2(續)'!P18,'_水產加工廠(場)數2(續)'!P23,'_水產加工廠(場)數2(續)'!P28,'_水產加工廠(場)數2(續)'!P33,'_水產加工廠(場)數2(續)'!P38,'_水產加工廠(場)數2(續)'!P43)+SUM('_水產加工廠(場)數3(續完)'!P13))" table:style-name="ce5">
            <text:p>-</text:p>
          </table:table-cell>
          <table:table-cell office:value-type="string" office:string-value="-" table:formula="msoxl:=IF(SUM(Q23,Q28,Q33,Q38,Q43)+&#10;      SUM('_水產加工廠(場)數1(續)'!Q13,'_水產加工廠(場)數1(續)'!Q18,'_水產加工廠(場)數1(續)'!Q23,'_水產加工廠(場)數1(續)'!Q28,'_水產加工廠(場)數1(續)'!Q33,'_水產加工廠(場)數1(續)'!Q38,'_水產加工廠(場)數1(續)'!Q43)+&#10;      SUM('_水產加工廠(場)數2(續)'!Q13,'_水產加工廠(場)數2(續)'!Q18,'_水產加工廠(場)數2(續)'!Q23,'_水產加工廠(場)數2(續)'!Q28,'_水產加工廠(場)數2(續)'!Q33,'_水產加工廠(場)數2(續)'!Q38,'_水產加工廠(場)數2(續)'!Q43)+&#10;      SUM('_水產加工廠(場)數3(續完)'!Q13)=0,&quot;-&quot;,SUM(Q23,Q28,Q33,Q38,Q43)+SUM('_水產加工廠(場)數1(續)'!Q13,'_水產加工廠(場)數1(續)'!Q18,'_水產加工廠(場)數1(續)'!Q23,'_水產加工廠(場)數1(續)'!Q28,'_水產加工廠(場)數1(續)'!Q33,'_水產加工廠(場)數1(續)'!Q38,'_水產加工廠(場)數1(續)'!Q43)+SUM('_水產加工廠(場)數2(續)'!Q13,'_水產加工廠(場)數2(續)'!Q18,'_水產加工廠(場)數2(續)'!Q23,'_水產加工廠(場)數2(續)'!Q28,'_水產加工廠(場)數2(續)'!Q33,'_水產加工廠(場)數2(續)'!Q38,'_水產加工廠(場)數2(續)'!Q43)+SUM('_水產加工廠(場)數3(續完)'!Q13))" table:style-name="ce5">
            <text:p>-</text:p>
          </table:table-cell>
          <table:table-cell office:value-type="string" office:string-value="-" table:formula="msoxl:=IF(SUM(R23,R28,R33,R38,R43)+&#10;      SUM('_水產加工廠(場)數1(續)'!R13,'_水產加工廠(場)數1(續)'!R18,'_水產加工廠(場)數1(續)'!R23,'_水產加工廠(場)數1(續)'!R28,'_水產加工廠(場)數1(續)'!R33,'_水產加工廠(場)數1(續)'!R38,'_水產加工廠(場)數1(續)'!R43)+&#10;      SUM('_水產加工廠(場)數2(續)'!R13,'_水產加工廠(場)數2(續)'!R18,'_水產加工廠(場)數2(續)'!R23,'_水產加工廠(場)數2(續)'!R28,'_水產加工廠(場)數2(續)'!R33,'_水產加工廠(場)數2(續)'!R38,'_水產加工廠(場)數2(續)'!R43)+&#10;      SUM('_水產加工廠(場)數3(續完)'!R13)=0,&quot;-&quot;,SUM(R23,R28,R33,R38,R43)+SUM('_水產加工廠(場)數1(續)'!R13,'_水產加工廠(場)數1(續)'!R18,'_水產加工廠(場)數1(續)'!R23,'_水產加工廠(場)數1(續)'!R28,'_水產加工廠(場)數1(續)'!R33,'_水產加工廠(場)數1(續)'!R38,'_水產加工廠(場)數1(續)'!R43)+SUM('_水產加工廠(場)數2(續)'!R13,'_水產加工廠(場)數2(續)'!R18,'_水產加工廠(場)數2(續)'!R23,'_水產加工廠(場)數2(續)'!R28,'_水產加工廠(場)數2(續)'!R33,'_水產加工廠(場)數2(續)'!R38,'_水產加工廠(場)數2(續)'!R43)+SUM('_水產加工廠(場)數3(續完)'!R13))" table:style-name="ce5">
            <text:p>-</text:p>
          </table:table-cell>
          <table:table-cell office:value-type="string" office:string-value="-" table:formula="msoxl:=IF(SUM(S23,S28,S33,S38,S43)+&#10;      SUM('_水產加工廠(場)數1(續)'!S13,'_水產加工廠(場)數1(續)'!S18,'_水產加工廠(場)數1(續)'!S23,'_水產加工廠(場)數1(續)'!S28,'_水產加工廠(場)數1(續)'!S33,'_水產加工廠(場)數1(續)'!S38,'_水產加工廠(場)數1(續)'!S43)+&#10;      SUM('_水產加工廠(場)數2(續)'!S13,'_水產加工廠(場)數2(續)'!S18,'_水產加工廠(場)數2(續)'!S23,'_水產加工廠(場)數2(續)'!S28,'_水產加工廠(場)數2(續)'!S33,'_水產加工廠(場)數2(續)'!S38,'_水產加工廠(場)數2(續)'!S43)+&#10;      SUM('_水產加工廠(場)數3(續完)'!S13)=0,&quot;-&quot;,SUM(S23,S28,S33,S38,S43)+SUM('_水產加工廠(場)數1(續)'!S13,'_水產加工廠(場)數1(續)'!S18,'_水產加工廠(場)數1(續)'!S23,'_水產加工廠(場)數1(續)'!S28,'_水產加工廠(場)數1(續)'!S33,'_水產加工廠(場)數1(續)'!S38,'_水產加工廠(場)數1(續)'!S43)+SUM('_水產加工廠(場)數2(續)'!S13,'_水產加工廠(場)數2(續)'!S18,'_水產加工廠(場)數2(續)'!S23,'_水產加工廠(場)數2(續)'!S28,'_水產加工廠(場)數2(續)'!S33,'_水產加工廠(場)數2(續)'!S38,'_水產加工廠(場)數2(續)'!S43)+SUM('_水產加工廠(場)數3(續完)'!S13))" table:style-name="ce5">
            <text:p>-</text:p>
          </table:table-cell>
          <table:table-cell office:value-type="string" office:string-value="-" table:formula="msoxl:=IF(SUM(T23,T28,T33,T38,T43)+&#10;      SUM('_水產加工廠(場)數1(續)'!T13,'_水產加工廠(場)數1(續)'!T18,'_水產加工廠(場)數1(續)'!T23,'_水產加工廠(場)數1(續)'!T28,'_水產加工廠(場)數1(續)'!T33,'_水產加工廠(場)數1(續)'!T38,'_水產加工廠(場)數1(續)'!T43)+&#10;      SUM('_水產加工廠(場)數2(續)'!T13,'_水產加工廠(場)數2(續)'!T18,'_水產加工廠(場)數2(續)'!T23,'_水產加工廠(場)數2(續)'!T28,'_水產加工廠(場)數2(續)'!T33,'_水產加工廠(場)數2(續)'!T38,'_水產加工廠(場)數2(續)'!T43)+&#10;      SUM('_水產加工廠(場)數3(續完)'!T13)=0,&quot;-&quot;,SUM(T23,T28,T33,T38,T43)+SUM('_水產加工廠(場)數1(續)'!T13,'_水產加工廠(場)數1(續)'!T18,'_水產加工廠(場)數1(續)'!T23,'_水產加工廠(場)數1(續)'!T28,'_水產加工廠(場)數1(續)'!T33,'_水產加工廠(場)數1(續)'!T38,'_水產加工廠(場)數1(續)'!T43)+SUM('_水產加工廠(場)數2(續)'!T13,'_水產加工廠(場)數2(續)'!T18,'_水產加工廠(場)數2(續)'!T23,'_水產加工廠(場)數2(續)'!T28,'_水產加工廠(場)數2(續)'!T33,'_水產加工廠(場)數2(續)'!T38,'_水產加工廠(場)數2(續)'!T43)+SUM('_水產加工廠(場)數3(續完)'!T13))" table:style-name="ce5">
            <text:p>-</text:p>
          </table:table-cell>
          <table:table-cell office:value-type="string" office:string-value="-" table:formula="msoxl:=IF(SUM(U23,U28,U33,U38,U43)+&#10;      SUM('_水產加工廠(場)數1(續)'!U13,'_水產加工廠(場)數1(續)'!U18,'_水產加工廠(場)數1(續)'!U23,'_水產加工廠(場)數1(續)'!U28,'_水產加工廠(場)數1(續)'!U33,'_水產加工廠(場)數1(續)'!U38,'_水產加工廠(場)數1(續)'!U43)+&#10;      SUM('_水產加工廠(場)數2(續)'!U13,'_水產加工廠(場)數2(續)'!U18,'_水產加工廠(場)數2(續)'!U23,'_水產加工廠(場)數2(續)'!U28,'_水產加工廠(場)數2(續)'!U33,'_水產加工廠(場)數2(續)'!U38,'_水產加工廠(場)數2(續)'!U43)+&#10;      SUM('_水產加工廠(場)數3(續完)'!U13)=0,&quot;-&quot;,SUM(U23,U28,U33,U38,U43)+SUM('_水產加工廠(場)數1(續)'!U13,'_水產加工廠(場)數1(續)'!U18,'_水產加工廠(場)數1(續)'!U23,'_水產加工廠(場)數1(續)'!U28,'_水產加工廠(場)數1(續)'!U33,'_水產加工廠(場)數1(續)'!U38,'_水產加工廠(場)數1(續)'!U43)+SUM('_水產加工廠(場)數2(續)'!U13,'_水產加工廠(場)數2(續)'!U18,'_水產加工廠(場)數2(續)'!U23,'_水產加工廠(場)數2(續)'!U28,'_水產加工廠(場)數2(續)'!U33,'_水產加工廠(場)數2(續)'!U38,'_水產加工廠(場)數2(續)'!U43)+SUM('_水產加工廠(場)數3(續完)'!U13))" table:style-name="ce5">
            <text:p>-</text:p>
          </table:table-cell>
          <table:table-cell office:value-type="string" office:string-value="-" table:formula="msoxl:=IF(SUM(V23,V28,V33,V38,V43)+&#10;      SUM('_水產加工廠(場)數1(續)'!V13,'_水產加工廠(場)數1(續)'!V18,'_水產加工廠(場)數1(續)'!V23,'_水產加工廠(場)數1(續)'!V28,'_水產加工廠(場)數1(續)'!V33,'_水產加工廠(場)數1(續)'!V38,'_水產加工廠(場)數1(續)'!V43)+&#10;      SUM('_水產加工廠(場)數2(續)'!V13,'_水產加工廠(場)數2(續)'!V18,'_水產加工廠(場)數2(續)'!V23,'_水產加工廠(場)數2(續)'!V28,'_水產加工廠(場)數2(續)'!V33,'_水產加工廠(場)數2(續)'!V38,'_水產加工廠(場)數2(續)'!V43)+&#10;      SUM('_水產加工廠(場)數3(續完)'!V13)=0,&quot;-&quot;,SUM(V23,V28,V33,V38,V43)+SUM('_水產加工廠(場)數1(續)'!V13,'_水產加工廠(場)數1(續)'!V18,'_水產加工廠(場)數1(續)'!V23,'_水產加工廠(場)數1(續)'!V28,'_水產加工廠(場)數1(續)'!V33,'_水產加工廠(場)數1(續)'!V38,'_水產加工廠(場)數1(續)'!V43)+SUM('_水產加工廠(場)數2(續)'!V13,'_水產加工廠(場)數2(續)'!V18,'_水產加工廠(場)數2(續)'!V23,'_水產加工廠(場)數2(續)'!V28,'_水產加工廠(場)數2(續)'!V33,'_水產加工廠(場)數2(續)'!V38,'_水產加工廠(場)數2(續)'!V43)+SUM('_水產加工廠(場)數3(續完)'!V13))" table:style-name="ce5">
            <text:p>-</text:p>
          </table:table-cell>
          <table:table-cell office:value-type="string" office:string-value="-" table:formula="msoxl:=IF(SUM(W23,W28,W33,W38,W43)+&#10;      SUM('_水產加工廠(場)數1(續)'!W13,'_水產加工廠(場)數1(續)'!W18,'_水產加工廠(場)數1(續)'!W23,'_水產加工廠(場)數1(續)'!W28,'_水產加工廠(場)數1(續)'!W33,'_水產加工廠(場)數1(續)'!W38,'_水產加工廠(場)數1(續)'!W43)+&#10;      SUM('_水產加工廠(場)數2(續)'!W13,'_水產加工廠(場)數2(續)'!W18,'_水產加工廠(場)數2(續)'!W23,'_水產加工廠(場)數2(續)'!W28,'_水產加工廠(場)數2(續)'!W33,'_水產加工廠(場)數2(續)'!W38,'_水產加工廠(場)數2(續)'!W43)+&#10;      SUM('_水產加工廠(場)數3(續完)'!W13)=0,&quot;-&quot;,SUM(W23,W28,W33,W38,W43)+SUM('_水產加工廠(場)數1(續)'!W13,'_水產加工廠(場)數1(續)'!W18,'_水產加工廠(場)數1(續)'!W23,'_水產加工廠(場)數1(續)'!W28,'_水產加工廠(場)數1(續)'!W33,'_水產加工廠(場)數1(續)'!W38,'_水產加工廠(場)數1(續)'!W43)+SUM('_水產加工廠(場)數2(續)'!W13,'_水產加工廠(場)數2(續)'!W18,'_水產加工廠(場)數2(續)'!W23,'_水產加工廠(場)數2(續)'!W28,'_水產加工廠(場)數2(續)'!W33,'_水產加工廠(場)數2(續)'!W38,'_水產加工廠(場)數2(續)'!W43)+SUM('_水產加工廠(場)數3(續完)'!W13))" table:style-name="ce5">
            <text:p>-</text:p>
          </table:table-cell>
          <table:table-cell office:value-type="string" office:string-value="-" table:formula="msoxl:=IF(SUM(X23,X28,X33,X38,X43)+&#10;      SUM('_水產加工廠(場)數1(續)'!X13,'_水產加工廠(場)數1(續)'!X18,'_水產加工廠(場)數1(續)'!X23,'_水產加工廠(場)數1(續)'!X28,'_水產加工廠(場)數1(續)'!X33,'_水產加工廠(場)數1(續)'!X38,'_水產加工廠(場)數1(續)'!X43)+&#10;      SUM('_水產加工廠(場)數2(續)'!X13,'_水產加工廠(場)數2(續)'!X18,'_水產加工廠(場)數2(續)'!X23,'_水產加工廠(場)數2(續)'!X28,'_水產加工廠(場)數2(續)'!X33,'_水產加工廠(場)數2(續)'!X38,'_水產加工廠(場)數2(續)'!X43)+&#10;      SUM('_水產加工廠(場)數3(續完)'!X13)=0,&quot;-&quot;,SUM(X23,X28,X33,X38,X43)+SUM('_水產加工廠(場)數1(續)'!X13,'_水產加工廠(場)數1(續)'!X18,'_水產加工廠(場)數1(續)'!X23,'_水產加工廠(場)數1(續)'!X28,'_水產加工廠(場)數1(續)'!X33,'_水產加工廠(場)數1(續)'!X38,'_水產加工廠(場)數1(續)'!X43)+SUM('_水產加工廠(場)數2(續)'!X13,'_水產加工廠(場)數2(續)'!X18,'_水產加工廠(場)數2(續)'!X23,'_水產加工廠(場)數2(續)'!X28,'_水產加工廠(場)數2(續)'!X33,'_水產加工廠(場)數2(續)'!X38,'_水產加工廠(場)數2(續)'!X43)+SUM('_水產加工廠(場)數3(續完)'!X13))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21:D23)=0,&quot;-&quot;,SUM(D21:D23))" table:style-name="ce5">
            <text:p>-</text:p>
          </table:table-cell>
          <table:table-cell office:value-type="string" office:string-value="-" table:formula="msoxl:=IF(SUM(E21:E23)=0,&quot;-&quot;,SUM(E21:E23))" table:style-name="ce5">
            <text:p>-</text:p>
          </table:table-cell>
          <table:table-cell office:value-type="string" office:string-value="-" table:formula="msoxl:=IF(SUM(F21:F23)=0,&quot;-&quot;,SUM(F21:F23))" table:style-name="ce5">
            <text:p>-</text:p>
          </table:table-cell>
          <table:table-cell office:value-type="string" office:string-value="-" table:formula="msoxl:=IF(SUM(G21:G23)=0,&quot;-&quot;,SUM(G21:G23))" table:style-name="ce5">
            <text:p>-</text:p>
          </table:table-cell>
          <table:table-cell office:value-type="string" office:string-value="-" table:formula="msoxl:=IF(SUM(H21:H23)=0,&quot;-&quot;,SUM(H21:H23))" table:style-name="ce5">
            <text:p>-</text:p>
          </table:table-cell>
          <table:table-cell office:value-type="string" office:string-value="-" table:formula="msoxl:=IF(SUM(I21:I23)=0,&quot;-&quot;,SUM(I21:I23))" table:style-name="ce5">
            <text:p>-</text:p>
          </table:table-cell>
          <table:table-cell office:value-type="string" office:string-value="-" table:formula="msoxl:=IF(SUM(J21:J23)=0,&quot;-&quot;,SUM(J21:J23))" table:style-name="ce5">
            <text:p>-</text:p>
          </table:table-cell>
          <table:table-cell office:value-type="string" office:string-value="-" table:formula="msoxl:=IF(SUM(K21:K23)=0,&quot;-&quot;,SUM(K21:K23))" table:style-name="ce5">
            <text:p>-</text:p>
          </table:table-cell>
          <table:table-cell office:value-type="string" office:string-value="-" table:formula="msoxl:=IF(SUM(L21:L23)=0,&quot;-&quot;,SUM(L21:L23))" table:style-name="ce5">
            <text:p>-</text:p>
          </table:table-cell>
          <table:table-cell office:value-type="string" office:string-value="-" table:formula="msoxl:=IF(SUM(M21:M23)=0,&quot;-&quot;,SUM(M21:M23))" table:style-name="ce5">
            <text:p>-</text:p>
          </table:table-cell>
          <table:table-cell office:value-type="string" office:string-value="-" table:formula="msoxl:=IF(SUM(N21:N23)=0,&quot;-&quot;,SUM(N21:N23))" table:style-name="ce5">
            <text:p>-</text:p>
          </table:table-cell>
          <table:table-cell office:value-type="string" office:string-value="-" table:formula="msoxl:=IF(SUM(O21:O23)=0,&quot;-&quot;,SUM(O21:O23))" table:style-name="ce5">
            <text:p>-</text:p>
          </table:table-cell>
          <table:table-cell office:value-type="string" office:string-value="-" table:formula="msoxl:=IF(SUM(P21:P23)=0,&quot;-&quot;,SUM(P21:P23))" table:style-name="ce5">
            <text:p>-</text:p>
          </table:table-cell>
          <table:table-cell office:value-type="string" office:string-value="-" table:formula="msoxl:=IF(SUM(Q21:Q23)=0,&quot;-&quot;,SUM(Q21:Q23))" table:style-name="ce5">
            <text:p>-</text:p>
          </table:table-cell>
          <table:table-cell office:value-type="string" office:string-value="-" table:formula="msoxl:=IF(SUM(R21:R23)=0,&quot;-&quot;,SUM(R21:R23))" table:style-name="ce5">
            <text:p>-</text:p>
          </table:table-cell>
          <table:table-cell office:value-type="string" office:string-value="-" table:formula="msoxl:=IF(SUM(S21:S23)=0,&quot;-&quot;,SUM(S21:S23))" table:style-name="ce5">
            <text:p>-</text:p>
          </table:table-cell>
          <table:table-cell office:value-type="string" office:string-value="-" table:formula="msoxl:=IF(SUM(T21:T23)=0,&quot;-&quot;,SUM(T21:T23))" table:style-name="ce5">
            <text:p>-</text:p>
          </table:table-cell>
          <table:table-cell office:value-type="string" office:string-value="-" table:formula="msoxl:=IF(SUM(U21:U23)=0,&quot;-&quot;,SUM(U21:U23))" table:style-name="ce5">
            <text:p>-</text:p>
          </table:table-cell>
          <table:table-cell office:value-type="string" office:string-value="-" table:formula="msoxl:=IF(SUM(V21:V23)=0,&quot;-&quot;,SUM(V21:V23))" table:style-name="ce5">
            <text:p>-</text:p>
          </table:table-cell>
          <table:table-cell office:value-type="string" office:string-value="-" table:formula="msoxl:=IF(SUM(W21:W23)=0,&quot;-&quot;,SUM(W21:W23))" table:style-name="ce5">
            <text:p>-</text:p>
          </table:table-cell>
          <table:table-cell office:value-type="string" office:string-value="-" table:formula="msoxl:=IF(SUM(X21:X23)=0,&quot;-&quot;,SUM(X21:X2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新北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21,Q21)=0,&quot;-&quot;,SUM(E21,Q21))" table:style-name="ce5">
            <text:p>-</text:p>
          </table:table-cell>
          <table:table-cell office:value-type="string" office:string-value="-" table:formula="msoxl:=IF(SUM(F21:P21)=0,&quot;-&quot;,SUM(F21:P2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1:X21)=0,&quot;-&quot;,SUM(R21:X2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NEW TAIPEI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2,Q22)=0,&quot;-&quot;,SUM(E22,Q22))" table:style-name="ce5">
            <text:p>-</text:p>
          </table:table-cell>
          <table:table-cell office:value-type="string" office:string-value="-" table:formula="msoxl:=IF(SUM(F22:P22)=0,&quot;-&quot;,SUM(F22:P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2:X22)=0,&quot;-&quot;,SUM(R22:X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3,Q23)=0,&quot;-&quot;,SUM(E23,Q23))" table:style-name="ce5">
            <text:p>-</text:p>
          </table:table-cell>
          <table:table-cell office:value-type="string" office:string-value="-" table:formula="msoxl:=IF(SUM(F23:P23)=0,&quot;-&quot;,SUM(F23:P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3:X23)=0,&quot;-&quot;,SUM(R23:X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26:D28)=0,&quot;-&quot;,SUM(D26:D28))" table:style-name="ce5">
            <text:p>-</text:p>
          </table:table-cell>
          <table:table-cell office:value-type="string" office:string-value="-" table:formula="msoxl:=IF(SUM(E26:E28)=0,&quot;-&quot;,SUM(E26:E28))" table:style-name="ce5">
            <text:p>-</text:p>
          </table:table-cell>
          <table:table-cell office:value-type="string" office:string-value="-" table:formula="msoxl:=IF(SUM(F26:F28)=0,&quot;-&quot;,SUM(F26:F28))" table:style-name="ce5">
            <text:p>-</text:p>
          </table:table-cell>
          <table:table-cell office:value-type="string" office:string-value="-" table:formula="msoxl:=IF(SUM(G26:G28)=0,&quot;-&quot;,SUM(G26:G28))" table:style-name="ce5">
            <text:p>-</text:p>
          </table:table-cell>
          <table:table-cell office:value-type="string" office:string-value="-" table:formula="msoxl:=IF(SUM(H26:H28)=0,&quot;-&quot;,SUM(H26:H28))" table:style-name="ce5">
            <text:p>-</text:p>
          </table:table-cell>
          <table:table-cell office:value-type="string" office:string-value="-" table:formula="msoxl:=IF(SUM(I26:I28)=0,&quot;-&quot;,SUM(I26:I28))" table:style-name="ce5">
            <text:p>-</text:p>
          </table:table-cell>
          <table:table-cell office:value-type="string" office:string-value="-" table:formula="msoxl:=IF(SUM(J26:J28)=0,&quot;-&quot;,SUM(J26:J28))" table:style-name="ce5">
            <text:p>-</text:p>
          </table:table-cell>
          <table:table-cell office:value-type="string" office:string-value="-" table:formula="msoxl:=IF(SUM(K26:K28)=0,&quot;-&quot;,SUM(K26:K28))" table:style-name="ce5">
            <text:p>-</text:p>
          </table:table-cell>
          <table:table-cell office:value-type="string" office:string-value="-" table:formula="msoxl:=IF(SUM(L26:L28)=0,&quot;-&quot;,SUM(L26:L28))" table:style-name="ce5">
            <text:p>-</text:p>
          </table:table-cell>
          <table:table-cell office:value-type="string" office:string-value="-" table:formula="msoxl:=IF(SUM(M26:M28)=0,&quot;-&quot;,SUM(M26:M28))" table:style-name="ce5">
            <text:p>-</text:p>
          </table:table-cell>
          <table:table-cell office:value-type="string" office:string-value="-" table:formula="msoxl:=IF(SUM(N26:N28)=0,&quot;-&quot;,SUM(N26:N28))" table:style-name="ce5">
            <text:p>-</text:p>
          </table:table-cell>
          <table:table-cell office:value-type="string" office:string-value="-" table:formula="msoxl:=IF(SUM(O26:O28)=0,&quot;-&quot;,SUM(O26:O28))" table:style-name="ce5">
            <text:p>-</text:p>
          </table:table-cell>
          <table:table-cell office:value-type="string" office:string-value="-" table:formula="msoxl:=IF(SUM(P26:P28)=0,&quot;-&quot;,SUM(P26:P28))" table:style-name="ce5">
            <text:p>-</text:p>
          </table:table-cell>
          <table:table-cell office:value-type="string" office:string-value="-" table:formula="msoxl:=IF(SUM(Q26:Q28)=0,&quot;-&quot;,SUM(Q26:Q28))" table:style-name="ce5">
            <text:p>-</text:p>
          </table:table-cell>
          <table:table-cell office:value-type="string" office:string-value="-" table:formula="msoxl:=IF(SUM(R26:R28)=0,&quot;-&quot;,SUM(R26:R28))" table:style-name="ce5">
            <text:p>-</text:p>
          </table:table-cell>
          <table:table-cell office:value-type="string" office:string-value="-" table:formula="msoxl:=IF(SUM(S26:S28)=0,&quot;-&quot;,SUM(S26:S28))" table:style-name="ce5">
            <text:p>-</text:p>
          </table:table-cell>
          <table:table-cell office:value-type="string" office:string-value="-" table:formula="msoxl:=IF(SUM(T26:T28)=0,&quot;-&quot;,SUM(T26:T28))" table:style-name="ce5">
            <text:p>-</text:p>
          </table:table-cell>
          <table:table-cell office:value-type="string" office:string-value="-" table:formula="msoxl:=IF(SUM(U26:U28)=0,&quot;-&quot;,SUM(U26:U28))" table:style-name="ce5">
            <text:p>-</text:p>
          </table:table-cell>
          <table:table-cell office:value-type="string" office:string-value="-" table:formula="msoxl:=IF(SUM(V26:V28)=0,&quot;-&quot;,SUM(V26:V28))" table:style-name="ce5">
            <text:p>-</text:p>
          </table:table-cell>
          <table:table-cell office:value-type="string" office:string-value="-" table:formula="msoxl:=IF(SUM(W26:W28)=0,&quot;-&quot;,SUM(W26:W28))" table:style-name="ce5">
            <text:p>-</text:p>
          </table:table-cell>
          <table:table-cell office:value-type="string" office:string-value="-" table:formula="msoxl:=IF(SUM(X26:X28)=0,&quot;-&quot;,SUM(X26:X2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臺北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26,Q26)=0,&quot;-&quot;,SUM(E26,Q26))" table:style-name="ce5">
            <text:p>-</text:p>
          </table:table-cell>
          <table:table-cell office:value-type="string" office:string-value="-" table:formula="msoxl:=IF(SUM(F26:P26)=0,&quot;-&quot;,SUM(F26:P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6:X26)=0,&quot;-&quot;,SUM(R26:X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TAIPEI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7,Q27)=0,&quot;-&quot;,SUM(E27,Q27))" table:style-name="ce5">
            <text:p>-</text:p>
          </table:table-cell>
          <table:table-cell office:value-type="string" office:string-value="-" table:formula="msoxl:=IF(SUM(F27:P27)=0,&quot;-&quot;,SUM(F27:P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7:X27)=0,&quot;-&quot;,SUM(R27:X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8,Q28)=0,&quot;-&quot;,SUM(E28,Q28))" table:style-name="ce5">
            <text:p>-</text:p>
          </table:table-cell>
          <table:table-cell office:value-type="string" office:string-value="-" table:formula="msoxl:=IF(SUM(F28:P28)=0,&quot;-&quot;,SUM(F28:P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8:X28)=0,&quot;-&quot;,SUM(R28:X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25"/>
          <table:table-cell office:value-type="string" table:style-name="ce10">
            <text:p>合 計 Total</text:p>
          </table:table-cell>
          <table:table-cell table:style-name="ce4"/>
          <table:table-cell office:value-type="float" office:value="2" table:formula="msoxl:=IF(SUM(D31:D33)=0,&quot;-&quot;,SUM(D31:D33))" table:style-name="ce5">
            <text:p>2</text:p>
          </table:table-cell>
          <table:table-cell office:value-type="float" office:value="2" table:formula="msoxl:=IF(SUM(E31:E33)=0,&quot;-&quot;,SUM(E31:E33))" table:style-name="ce5">
            <text:p>2</text:p>
          </table:table-cell>
          <table:table-cell office:value-type="string" office:string-value="-" table:formula="msoxl:=IF(SUM(F31:F33)=0,&quot;-&quot;,SUM(F31:F33))" table:style-name="ce5">
            <text:p>-</text:p>
          </table:table-cell>
          <table:table-cell office:value-type="float" office:value="2" table:formula="msoxl:=IF(SUM(G31:G33)=0,&quot;-&quot;,SUM(G31:G33))" table:style-name="ce5">
            <text:p>2</text:p>
          </table:table-cell>
          <table:table-cell office:value-type="string" office:string-value="-" table:formula="msoxl:=IF(SUM(H31:H33)=0,&quot;-&quot;,SUM(H31:H33))" table:style-name="ce5">
            <text:p>-</text:p>
          </table:table-cell>
          <table:table-cell office:value-type="string" office:string-value="-" table:formula="msoxl:=IF(SUM(I31:I33)=0,&quot;-&quot;,SUM(I31:I33))" table:style-name="ce5">
            <text:p>-</text:p>
          </table:table-cell>
          <table:table-cell office:value-type="string" office:string-value="-" table:formula="msoxl:=IF(SUM(J31:J33)=0,&quot;-&quot;,SUM(J31:J33))" table:style-name="ce5">
            <text:p>-</text:p>
          </table:table-cell>
          <table:table-cell office:value-type="string" office:string-value="-" table:formula="msoxl:=IF(SUM(K31:K33)=0,&quot;-&quot;,SUM(K31:K33))" table:style-name="ce5">
            <text:p>-</text:p>
          </table:table-cell>
          <table:table-cell office:value-type="string" office:string-value="-" table:formula="msoxl:=IF(SUM(L31:L33)=0,&quot;-&quot;,SUM(L31:L33))" table:style-name="ce5">
            <text:p>-</text:p>
          </table:table-cell>
          <table:table-cell office:value-type="string" office:string-value="-" table:formula="msoxl:=IF(SUM(M31:M33)=0,&quot;-&quot;,SUM(M31:M33))" table:style-name="ce5">
            <text:p>-</text:p>
          </table:table-cell>
          <table:table-cell office:value-type="string" office:string-value="-" table:formula="msoxl:=IF(SUM(N31:N33)=0,&quot;-&quot;,SUM(N31:N33))" table:style-name="ce5">
            <text:p>-</text:p>
          </table:table-cell>
          <table:table-cell office:value-type="string" office:string-value="-" table:formula="msoxl:=IF(SUM(O31:O33)=0,&quot;-&quot;,SUM(O31:O33))" table:style-name="ce5">
            <text:p>-</text:p>
          </table:table-cell>
          <table:table-cell office:value-type="string" office:string-value="-" table:formula="msoxl:=IF(SUM(P31:P33)=0,&quot;-&quot;,SUM(P31:P33))" table:style-name="ce5">
            <text:p>-</text:p>
          </table:table-cell>
          <table:table-cell office:value-type="string" office:string-value="-" table:formula="msoxl:=IF(SUM(Q31:Q33)=0,&quot;-&quot;,SUM(Q31:Q33))" table:style-name="ce5">
            <text:p>-</text:p>
          </table:table-cell>
          <table:table-cell office:value-type="string" office:string-value="-" table:formula="msoxl:=IF(SUM(R31:R33)=0,&quot;-&quot;,SUM(R31:R33))" table:style-name="ce5">
            <text:p>-</text:p>
          </table:table-cell>
          <table:table-cell office:value-type="string" office:string-value="-" table:formula="msoxl:=IF(SUM(S31:S33)=0,&quot;-&quot;,SUM(S31:S33))" table:style-name="ce5">
            <text:p>-</text:p>
          </table:table-cell>
          <table:table-cell office:value-type="string" office:string-value="-" table:formula="msoxl:=IF(SUM(T31:T33)=0,&quot;-&quot;,SUM(T31:T33))" table:style-name="ce5">
            <text:p>-</text:p>
          </table:table-cell>
          <table:table-cell office:value-type="string" office:string-value="-" table:formula="msoxl:=IF(SUM(U31:U33)=0,&quot;-&quot;,SUM(U31:U33))" table:style-name="ce5">
            <text:p>-</text:p>
          </table:table-cell>
          <table:table-cell office:value-type="string" office:string-value="-" table:formula="msoxl:=IF(SUM(V31:V33)=0,&quot;-&quot;,SUM(V31:V33))" table:style-name="ce5">
            <text:p>-</text:p>
          </table:table-cell>
          <table:table-cell office:value-type="string" office:string-value="-" table:formula="msoxl:=IF(SUM(W31:W33)=0,&quot;-&quot;,SUM(W31:W33))" table:style-name="ce5">
            <text:p>-</text:p>
          </table:table-cell>
          <table:table-cell office:value-type="string" office:string-value="-" table:formula="msoxl:=IF(SUM(X31:X33)=0,&quot;-&quot;,SUM(X31:X3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桃園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2" table:formula="msoxl:=IF(SUM(E31,Q31)=0,&quot;-&quot;,SUM(E31,Q31))" table:style-name="ce5">
            <text:p>2</text:p>
          </table:table-cell>
          <table:table-cell office:value-type="float" office:value="2" table:formula="msoxl:=IF(SUM(F31:P31)=0,&quot;-&quot;,SUM(F31:P31))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1:X31)=0,&quot;-&quot;,SUM(R31:X3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TAOYUAN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32,Q32)=0,&quot;-&quot;,SUM(E32,Q32))" table:style-name="ce5">
            <text:p>-</text:p>
          </table:table-cell>
          <table:table-cell office:value-type="string" office:string-value="-" table:formula="msoxl:=IF(SUM(F32:P32)=0,&quot;-&quot;,SUM(F32:P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2:X32)=0,&quot;-&quot;,SUM(R32:X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33,Q33)=0,&quot;-&quot;,SUM(E33,Q33))" table:style-name="ce5">
            <text:p>-</text:p>
          </table:table-cell>
          <table:table-cell office:value-type="string" office:string-value="-" table:formula="msoxl:=IF(SUM(F33:P33)=0,&quot;-&quot;,SUM(F33:P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3:X33)=0,&quot;-&quot;,SUM(R33:X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36:D38)=0,&quot;-&quot;,SUM(D36:D38))" table:style-name="ce5">
            <text:p>-</text:p>
          </table:table-cell>
          <table:table-cell office:value-type="string" office:string-value="-" table:formula="msoxl:=IF(SUM(E36:E38)=0,&quot;-&quot;,SUM(E36:E38))" table:style-name="ce5">
            <text:p>-</text:p>
          </table:table-cell>
          <table:table-cell office:value-type="string" office:string-value="-" table:formula="msoxl:=IF(SUM(F36:F38)=0,&quot;-&quot;,SUM(F36:F38))" table:style-name="ce5">
            <text:p>-</text:p>
          </table:table-cell>
          <table:table-cell office:value-type="string" office:string-value="-" table:formula="msoxl:=IF(SUM(G36:G38)=0,&quot;-&quot;,SUM(G36:G38))" table:style-name="ce5">
            <text:p>-</text:p>
          </table:table-cell>
          <table:table-cell office:value-type="string" office:string-value="-" table:formula="msoxl:=IF(SUM(H36:H38)=0,&quot;-&quot;,SUM(H36:H38))" table:style-name="ce5">
            <text:p>-</text:p>
          </table:table-cell>
          <table:table-cell office:value-type="string" office:string-value="-" table:formula="msoxl:=IF(SUM(I36:I38)=0,&quot;-&quot;,SUM(I36:I38))" table:style-name="ce5">
            <text:p>-</text:p>
          </table:table-cell>
          <table:table-cell office:value-type="string" office:string-value="-" table:formula="msoxl:=IF(SUM(J36:J38)=0,&quot;-&quot;,SUM(J36:J38))" table:style-name="ce5">
            <text:p>-</text:p>
          </table:table-cell>
          <table:table-cell office:value-type="string" office:string-value="-" table:formula="msoxl:=IF(SUM(K36:K38)=0,&quot;-&quot;,SUM(K36:K38))" table:style-name="ce5">
            <text:p>-</text:p>
          </table:table-cell>
          <table:table-cell office:value-type="string" office:string-value="-" table:formula="msoxl:=IF(SUM(L36:L38)=0,&quot;-&quot;,SUM(L36:L38))" table:style-name="ce5">
            <text:p>-</text:p>
          </table:table-cell>
          <table:table-cell office:value-type="string" office:string-value="-" table:formula="msoxl:=IF(SUM(M36:M38)=0,&quot;-&quot;,SUM(M36:M38))" table:style-name="ce5">
            <text:p>-</text:p>
          </table:table-cell>
          <table:table-cell office:value-type="string" office:string-value="-" table:formula="msoxl:=IF(SUM(N36:N38)=0,&quot;-&quot;,SUM(N36:N38))" table:style-name="ce5">
            <text:p>-</text:p>
          </table:table-cell>
          <table:table-cell office:value-type="string" office:string-value="-" table:formula="msoxl:=IF(SUM(O36:O38)=0,&quot;-&quot;,SUM(O36:O38))" table:style-name="ce5">
            <text:p>-</text:p>
          </table:table-cell>
          <table:table-cell office:value-type="string" office:string-value="-" table:formula="msoxl:=IF(SUM(P36:P38)=0,&quot;-&quot;,SUM(P36:P38))" table:style-name="ce5">
            <text:p>-</text:p>
          </table:table-cell>
          <table:table-cell office:value-type="string" office:string-value="-" table:formula="msoxl:=IF(SUM(Q36:Q38)=0,&quot;-&quot;,SUM(Q36:Q38))" table:style-name="ce5">
            <text:p>-</text:p>
          </table:table-cell>
          <table:table-cell office:value-type="string" office:string-value="-" table:formula="msoxl:=IF(SUM(R36:R38)=0,&quot;-&quot;,SUM(R36:R38))" table:style-name="ce5">
            <text:p>-</text:p>
          </table:table-cell>
          <table:table-cell office:value-type="string" office:string-value="-" table:formula="msoxl:=IF(SUM(S36:S38)=0,&quot;-&quot;,SUM(S36:S38))" table:style-name="ce5">
            <text:p>-</text:p>
          </table:table-cell>
          <table:table-cell office:value-type="string" office:string-value="-" table:formula="msoxl:=IF(SUM(T36:T38)=0,&quot;-&quot;,SUM(T36:T38))" table:style-name="ce5">
            <text:p>-</text:p>
          </table:table-cell>
          <table:table-cell office:value-type="string" office:string-value="-" table:formula="msoxl:=IF(SUM(U36:U38)=0,&quot;-&quot;,SUM(U36:U38))" table:style-name="ce5">
            <text:p>-</text:p>
          </table:table-cell>
          <table:table-cell office:value-type="string" office:string-value="-" table:formula="msoxl:=IF(SUM(V36:V38)=0,&quot;-&quot;,SUM(V36:V38))" table:style-name="ce5">
            <text:p>-</text:p>
          </table:table-cell>
          <table:table-cell office:value-type="string" office:string-value="-" table:formula="msoxl:=IF(SUM(W36:W38)=0,&quot;-&quot;,SUM(W36:W38))" table:style-name="ce5">
            <text:p>-</text:p>
          </table:table-cell>
          <table:table-cell office:value-type="string" office:string-value="-" table:formula="msoxl:=IF(SUM(X36:X38)=0,&quot;-&quot;,SUM(X36:X3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臺中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36,Q36)=0,&quot;-&quot;,SUM(E36,Q36))" table:style-name="ce5">
            <text:p>-</text:p>
          </table:table-cell>
          <table:table-cell office:value-type="string" office:string-value="-" table:formula="msoxl:=IF(SUM(F36:P36)=0,&quot;-&quot;,SUM(F36:P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6:X36)=0,&quot;-&quot;,SUM(R36:X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TAICHUNG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37,Q37)=0,&quot;-&quot;,SUM(E37,Q37))" table:style-name="ce5">
            <text:p>-</text:p>
          </table:table-cell>
          <table:table-cell office:value-type="string" office:string-value="-" table:formula="msoxl:=IF(SUM(F37:P37)=0,&quot;-&quot;,SUM(F37:P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7:X37)=0,&quot;-&quot;,SUM(R37:X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38,Q38)=0,&quot;-&quot;,SUM(E38,Q38))" table:style-name="ce5">
            <text:p>-</text:p>
          </table:table-cell>
          <table:table-cell office:value-type="string" office:string-value="-" table:formula="msoxl:=IF(SUM(F38:P38)=0,&quot;-&quot;,SUM(F38:P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8:X38)=0,&quot;-&quot;,SUM(R38:X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29" table:formula="msoxl:=IF(SUM(D41:D43)=0,&quot;-&quot;,SUM(D41:D43))" table:style-name="ce5">
            <text:p>29</text:p>
          </table:table-cell>
          <table:table-cell office:value-type="float" office:value="29" table:formula="msoxl:=IF(SUM(E41:E43)=0,&quot;-&quot;,SUM(E41:E43))" table:style-name="ce5">
            <text:p>29</text:p>
          </table:table-cell>
          <table:table-cell office:value-type="string" office:string-value="-" table:formula="msoxl:=IF(SUM(F41:F43)=0,&quot;-&quot;,SUM(F41:F43))" table:style-name="ce5">
            <text:p>-</text:p>
          </table:table-cell>
          <table:table-cell office:value-type="float" office:value="15" table:formula="msoxl:=IF(SUM(G41:G43)=0,&quot;-&quot;,SUM(G41:G43))" table:style-name="ce5">
            <text:p>15</text:p>
          </table:table-cell>
          <table:table-cell office:value-type="string" office:string-value="-" table:formula="msoxl:=IF(SUM(H41:H43)=0,&quot;-&quot;,SUM(H41:H43))" table:style-name="ce5">
            <text:p>-</text:p>
          </table:table-cell>
          <table:table-cell office:value-type="float" office:value="3" table:formula="msoxl:=IF(SUM(I41:I43)=0,&quot;-&quot;,SUM(I41:I43))" table:style-name="ce5">
            <text:p>3</text:p>
          </table:table-cell>
          <table:table-cell office:value-type="float" office:value="3" table:formula="msoxl:=IF(SUM(J41:J43)=0,&quot;-&quot;,SUM(J41:J43))" table:style-name="ce5">
            <text:p>3</text:p>
          </table:table-cell>
          <table:table-cell office:value-type="string" office:string-value="-" table:formula="msoxl:=IF(SUM(K41:K43)=0,&quot;-&quot;,SUM(K41:K43))" table:style-name="ce5">
            <text:p>-</text:p>
          </table:table-cell>
          <table:table-cell office:value-type="float" office:value="5" table:formula="msoxl:=IF(SUM(L41:L43)=0,&quot;-&quot;,SUM(L41:L43))" table:style-name="ce5">
            <text:p>5</text:p>
          </table:table-cell>
          <table:table-cell office:value-type="float" office:value="3" table:formula="msoxl:=IF(SUM(M41:M43)=0,&quot;-&quot;,SUM(M41:M43))" table:style-name="ce5">
            <text:p>3</text:p>
          </table:table-cell>
          <table:table-cell office:value-type="string" office:string-value="-" table:formula="msoxl:=IF(SUM(N41:N43)=0,&quot;-&quot;,SUM(N41:N43))" table:style-name="ce5">
            <text:p>-</text:p>
          </table:table-cell>
          <table:table-cell office:value-type="string" office:string-value="-" table:formula="msoxl:=IF(SUM(O41:O43)=0,&quot;-&quot;,SUM(O41:O43))" table:style-name="ce5">
            <text:p>-</text:p>
          </table:table-cell>
          <table:table-cell office:value-type="string" office:string-value="-" table:formula="msoxl:=IF(SUM(P41:P43)=0,&quot;-&quot;,SUM(P41:P43))" table:style-name="ce5">
            <text:p>-</text:p>
          </table:table-cell>
          <table:table-cell office:value-type="string" office:string-value="-" table:formula="msoxl:=IF(SUM(Q41:Q43)=0,&quot;-&quot;,SUM(Q41:Q43))" table:style-name="ce5">
            <text:p>-</text:p>
          </table:table-cell>
          <table:table-cell office:value-type="string" office:string-value="-" table:formula="msoxl:=IF(SUM(R41:R43)=0,&quot;-&quot;,SUM(R41:R43))" table:style-name="ce5">
            <text:p>-</text:p>
          </table:table-cell>
          <table:table-cell office:value-type="string" office:string-value="-" table:formula="msoxl:=IF(SUM(S41:S43)=0,&quot;-&quot;,SUM(S41:S43))" table:style-name="ce5">
            <text:p>-</text:p>
          </table:table-cell>
          <table:table-cell office:value-type="string" office:string-value="-" table:formula="msoxl:=IF(SUM(T41:T43)=0,&quot;-&quot;,SUM(T41:T43))" table:style-name="ce5">
            <text:p>-</text:p>
          </table:table-cell>
          <table:table-cell office:value-type="string" office:string-value="-" table:formula="msoxl:=IF(SUM(U41:U43)=0,&quot;-&quot;,SUM(U41:U43))" table:style-name="ce5">
            <text:p>-</text:p>
          </table:table-cell>
          <table:table-cell office:value-type="string" office:string-value="-" table:formula="msoxl:=IF(SUM(V41:V43)=0,&quot;-&quot;,SUM(V41:V43))" table:style-name="ce5">
            <text:p>-</text:p>
          </table:table-cell>
          <table:table-cell office:value-type="string" office:string-value="-" table:formula="msoxl:=IF(SUM(W41:W43)=0,&quot;-&quot;,SUM(W41:W43))" table:style-name="ce5">
            <text:p>-</text:p>
          </table:table-cell>
          <table:table-cell office:value-type="string" office:string-value="-" table:formula="msoxl:=IF(SUM(X41:X43)=0,&quot;-&quot;,SUM(X41:X4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臺南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18" table:formula="msoxl:=IF(SUM(E41,Q41)=0,&quot;-&quot;,SUM(E41,Q41))" table:style-name="ce5">
            <text:p>18</text:p>
          </table:table-cell>
          <table:table-cell office:value-type="float" office:value="18" table:formula="msoxl:=IF(SUM(F41:P41)=0,&quot;-&quot;,SUM(F41:P41))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41:X41)=0,&quot;-&quot;,SUM(R41:X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TAINAN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10" table:formula="msoxl:=IF(SUM(E42,Q42)=0,&quot;-&quot;,SUM(E42,Q42))" table:style-name="ce5">
            <text:p>10</text:p>
          </table:table-cell>
          <table:table-cell office:value-type="float" office:value="10" table:formula="msoxl:=IF(SUM(F42:P42)=0,&quot;-&quot;,SUM(F42:P42))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42:X42)=0,&quot;-&quot;,SUM(R42:X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6"/>
          <table:table-cell office:value-type="string" table:style-name="ce12">
            <text:p>外銷工廠</text:p>
          </table:table-cell>
          <table:table-cell office:value-type="string" table:style-name="ce7">
            <text:p>-C-</text:p>
          </table:table-cell>
          <table:table-cell office:value-type="float" office:value="1" table:formula="msoxl:=IF(SUM(E43,Q43)=0,&quot;-&quot;,SUM(E43,Q43))" table:style-name="ce9">
            <text:p>1</text:p>
          </table:table-cell>
          <table:table-cell office:value-type="float" office:value="1" table:formula="msoxl:=IF(SUM(F43:P43)=0,&quot;-&quot;,SUM(F43:P43))" table:style-name="ce9">
            <text:p>1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office:string-value="-" table:formula="msoxl:=IF(SUM(R43:X43)=0,&quot;-&quot;,SUM(R43:X43))" table:style-name="ce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Note: -A- Cottage Industries <text:s text:c="3"/>-B- Product Inspection Bureau Classified Plant <text:s text:c="4"/>-C- Licensed Plant</text:p>
          </table:table-cell>
          <table:table-cell table:number-columns-repeated="16383" table:style-name="ce1"/>
        </table:table-row>
        <table:table-row table:number-rows-repeated="1048532" table:style-name="ro4">
          <table:table-cell table:number-columns-repeated="16384"/>
        </table:table-row>
      </table:table>
      <table:table table:name="_水產加工廠(場)數1(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7" table:number-columns-repeated="2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number-columns-repeated="16357" table:default-cell-style-name="ce1"/>
        <table:table-row table:style-name="ro1">
          <table:table-cell office:value-type="string" table:number-columns-spanned="3" table:number-rows-spanned="1" table:style-name="ce32">
            <text:p>14‧水產加工廠場數(續)</text:p>
          </table:table-cell>
          <table:covered-table-cell table:number-columns-repeated="2"/>
          <table:table-cell table:style-name="ce1"/>
          <table:table-cell table:number-columns-spanned="2" table:number-rows-spanned="1" table:style-name="ce33"/>
          <table:covered-table-cell/>
          <table:table-cell table:number-columns-repeated="8" table:style-name="ce1"/>
          <table:table-cell office:value-type="string" table:number-columns-spanned="10" table:number-rows-spanned="1" table:style-name="ce32">
            <text:p>14‧NUMBER OF PROCESSING PLANTS (Continued)</text:p>
          </table:table-cell>
          <table:covered-table-cell table:number-columns-repeated="8"/>
          <table:covered-table-cell/>
          <table:table-cell table:number-columns-repeated="16360"/>
        </table:table-row>
        <table:table-row table:style-name="ro2">
          <table:table-cell table:number-columns-repeated="4" table:style-name="ce1"/>
          <table:table-cell office:value-type="string" table:style-name="ce2">
            <text:p>單位：家</text:p>
          </table:table-cell>
          <table:table-cell table:number-columns-repeated="17" table:style-name="ce1"/>
          <table:table-cell office:value-type="string" table:style-name="ce2">
            <text:p>Unit：Plant</text:p>
          </table:table-cell>
          <table:table-cell table:number-columns-repeated="16361" table:style-name="ce1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number-columns-spanned="12" table:number-rows-spanned="1" table:style-name="ce39">
            <text:p>食用 品</text:p>
          </table:table-cell>
          <table:covered-table-cell table:number-columns-repeated="11"/>
          <table:table-cell office:value-type="string" table:number-columns-spanned="8" table:number-rows-spanned="1" table:style-name="ce39">
            <text:p>非食用 品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table:style-name="ce16"/>
          <table:table-cell table:number-columns-spanned="2" table:number-rows-spanned="1" table:style-name="ce38"/>
          <table:covered-table-cell/>
          <table:table-cell table:style-name="ce16"/>
          <table:table-cell office:value-type="string" table:number-columns-spanned="12" table:number-rows-spanned="1" table:style-name="ce40">
            <text:p>Food <text:s/>Products</text:p>
          </table:table-cell>
          <table:covered-table-cell table:number-columns-repeated="11"/>
          <table:table-cell office:value-type="string" table:number-columns-spanned="8" table:number-rows-spanned="1" table:style-name="ce40">
            <text:p>Non-Food <text:s/>Products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number-columns-spanned="2" table:number-rows-spanned="1" table:style-name="ce38">
            <text:p>加工廠(場)型態</text:p>
          </table:table-cell>
          <table:covered-table-cell/>
          <table:table-cell office:value-type="string" table:style-name="ce16">
            <text:p>總 <text:s/>計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罐頭品</text:p>
          </table:table-cell>
          <table:table-cell office:value-type="string" table:number-columns-spanned="1" table:number-rows-spanned="2" table:style-name="ce36">
            <text:p>冷凍冷藏品</text:p>
          </table:table-cell>
          <table:table-cell office:value-type="string" table:number-columns-spanned="1" table:number-rows-spanned="2" table:style-name="ce36">
            <text:p>燻製品</text:p>
          </table:table-cell>
          <table:table-cell office:value-type="string" table:number-columns-spanned="1" table:number-rows-spanned="2" table:style-name="ce36">
            <text:p>乾製鹽製品</text:p>
          </table:table-cell>
          <table:table-cell office:value-type="string" table:number-columns-spanned="1" table:number-rows-spanned="2" table:style-name="ce36">
            <text:p>調味乾製品<text:s/></text:p>
          </table:table-cell>
          <table:table-cell office:value-type="string" table:number-columns-spanned="1" table:number-rows-spanned="2" table:style-name="ce36">
            <text:p>魚翅</text:p>
          </table:table-cell>
          <table:table-cell office:value-type="string" table:number-columns-spanned="1" table:number-rows-spanned="2" table:style-name="ce36">
            <text:p>魚卵</text:p>
          </table:table-cell>
          <table:table-cell office:value-type="string" table:number-columns-spanned="1" table:number-rows-spanned="2" table:style-name="ce36">
            <text:p>魚漿製品</text:p>
          </table:table-cell>
          <table:table-cell office:value-type="string" table:number-columns-spanned="1" table:number-rows-spanned="2" table:style-name="ce36">
            <text:p>魚蝦油魚肝油</text:p>
          </table:table-cell>
          <table:table-cell office:value-type="string" table:number-columns-spanned="1" table:number-rows-spanned="2" table:style-name="ce36">
            <text:p>洋菜</text:p>
          </table:table-cell>
          <table:table-cell office:value-type="string" table:number-columns-spanned="1" table:number-rows-spanned="2" table:style-name="ce36">
            <text:p>其他製品<text:s/>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貝殼粉</text:p>
          </table:table-cell>
          <table:table-cell office:value-type="string" table:number-columns-spanned="1" table:number-rows-spanned="2" table:style-name="ce36">
            <text:p>魚粉</text:p>
          </table:table-cell>
          <table:table-cell office:value-type="string" table:number-columns-spanned="1" table:number-rows-spanned="2" table:style-name="ce36">
            <text:p>油脂類</text:p>
          </table:table-cell>
          <table:table-cell office:value-type="string" table:number-columns-spanned="1" table:number-rows-spanned="2" table:style-name="ce36">
            <text:p>渣粨類</text:p>
          </table:table-cell>
          <table:table-cell office:value-type="string" table:number-columns-spanned="1" table:number-rows-spanned="2" table:style-name="ce36">
            <text:p>魚溶漿</text:p>
          </table:table-cell>
          <table:table-cell office:value-type="string" table:number-columns-spanned="1" table:number-rows-spanned="2" table:style-name="ce36">
            <text:p>珊瑚製品<text:s/></text:p>
          </table:table-cell>
          <table:table-cell office:value-type="string" table:number-columns-spanned="1" table:number-rows-spanned="2" table:style-name="ce36">
            <text:p>其他非食用品</text:p>
          </table:table-cell>
          <table:table-cell table:number-columns-repeated="16360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number-columns-spanned="2" table:number-rows-spanned="1" table:style-name="ce38">
            <text:p>Type of Plants</text:p>
          </table:table-cell>
          <table:covered-table-cell/>
          <table:table-cell office:value-type="string" table:style-name="ce16">
            <text:p>Gr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>Total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Canned</text:p>
          </table:table-cell>
          <table:table-cell office:value-type="string" table:style-name="ce21">
            <text:p>Frozen</text:p>
          </table:table-cell>
          <table:table-cell office:value-type="string" table:style-name="ce16">
            <text:p>Smok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Mullet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Agar</text:p>
          </table:table-cell>
          <table:table-cell office:value-type="string" table:style-name="ce16">
            <text:p>Other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Shell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Corals</text:p>
          </table:table-cell>
          <table:table-cell office:value-type="string" table:style-name="ce16">
            <text:p>Other</text:p>
          </table:table-cell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/>
          </table:table-cell>
          <table:table-cell table:number-columns-repeated="2" table:style-name="ce16"/>
          <table:table-cell office:value-type="string" table:style-name="ce21">
            <text:p>and Cold</text:p>
          </table:table-cell>
          <table:table-cell table:style-name="ce16"/>
          <table:table-cell office:value-type="string" table:style-name="ce16">
            <text:p>Salted</text:p>
          </table:table-cell>
          <table:table-cell office:value-type="string" table:style-name="ce16">
            <text:p>Season-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Roe</text:p>
          </table:table-cell>
          <table:table-cell office:value-type="string" table:style-name="ce16">
            <text:p>Paste</text:p>
          </table:table-cell>
          <table:table-cell office:value-type="string" table:style-name="ce16">
            <text:p>Liver</text:p>
          </table:table-cell>
          <table:table-cell table:number-columns-repeated="3" table:style-name="ce16"/>
          <table:table-cell office:value-type="string" table:style-name="ce16">
            <text:p>Lime</text:p>
          </table:table-cell>
          <table:table-cell office:value-type="string" table:style-name="ce16">
            <text:p>Meal</text:p>
          </table:table-cell>
          <table:table-cell office:value-type="string" table:style-name="ce16">
            <text:p>Oil</text:p>
          </table:table-cell>
          <table:table-cell office:value-type="string" table:style-name="ce16">
            <text:p>Cake</text:p>
          </table:table-cell>
          <table:table-cell office:value-type="string" table:style-name="ce16">
            <text:p>Soluble</text:p>
          </table:table-cell>
          <table:table-cell table:number-columns-repeated="2" table:style-name="ce16"/>
          <table:table-cell table:number-columns-repeated="16360"/>
        </table:table-row>
        <table:table-row table:style-name="ro2">
          <table:table-cell table:style-name="ce22"/>
          <table:table-cell table:style-name="ce19"/>
          <table:table-cell table:style-name="ce20"/>
          <table:table-cell table:number-columns-repeated="3" table:style-name="ce22"/>
          <table:table-cell office:value-type="string" table:style-name="ce23">
            <text:p>Storage</text:p>
          </table:table-cell>
          <table:table-cell office:value-type="string" table:style-name="ce22">
            <text:p/>
          </table:table-cell>
          <table:table-cell table:style-name="ce22"/>
          <table:table-cell office:value-type="string" table:style-name="ce22">
            <text:p>ing</text:p>
          </table:table-cell>
          <table:table-cell table:number-columns-repeated="3" table:style-name="ce22"/>
          <table:table-cell office:value-type="string" table:style-name="ce22">
            <text:p>and Oil</text:p>
          </table:table-cell>
          <table:table-cell table:number-columns-repeated="10" table:style-name="ce22"/>
          <table:table-cell table:number-columns-repeated="16360"/>
        </table:table-row>
        <table:table-row table:style-name="ro3">
          <table:table-cell table:style-name="ce24"/>
          <table:table-cell office:value-type="string" table:style-name="ce10">
            <text:p>合 計 Total</text:p>
          </table:table-cell>
          <table:table-cell table:style-name="ce4"/>
          <table:table-cell office:value-type="float" office:value="50" table:formula="msoxl:=IF(SUM(D11:D13)=0,&quot;-&quot;,SUM(D11:D13))" table:style-name="ce5">
            <text:p>50</text:p>
          </table:table-cell>
          <table:table-cell office:value-type="float" office:value="50" table:formula="msoxl:=IF(SUM(E11:E13)=0,&quot;-&quot;,SUM(E11:E13))" table:style-name="ce5">
            <text:p>50</text:p>
          </table:table-cell>
          <table:table-cell office:value-type="float" office:value="3" table:formula="msoxl:=IF(SUM(F11:F13)=0,&quot;-&quot;,SUM(F11:F13))" table:style-name="ce5">
            <text:p>3</text:p>
          </table:table-cell>
          <table:table-cell office:value-type="float" office:value="27" table:formula="msoxl:=IF(SUM(G11:G13)=0,&quot;-&quot;,SUM(G11:G13))" table:style-name="ce5">
            <text:p>27</text:p>
          </table:table-cell>
          <table:table-cell office:value-type="float" office:value="1" table:formula="msoxl:=IF(SUM(H11:H13)=0,&quot;-&quot;,SUM(H11:H13))" table:style-name="ce5">
            <text:p>1</text:p>
          </table:table-cell>
          <table:table-cell office:value-type="float" office:value="2" table:formula="msoxl:=IF(SUM(I11:I13)=0,&quot;-&quot;,SUM(I11:I13))" table:style-name="ce5">
            <text:p>2</text:p>
          </table:table-cell>
          <table:table-cell office:value-type="float" office:value="5" table:formula="msoxl:=IF(SUM(J11:J13)=0,&quot;-&quot;,SUM(J11:J13))" table:style-name="ce5">
            <text:p>5</text:p>
          </table:table-cell>
          <table:table-cell office:value-type="float" office:value="1" table:formula="msoxl:=IF(SUM(K11:K13)=0,&quot;-&quot;,SUM(K11:K13))" table:style-name="ce5">
            <text:p>1</text:p>
          </table:table-cell>
          <table:table-cell office:value-type="float" office:value="2" table:formula="msoxl:=IF(SUM(L11:L13)=0,&quot;-&quot;,SUM(L11:L13))" table:style-name="ce5">
            <text:p>2</text:p>
          </table:table-cell>
          <table:table-cell office:value-type="float" office:value="9" table:formula="msoxl:=IF(SUM(M11:M13)=0,&quot;-&quot;,SUM(M11:M13))" table:style-name="ce5">
            <text:p>9</text:p>
          </table:table-cell>
          <table:table-cell office:value-type="string" office:string-value="-" table:formula="msoxl:=IF(SUM(N11:N13)=0,&quot;-&quot;,SUM(N11:N13))" table:style-name="ce5">
            <text:p>-</text:p>
          </table:table-cell>
          <table:table-cell office:value-type="string" office:string-value="-" table:formula="msoxl:=IF(SUM(O11:O13)=0,&quot;-&quot;,SUM(O11:O13))" table:style-name="ce5">
            <text:p>-</text:p>
          </table:table-cell>
          <table:table-cell office:value-type="string" office:string-value="-" table:formula="msoxl:=IF(SUM(P11:P13)=0,&quot;-&quot;,SUM(P11:P13))" table:style-name="ce5">
            <text:p>-</text:p>
          </table:table-cell>
          <table:table-cell office:value-type="string" office:string-value="-" table:formula="msoxl:=IF(SUM(Q11:Q13)=0,&quot;-&quot;,SUM(Q11:Q13))" table:style-name="ce5">
            <text:p>-</text:p>
          </table:table-cell>
          <table:table-cell office:value-type="string" office:string-value="-" table:formula="msoxl:=IF(SUM(R11:R13)=0,&quot;-&quot;,SUM(R11:R13))" table:style-name="ce5">
            <text:p>-</text:p>
          </table:table-cell>
          <table:table-cell office:value-type="string" office:string-value="-" table:formula="msoxl:=IF(SUM(S11:S13)=0,&quot;-&quot;,SUM(S11:S13))" table:style-name="ce5">
            <text:p>-</text:p>
          </table:table-cell>
          <table:table-cell office:value-type="string" office:string-value="-" table:formula="msoxl:=IF(SUM(T11:T13)=0,&quot;-&quot;,SUM(T11:T13))" table:style-name="ce5">
            <text:p>-</text:p>
          </table:table-cell>
          <table:table-cell office:value-type="string" office:string-value="-" table:formula="msoxl:=IF(SUM(U11:U13)=0,&quot;-&quot;,SUM(U11:U13))" table:style-name="ce5">
            <text:p>-</text:p>
          </table:table-cell>
          <table:table-cell office:value-type="string" office:string-value="-" table:formula="msoxl:=IF(SUM(V11:V13)=0,&quot;-&quot;,SUM(V11:V13))" table:style-name="ce5">
            <text:p>-</text:p>
          </table:table-cell>
          <table:table-cell office:value-type="string" office:string-value="-" table:formula="msoxl:=IF(SUM(W11:W13)=0,&quot;-&quot;,SUM(W11:W13))" table:style-name="ce5">
            <text:p>-</text:p>
          </table:table-cell>
          <table:table-cell office:value-type="string" office:string-value="-" table:formula="msoxl:=IF(SUM(X11:X13)=0,&quot;-&quot;,SUM(X11:X1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高雄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9" table:formula="msoxl:=IF(SUM(E11,Q11)=0,&quot;-&quot;,SUM(E11,Q11))" table:style-name="ce5">
            <text:p>9</text:p>
          </table:table-cell>
          <table:table-cell office:value-type="float" office:value="9" table:formula="msoxl:=IF(SUM(F11:P11)=0,&quot;-&quot;,SUM(F11:P11))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1:X11)=0,&quot;-&quot;,SUM(R11:X1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KAOHSIUNG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17" table:formula="msoxl:=IF(SUM(E12,Q12)=0,&quot;-&quot;,SUM(E12,Q12))" table:style-name="ce5">
            <text:p>17</text:p>
          </table:table-cell>
          <table:table-cell office:value-type="float" office:value="17" table:formula="msoxl:=IF(SUM(F12:P12)=0,&quot;-&quot;,SUM(F12:P12))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2:X12)=0,&quot;-&quot;,SUM(R12:X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float" office:value="24" table:formula="msoxl:=IF(SUM(E13,Q13)=0,&quot;-&quot;,SUM(E13,Q13))" table:style-name="ce5">
            <text:p>24</text:p>
          </table:table-cell>
          <table:table-cell office:value-type="float" office:value="24" table:formula="msoxl:=IF(SUM(F13:P13)=0,&quot;-&quot;,SUM(F13:P13))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3:X13)=0,&quot;-&quot;,SUM(R13:X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83" table:formula="msoxl:=IF(SUM(D16:D18)=0,&quot;-&quot;,SUM(D16:D18))" table:style-name="ce5">
            <text:p>83</text:p>
          </table:table-cell>
          <table:table-cell office:value-type="float" office:value="83" table:formula="msoxl:=IF(SUM(E16:E18)=0,&quot;-&quot;,SUM(E16:E18))" table:style-name="ce5">
            <text:p>83</text:p>
          </table:table-cell>
          <table:table-cell office:value-type="float" office:value="19" table:formula="msoxl:=IF(SUM(F16:F18)=0,&quot;-&quot;,SUM(F16:F18))" table:style-name="ce5">
            <text:p>19</text:p>
          </table:table-cell>
          <table:table-cell office:value-type="float" office:value="49" table:formula="msoxl:=IF(SUM(G16:G18)=0,&quot;-&quot;,SUM(G16:G18))" table:style-name="ce5">
            <text:p>49</text:p>
          </table:table-cell>
          <table:table-cell office:value-type="string" office:string-value="-" table:formula="msoxl:=IF(SUM(H16:H18)=0,&quot;-&quot;,SUM(H16:H18))" table:style-name="ce5">
            <text:p>-</text:p>
          </table:table-cell>
          <table:table-cell office:value-type="float" office:value="15" table:formula="msoxl:=IF(SUM(I16:I18)=0,&quot;-&quot;,SUM(I16:I18))" table:style-name="ce5">
            <text:p>15</text:p>
          </table:table-cell>
          <table:table-cell office:value-type="string" office:string-value="-" table:formula="msoxl:=IF(SUM(J16:J18)=0,&quot;-&quot;,SUM(J16:J18))" table:style-name="ce5">
            <text:p>-</text:p>
          </table:table-cell>
          <table:table-cell office:value-type="string" office:string-value="-" table:formula="msoxl:=IF(SUM(K16:K18)=0,&quot;-&quot;,SUM(K16:K18))" table:style-name="ce5">
            <text:p>-</text:p>
          </table:table-cell>
          <table:table-cell office:value-type="string" office:string-value="-" table:formula="msoxl:=IF(SUM(L16:L18)=0,&quot;-&quot;,SUM(L16:L18))" table:style-name="ce5">
            <text:p>-</text:p>
          </table:table-cell>
          <table:table-cell office:value-type="string" office:string-value="-" table:formula="msoxl:=IF(SUM(M16:M18)=0,&quot;-&quot;,SUM(M16:M18))" table:style-name="ce5">
            <text:p>-</text:p>
          </table:table-cell>
          <table:table-cell office:value-type="string" office:string-value="-" table:formula="msoxl:=IF(SUM(N16:N18)=0,&quot;-&quot;,SUM(N16:N18))" table:style-name="ce5">
            <text:p>-</text:p>
          </table:table-cell>
          <table:table-cell office:value-type="string" office:string-value="-" table:formula="msoxl:=IF(SUM(O16:O18)=0,&quot;-&quot;,SUM(O16:O18))" table:style-name="ce5">
            <text:p>-</text:p>
          </table:table-cell>
          <table:table-cell office:value-type="string" office:string-value="-" table:formula="msoxl:=IF(SUM(P16:P18)=0,&quot;-&quot;,SUM(P16:P18))" table:style-name="ce5">
            <text:p>-</text:p>
          </table:table-cell>
          <table:table-cell office:value-type="string" office:string-value="-" table:formula="msoxl:=IF(SUM(Q16:Q18)=0,&quot;-&quot;,SUM(Q16:Q18))" table:style-name="ce5">
            <text:p>-</text:p>
          </table:table-cell>
          <table:table-cell office:value-type="string" office:string-value="-" table:formula="msoxl:=IF(SUM(R16:R18)=0,&quot;-&quot;,SUM(R16:R18))" table:style-name="ce5">
            <text:p>-</text:p>
          </table:table-cell>
          <table:table-cell office:value-type="string" office:string-value="-" table:formula="msoxl:=IF(SUM(S16:S18)=0,&quot;-&quot;,SUM(S16:S18))" table:style-name="ce5">
            <text:p>-</text:p>
          </table:table-cell>
          <table:table-cell office:value-type="string" office:string-value="-" table:formula="msoxl:=IF(SUM(T16:T18)=0,&quot;-&quot;,SUM(T16:T18))" table:style-name="ce5">
            <text:p>-</text:p>
          </table:table-cell>
          <table:table-cell office:value-type="string" office:string-value="-" table:formula="msoxl:=IF(SUM(U16:U18)=0,&quot;-&quot;,SUM(U16:U18))" table:style-name="ce5">
            <text:p>-</text:p>
          </table:table-cell>
          <table:table-cell office:value-type="string" office:string-value="-" table:formula="msoxl:=IF(SUM(V16:V18)=0,&quot;-&quot;,SUM(V16:V18))" table:style-name="ce5">
            <text:p>-</text:p>
          </table:table-cell>
          <table:table-cell office:value-type="string" office:string-value="-" table:formula="msoxl:=IF(SUM(W16:W18)=0,&quot;-&quot;,SUM(W16:W18))" table:style-name="ce5">
            <text:p>-</text:p>
          </table:table-cell>
          <table:table-cell office:value-type="string" office:string-value="-" table:formula="msoxl:=IF(SUM(X16:X18)=0,&quot;-&quot;,SUM(X16:X1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宜蘭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14" table:formula="msoxl:=IF(SUM(E16,Q16)=0,&quot;-&quot;,SUM(E16,Q16))" table:style-name="ce5">
            <text:p>14</text:p>
          </table:table-cell>
          <table:table-cell office:value-type="float" office:value="14" table:formula="msoxl:=IF(SUM(F16:P16)=0,&quot;-&quot;,SUM(F16:P16))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6:X16)=0,&quot;-&quot;,SUM(R16:X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ILAN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65" table:formula="msoxl:=IF(SUM(E17,Q17)=0,&quot;-&quot;,SUM(E17,Q17))" table:style-name="ce5">
            <text:p>65</text:p>
          </table:table-cell>
          <table:table-cell office:value-type="float" office:value="65" table:formula="msoxl:=IF(SUM(F17:P17)=0,&quot;-&quot;,SUM(F17:P17))" table:style-name="ce5">
            <text:p>65</text:p>
          </table:table-cell>
          <table:table-cell office:value-type="float" office:value="19" table:style-name="ce5">
            <text:p>19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7:X17)=0,&quot;-&quot;,SUM(R17:X1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float" office:value="4" table:formula="msoxl:=IF(SUM(E18,Q18)=0,&quot;-&quot;,SUM(E18,Q18))" table:style-name="ce5">
            <text:p>4</text:p>
          </table:table-cell>
          <table:table-cell office:value-type="float" office:value="4" table:formula="msoxl:=IF(SUM(F18:P18)=0,&quot;-&quot;,SUM(F18:P18))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8:X18)=0,&quot;-&quot;,SUM(R18:X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21:D23)=0,&quot;-&quot;,SUM(D21:D23))" table:style-name="ce5">
            <text:p>-</text:p>
          </table:table-cell>
          <table:table-cell office:value-type="string" office:string-value="-" table:formula="msoxl:=IF(SUM(E21:E23)=0,&quot;-&quot;,SUM(E21:E23))" table:style-name="ce5">
            <text:p>-</text:p>
          </table:table-cell>
          <table:table-cell office:value-type="string" office:string-value="-" table:formula="msoxl:=IF(SUM(F21:F23)=0,&quot;-&quot;,SUM(F21:F23))" table:style-name="ce5">
            <text:p>-</text:p>
          </table:table-cell>
          <table:table-cell office:value-type="string" office:string-value="-" table:formula="msoxl:=IF(SUM(G21:G23)=0,&quot;-&quot;,SUM(G21:G23))" table:style-name="ce5">
            <text:p>-</text:p>
          </table:table-cell>
          <table:table-cell office:value-type="string" office:string-value="-" table:formula="msoxl:=IF(SUM(H21:H23)=0,&quot;-&quot;,SUM(H21:H23))" table:style-name="ce5">
            <text:p>-</text:p>
          </table:table-cell>
          <table:table-cell office:value-type="string" office:string-value="-" table:formula="msoxl:=IF(SUM(I21:I23)=0,&quot;-&quot;,SUM(I21:I23))" table:style-name="ce5">
            <text:p>-</text:p>
          </table:table-cell>
          <table:table-cell office:value-type="string" office:string-value="-" table:formula="msoxl:=IF(SUM(J21:J23)=0,&quot;-&quot;,SUM(J21:J23))" table:style-name="ce5">
            <text:p>-</text:p>
          </table:table-cell>
          <table:table-cell office:value-type="string" office:string-value="-" table:formula="msoxl:=IF(SUM(K21:K23)=0,&quot;-&quot;,SUM(K21:K23))" table:style-name="ce5">
            <text:p>-</text:p>
          </table:table-cell>
          <table:table-cell office:value-type="string" office:string-value="-" table:formula="msoxl:=IF(SUM(L21:L23)=0,&quot;-&quot;,SUM(L21:L23))" table:style-name="ce5">
            <text:p>-</text:p>
          </table:table-cell>
          <table:table-cell office:value-type="string" office:string-value="-" table:formula="msoxl:=IF(SUM(M21:M23)=0,&quot;-&quot;,SUM(M21:M23))" table:style-name="ce5">
            <text:p>-</text:p>
          </table:table-cell>
          <table:table-cell office:value-type="string" office:string-value="-" table:formula="msoxl:=IF(SUM(N21:N23)=0,&quot;-&quot;,SUM(N21:N23))" table:style-name="ce5">
            <text:p>-</text:p>
          </table:table-cell>
          <table:table-cell office:value-type="string" office:string-value="-" table:formula="msoxl:=IF(SUM(O21:O23)=0,&quot;-&quot;,SUM(O21:O23))" table:style-name="ce5">
            <text:p>-</text:p>
          </table:table-cell>
          <table:table-cell office:value-type="string" office:string-value="-" table:formula="msoxl:=IF(SUM(P21:P23)=0,&quot;-&quot;,SUM(P21:P23))" table:style-name="ce5">
            <text:p>-</text:p>
          </table:table-cell>
          <table:table-cell office:value-type="string" office:string-value="-" table:formula="msoxl:=IF(SUM(Q21:Q23)=0,&quot;-&quot;,SUM(Q21:Q23))" table:style-name="ce5">
            <text:p>-</text:p>
          </table:table-cell>
          <table:table-cell office:value-type="string" office:string-value="-" table:formula="msoxl:=IF(SUM(R21:R23)=0,&quot;-&quot;,SUM(R21:R23))" table:style-name="ce5">
            <text:p>-</text:p>
          </table:table-cell>
          <table:table-cell office:value-type="string" office:string-value="-" table:formula="msoxl:=IF(SUM(S21:S23)=0,&quot;-&quot;,SUM(S21:S23))" table:style-name="ce5">
            <text:p>-</text:p>
          </table:table-cell>
          <table:table-cell office:value-type="string" office:string-value="-" table:formula="msoxl:=IF(SUM(T21:T23)=0,&quot;-&quot;,SUM(T21:T23))" table:style-name="ce5">
            <text:p>-</text:p>
          </table:table-cell>
          <table:table-cell office:value-type="string" office:string-value="-" table:formula="msoxl:=IF(SUM(U21:U23)=0,&quot;-&quot;,SUM(U21:U23))" table:style-name="ce5">
            <text:p>-</text:p>
          </table:table-cell>
          <table:table-cell office:value-type="string" office:string-value="-" table:formula="msoxl:=IF(SUM(V21:V23)=0,&quot;-&quot;,SUM(V21:V23))" table:style-name="ce5">
            <text:p>-</text:p>
          </table:table-cell>
          <table:table-cell office:value-type="string" office:string-value="-" table:formula="msoxl:=IF(SUM(W21:W23)=0,&quot;-&quot;,SUM(W21:W23))" table:style-name="ce5">
            <text:p>-</text:p>
          </table:table-cell>
          <table:table-cell office:value-type="string" office:string-value="-" table:formula="msoxl:=IF(SUM(X21:X23)=0,&quot;-&quot;,SUM(X21:X2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新竹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21,Q21)=0,&quot;-&quot;,SUM(E21,Q21))" table:style-name="ce5">
            <text:p>-</text:p>
          </table:table-cell>
          <table:table-cell office:value-type="string" office:string-value="-" table:formula="msoxl:=IF(SUM(F21:P21)=0,&quot;-&quot;,SUM(F21:P2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1:X21)=0,&quot;-&quot;,SUM(R21:X2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HSINCHU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2,Q22)=0,&quot;-&quot;,SUM(E22,Q22))" table:style-name="ce5">
            <text:p>-</text:p>
          </table:table-cell>
          <table:table-cell office:value-type="string" office:string-value="-" table:formula="msoxl:=IF(SUM(F22:P22)=0,&quot;-&quot;,SUM(F22:P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2:X22)=0,&quot;-&quot;,SUM(R22:X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3,Q23)=0,&quot;-&quot;,SUM(E23,Q23))" table:style-name="ce5">
            <text:p>-</text:p>
          </table:table-cell>
          <table:table-cell office:value-type="string" office:string-value="-" table:formula="msoxl:=IF(SUM(F23:P23)=0,&quot;-&quot;,SUM(F23:P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3:X23)=0,&quot;-&quot;,SUM(R23:X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26:D28)=0,&quot;-&quot;,SUM(D26:D28))" table:style-name="ce5">
            <text:p>-</text:p>
          </table:table-cell>
          <table:table-cell office:value-type="string" office:string-value="-" table:formula="msoxl:=IF(SUM(E26:E28)=0,&quot;-&quot;,SUM(E26:E28))" table:style-name="ce5">
            <text:p>-</text:p>
          </table:table-cell>
          <table:table-cell office:value-type="string" office:string-value="-" table:formula="msoxl:=IF(SUM(F26:F28)=0,&quot;-&quot;,SUM(F26:F28))" table:style-name="ce5">
            <text:p>-</text:p>
          </table:table-cell>
          <table:table-cell office:value-type="string" office:string-value="-" table:formula="msoxl:=IF(SUM(G26:G28)=0,&quot;-&quot;,SUM(G26:G28))" table:style-name="ce5">
            <text:p>-</text:p>
          </table:table-cell>
          <table:table-cell office:value-type="string" office:string-value="-" table:formula="msoxl:=IF(SUM(H26:H28)=0,&quot;-&quot;,SUM(H26:H28))" table:style-name="ce5">
            <text:p>-</text:p>
          </table:table-cell>
          <table:table-cell office:value-type="string" office:string-value="-" table:formula="msoxl:=IF(SUM(I26:I28)=0,&quot;-&quot;,SUM(I26:I28))" table:style-name="ce5">
            <text:p>-</text:p>
          </table:table-cell>
          <table:table-cell office:value-type="string" office:string-value="-" table:formula="msoxl:=IF(SUM(J26:J28)=0,&quot;-&quot;,SUM(J26:J28))" table:style-name="ce5">
            <text:p>-</text:p>
          </table:table-cell>
          <table:table-cell office:value-type="string" office:string-value="-" table:formula="msoxl:=IF(SUM(K26:K28)=0,&quot;-&quot;,SUM(K26:K28))" table:style-name="ce5">
            <text:p>-</text:p>
          </table:table-cell>
          <table:table-cell office:value-type="string" office:string-value="-" table:formula="msoxl:=IF(SUM(L26:L28)=0,&quot;-&quot;,SUM(L26:L28))" table:style-name="ce5">
            <text:p>-</text:p>
          </table:table-cell>
          <table:table-cell office:value-type="string" office:string-value="-" table:formula="msoxl:=IF(SUM(M26:M28)=0,&quot;-&quot;,SUM(M26:M28))" table:style-name="ce5">
            <text:p>-</text:p>
          </table:table-cell>
          <table:table-cell office:value-type="string" office:string-value="-" table:formula="msoxl:=IF(SUM(N26:N28)=0,&quot;-&quot;,SUM(N26:N28))" table:style-name="ce5">
            <text:p>-</text:p>
          </table:table-cell>
          <table:table-cell office:value-type="string" office:string-value="-" table:formula="msoxl:=IF(SUM(O26:O28)=0,&quot;-&quot;,SUM(O26:O28))" table:style-name="ce5">
            <text:p>-</text:p>
          </table:table-cell>
          <table:table-cell office:value-type="string" office:string-value="-" table:formula="msoxl:=IF(SUM(P26:P28)=0,&quot;-&quot;,SUM(P26:P28))" table:style-name="ce5">
            <text:p>-</text:p>
          </table:table-cell>
          <table:table-cell office:value-type="string" office:string-value="-" table:formula="msoxl:=IF(SUM(Q26:Q28)=0,&quot;-&quot;,SUM(Q26:Q28))" table:style-name="ce5">
            <text:p>-</text:p>
          </table:table-cell>
          <table:table-cell office:value-type="string" office:string-value="-" table:formula="msoxl:=IF(SUM(R26:R28)=0,&quot;-&quot;,SUM(R26:R28))" table:style-name="ce5">
            <text:p>-</text:p>
          </table:table-cell>
          <table:table-cell office:value-type="string" office:string-value="-" table:formula="msoxl:=IF(SUM(S26:S28)=0,&quot;-&quot;,SUM(S26:S28))" table:style-name="ce5">
            <text:p>-</text:p>
          </table:table-cell>
          <table:table-cell office:value-type="string" office:string-value="-" table:formula="msoxl:=IF(SUM(T26:T28)=0,&quot;-&quot;,SUM(T26:T28))" table:style-name="ce5">
            <text:p>-</text:p>
          </table:table-cell>
          <table:table-cell office:value-type="string" office:string-value="-" table:formula="msoxl:=IF(SUM(U26:U28)=0,&quot;-&quot;,SUM(U26:U28))" table:style-name="ce5">
            <text:p>-</text:p>
          </table:table-cell>
          <table:table-cell office:value-type="string" office:string-value="-" table:formula="msoxl:=IF(SUM(V26:V28)=0,&quot;-&quot;,SUM(V26:V28))" table:style-name="ce5">
            <text:p>-</text:p>
          </table:table-cell>
          <table:table-cell office:value-type="string" office:string-value="-" table:formula="msoxl:=IF(SUM(W26:W28)=0,&quot;-&quot;,SUM(W26:W28))" table:style-name="ce5">
            <text:p>-</text:p>
          </table:table-cell>
          <table:table-cell office:value-type="string" office:string-value="-" table:formula="msoxl:=IF(SUM(X26:X28)=0,&quot;-&quot;,SUM(X26:X2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苗栗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26,Q26)=0,&quot;-&quot;,SUM(E26,Q26))" table:style-name="ce5">
            <text:p>-</text:p>
          </table:table-cell>
          <table:table-cell office:value-type="string" office:string-value="-" table:formula="msoxl:=IF(SUM(F26:P26)=0,&quot;-&quot;,SUM(F26:P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6:X26)=0,&quot;-&quot;,SUM(R26:X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MIAOLI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7,Q27)=0,&quot;-&quot;,SUM(E27,Q27))" table:style-name="ce5">
            <text:p>-</text:p>
          </table:table-cell>
          <table:table-cell office:value-type="string" office:string-value="-" table:formula="msoxl:=IF(SUM(F27:P27)=0,&quot;-&quot;,SUM(F27:P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7:X27)=0,&quot;-&quot;,SUM(R27:X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8,Q28)=0,&quot;-&quot;,SUM(E28,Q28))" table:style-name="ce5">
            <text:p>-</text:p>
          </table:table-cell>
          <table:table-cell office:value-type="string" office:string-value="-" table:formula="msoxl:=IF(SUM(F28:P28)=0,&quot;-&quot;,SUM(F28:P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8:X28)=0,&quot;-&quot;,SUM(R28:X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15" table:formula="msoxl:=IF(SUM(D31:D33)=0,&quot;-&quot;,SUM(D31:D33))" table:style-name="ce5">
            <text:p>15</text:p>
          </table:table-cell>
          <table:table-cell office:value-type="float" office:value="14" table:formula="msoxl:=IF(SUM(E31:E33)=0,&quot;-&quot;,SUM(E31:E33))" table:style-name="ce5">
            <text:p>14</text:p>
          </table:table-cell>
          <table:table-cell office:value-type="float" office:value="2" table:formula="msoxl:=IF(SUM(F31:F33)=0,&quot;-&quot;,SUM(F31:F33))" table:style-name="ce5">
            <text:p>2</text:p>
          </table:table-cell>
          <table:table-cell office:value-type="float" office:value="2" table:formula="msoxl:=IF(SUM(G31:G33)=0,&quot;-&quot;,SUM(G31:G33))" table:style-name="ce5">
            <text:p>2</text:p>
          </table:table-cell>
          <table:table-cell office:value-type="string" office:string-value="-" table:formula="msoxl:=IF(SUM(H31:H33)=0,&quot;-&quot;,SUM(H31:H33))" table:style-name="ce5">
            <text:p>-</text:p>
          </table:table-cell>
          <table:table-cell office:value-type="string" office:string-value="-" table:formula="msoxl:=IF(SUM(I31:I33)=0,&quot;-&quot;,SUM(I31:I33))" table:style-name="ce5">
            <text:p>-</text:p>
          </table:table-cell>
          <table:table-cell office:value-type="string" office:string-value="-" table:formula="msoxl:=IF(SUM(J31:J33)=0,&quot;-&quot;,SUM(J31:J33))" table:style-name="ce5">
            <text:p>-</text:p>
          </table:table-cell>
          <table:table-cell office:value-type="string" office:string-value="-" table:formula="msoxl:=IF(SUM(K31:K33)=0,&quot;-&quot;,SUM(K31:K33))" table:style-name="ce5">
            <text:p>-</text:p>
          </table:table-cell>
          <table:table-cell office:value-type="float" office:value="7" table:formula="msoxl:=IF(SUM(L31:L33)=0,&quot;-&quot;,SUM(L31:L33))" table:style-name="ce5">
            <text:p>7</text:p>
          </table:table-cell>
          <table:table-cell office:value-type="float" office:value="1" table:formula="msoxl:=IF(SUM(M31:M33)=0,&quot;-&quot;,SUM(M31:M33))" table:style-name="ce5">
            <text:p>1</text:p>
          </table:table-cell>
          <table:table-cell office:value-type="string" office:string-value="-" table:formula="msoxl:=IF(SUM(N31:N33)=0,&quot;-&quot;,SUM(N31:N33))" table:style-name="ce5">
            <text:p>-</text:p>
          </table:table-cell>
          <table:table-cell office:value-type="string" office:string-value="-" table:formula="msoxl:=IF(SUM(O31:O33)=0,&quot;-&quot;,SUM(O31:O33))" table:style-name="ce5">
            <text:p>-</text:p>
          </table:table-cell>
          <table:table-cell office:value-type="float" office:value="2" table:formula="msoxl:=IF(SUM(P31:P33)=0,&quot;-&quot;,SUM(P31:P33))" table:style-name="ce5">
            <text:p>2</text:p>
          </table:table-cell>
          <table:table-cell office:value-type="float" office:value="1" table:formula="msoxl:=IF(SUM(Q31:Q33)=0,&quot;-&quot;,SUM(Q31:Q33))" table:style-name="ce5">
            <text:p>1</text:p>
          </table:table-cell>
          <table:table-cell office:value-type="float" office:value="1" table:formula="msoxl:=IF(SUM(R31:R33)=0,&quot;-&quot;,SUM(R31:R33))" table:style-name="ce5">
            <text:p>1</text:p>
          </table:table-cell>
          <table:table-cell office:value-type="string" office:string-value="-" table:formula="msoxl:=IF(SUM(S31:S33)=0,&quot;-&quot;,SUM(S31:S33))" table:style-name="ce5">
            <text:p>-</text:p>
          </table:table-cell>
          <table:table-cell office:value-type="string" office:string-value="-" table:formula="msoxl:=IF(SUM(T31:T33)=0,&quot;-&quot;,SUM(T31:T33))" table:style-name="ce5">
            <text:p>-</text:p>
          </table:table-cell>
          <table:table-cell office:value-type="string" office:string-value="-" table:formula="msoxl:=IF(SUM(U31:U33)=0,&quot;-&quot;,SUM(U31:U33))" table:style-name="ce5">
            <text:p>-</text:p>
          </table:table-cell>
          <table:table-cell office:value-type="string" office:string-value="-" table:formula="msoxl:=IF(SUM(V31:V33)=0,&quot;-&quot;,SUM(V31:V33))" table:style-name="ce5">
            <text:p>-</text:p>
          </table:table-cell>
          <table:table-cell office:value-type="string" office:string-value="-" table:formula="msoxl:=IF(SUM(W31:W33)=0,&quot;-&quot;,SUM(W31:W33))" table:style-name="ce5">
            <text:p>-</text:p>
          </table:table-cell>
          <table:table-cell office:value-type="string" office:string-value="-" table:formula="msoxl:=IF(SUM(X31:X33)=0,&quot;-&quot;,SUM(X31:X3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彰化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14" table:formula="msoxl:=IF(SUM(E31,Q31)=0,&quot;-&quot;,SUM(E31,Q31))" table:style-name="ce5">
            <text:p>14</text:p>
          </table:table-cell>
          <table:table-cell office:value-type="float" office:value="13" table:formula="msoxl:=IF(SUM(F31:P31)=0,&quot;-&quot;,SUM(F31:P31))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msoxl:=IF(SUM(R31:X31)=0,&quot;-&quot;,SUM(R31:X31))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CHANGHWA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1" table:formula="msoxl:=IF(SUM(E32,Q32)=0,&quot;-&quot;,SUM(E32,Q32))" table:style-name="ce5">
            <text:p>1</text:p>
          </table:table-cell>
          <table:table-cell office:value-type="float" office:value="1" table:formula="msoxl:=IF(SUM(F32:P32)=0,&quot;-&quot;,SUM(F32:P32))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office:string-value="-" table:formula="msoxl:=IF(SUM(R32:X32)=0,&quot;-&quot;,SUM(R32:X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33,Q33)=0,&quot;-&quot;,SUM(E33,Q33))" table:style-name="ce5">
            <text:p>-</text:p>
          </table:table-cell>
          <table:table-cell office:value-type="string" office:string-value="-" table:formula="msoxl:=IF(SUM(F33:P33)=0,&quot;-&quot;,SUM(F33:P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3:X33)=0,&quot;-&quot;,SUM(R33:X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36:D38)=0,&quot;-&quot;,SUM(D36:D38))" table:style-name="ce5">
            <text:p>-</text:p>
          </table:table-cell>
          <table:table-cell office:value-type="string" office:string-value="-" table:formula="msoxl:=IF(SUM(E36:E38)=0,&quot;-&quot;,SUM(E36:E38))" table:style-name="ce5">
            <text:p>-</text:p>
          </table:table-cell>
          <table:table-cell office:value-type="string" office:string-value="-" table:formula="msoxl:=IF(SUM(F36:F38)=0,&quot;-&quot;,SUM(F36:F38))" table:style-name="ce5">
            <text:p>-</text:p>
          </table:table-cell>
          <table:table-cell office:value-type="string" office:string-value="-" table:formula="msoxl:=IF(SUM(G36:G38)=0,&quot;-&quot;,SUM(G36:G38))" table:style-name="ce5">
            <text:p>-</text:p>
          </table:table-cell>
          <table:table-cell office:value-type="string" office:string-value="-" table:formula="msoxl:=IF(SUM(H36:H38)=0,&quot;-&quot;,SUM(H36:H38))" table:style-name="ce5">
            <text:p>-</text:p>
          </table:table-cell>
          <table:table-cell office:value-type="string" office:string-value="-" table:formula="msoxl:=IF(SUM(I36:I38)=0,&quot;-&quot;,SUM(I36:I38))" table:style-name="ce5">
            <text:p>-</text:p>
          </table:table-cell>
          <table:table-cell office:value-type="string" office:string-value="-" table:formula="msoxl:=IF(SUM(J36:J38)=0,&quot;-&quot;,SUM(J36:J38))" table:style-name="ce5">
            <text:p>-</text:p>
          </table:table-cell>
          <table:table-cell office:value-type="string" office:string-value="-" table:formula="msoxl:=IF(SUM(K36:K38)=0,&quot;-&quot;,SUM(K36:K38))" table:style-name="ce5">
            <text:p>-</text:p>
          </table:table-cell>
          <table:table-cell office:value-type="string" office:string-value="-" table:formula="msoxl:=IF(SUM(L36:L38)=0,&quot;-&quot;,SUM(L36:L38))" table:style-name="ce5">
            <text:p>-</text:p>
          </table:table-cell>
          <table:table-cell office:value-type="string" office:string-value="-" table:formula="msoxl:=IF(SUM(M36:M38)=0,&quot;-&quot;,SUM(M36:M38))" table:style-name="ce5">
            <text:p>-</text:p>
          </table:table-cell>
          <table:table-cell office:value-type="string" office:string-value="-" table:formula="msoxl:=IF(SUM(N36:N38)=0,&quot;-&quot;,SUM(N36:N38))" table:style-name="ce5">
            <text:p>-</text:p>
          </table:table-cell>
          <table:table-cell office:value-type="string" office:string-value="-" table:formula="msoxl:=IF(SUM(O36:O38)=0,&quot;-&quot;,SUM(O36:O38))" table:style-name="ce5">
            <text:p>-</text:p>
          </table:table-cell>
          <table:table-cell office:value-type="string" office:string-value="-" table:formula="msoxl:=IF(SUM(P36:P38)=0,&quot;-&quot;,SUM(P36:P38))" table:style-name="ce5">
            <text:p>-</text:p>
          </table:table-cell>
          <table:table-cell office:value-type="string" office:string-value="-" table:formula="msoxl:=IF(SUM(Q36:Q38)=0,&quot;-&quot;,SUM(Q36:Q38))" table:style-name="ce5">
            <text:p>-</text:p>
          </table:table-cell>
          <table:table-cell office:value-type="string" office:string-value="-" table:formula="msoxl:=IF(SUM(R36:R38)=0,&quot;-&quot;,SUM(R36:R38))" table:style-name="ce5">
            <text:p>-</text:p>
          </table:table-cell>
          <table:table-cell office:value-type="string" office:string-value="-" table:formula="msoxl:=IF(SUM(S36:S38)=0,&quot;-&quot;,SUM(S36:S38))" table:style-name="ce5">
            <text:p>-</text:p>
          </table:table-cell>
          <table:table-cell office:value-type="string" office:string-value="-" table:formula="msoxl:=IF(SUM(T36:T38)=0,&quot;-&quot;,SUM(T36:T38))" table:style-name="ce5">
            <text:p>-</text:p>
          </table:table-cell>
          <table:table-cell office:value-type="string" office:string-value="-" table:formula="msoxl:=IF(SUM(U36:U38)=0,&quot;-&quot;,SUM(U36:U38))" table:style-name="ce5">
            <text:p>-</text:p>
          </table:table-cell>
          <table:table-cell office:value-type="string" office:string-value="-" table:formula="msoxl:=IF(SUM(V36:V38)=0,&quot;-&quot;,SUM(V36:V38))" table:style-name="ce5">
            <text:p>-</text:p>
          </table:table-cell>
          <table:table-cell office:value-type="string" office:string-value="-" table:formula="msoxl:=IF(SUM(W36:W38)=0,&quot;-&quot;,SUM(W36:W38))" table:style-name="ce5">
            <text:p>-</text:p>
          </table:table-cell>
          <table:table-cell office:value-type="string" office:string-value="-" table:formula="msoxl:=IF(SUM(X36:X38)=0,&quot;-&quot;,SUM(X36:X3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南投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36,Q36)=0,&quot;-&quot;,SUM(E36,Q36))" table:style-name="ce5">
            <text:p>-</text:p>
          </table:table-cell>
          <table:table-cell office:value-type="string" office:string-value="-" table:formula="msoxl:=IF(SUM(F36:P36)=0,&quot;-&quot;,SUM(F36:P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6:X36)=0,&quot;-&quot;,SUM(R36:X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NANTOU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37,Q37)=0,&quot;-&quot;,SUM(E37,Q37))" table:style-name="ce5">
            <text:p>-</text:p>
          </table:table-cell>
          <table:table-cell office:value-type="string" office:string-value="-" table:formula="msoxl:=IF(SUM(F37:P37)=0,&quot;-&quot;,SUM(F37:P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7:X37)=0,&quot;-&quot;,SUM(R37:X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38,Q38)=0,&quot;-&quot;,SUM(E38,Q38))" table:style-name="ce5">
            <text:p>-</text:p>
          </table:table-cell>
          <table:table-cell office:value-type="string" office:string-value="-" table:formula="msoxl:=IF(SUM(F38:P38)=0,&quot;-&quot;,SUM(F38:P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8:X38)=0,&quot;-&quot;,SUM(R38:X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30" table:formula="msoxl:=IF(SUM(D41:D43)=0,&quot;-&quot;,SUM(D41:D43))" table:style-name="ce5">
            <text:p>30</text:p>
          </table:table-cell>
          <table:table-cell office:value-type="float" office:value="30" table:formula="msoxl:=IF(SUM(E41:E43)=0,&quot;-&quot;,SUM(E41:E43))" table:style-name="ce5">
            <text:p>30</text:p>
          </table:table-cell>
          <table:table-cell office:value-type="string" office:string-value="-" table:formula="msoxl:=IF(SUM(F41:F43)=0,&quot;-&quot;,SUM(F41:F43))" table:style-name="ce5">
            <text:p>-</text:p>
          </table:table-cell>
          <table:table-cell office:value-type="float" office:value="10" table:formula="msoxl:=IF(SUM(G41:G43)=0,&quot;-&quot;,SUM(G41:G43))" table:style-name="ce5">
            <text:p>10</text:p>
          </table:table-cell>
          <table:table-cell office:value-type="string" office:string-value="-" table:formula="msoxl:=IF(SUM(H41:H43)=0,&quot;-&quot;,SUM(H41:H43))" table:style-name="ce5">
            <text:p>-</text:p>
          </table:table-cell>
          <table:table-cell office:value-type="float" office:value="18" table:formula="msoxl:=IF(SUM(I41:I43)=0,&quot;-&quot;,SUM(I41:I43))" table:style-name="ce5">
            <text:p>18</text:p>
          </table:table-cell>
          <table:table-cell office:value-type="float" office:value="2" table:formula="msoxl:=IF(SUM(J41:J43)=0,&quot;-&quot;,SUM(J41:J43))" table:style-name="ce5">
            <text:p>2</text:p>
          </table:table-cell>
          <table:table-cell office:value-type="string" office:string-value="-" table:formula="msoxl:=IF(SUM(K41:K43)=0,&quot;-&quot;,SUM(K41:K43))" table:style-name="ce5">
            <text:p>-</text:p>
          </table:table-cell>
          <table:table-cell office:value-type="string" office:string-value="-" table:formula="msoxl:=IF(SUM(L41:L43)=0,&quot;-&quot;,SUM(L41:L43))" table:style-name="ce5">
            <text:p>-</text:p>
          </table:table-cell>
          <table:table-cell office:value-type="string" office:string-value="-" table:formula="msoxl:=IF(SUM(M41:M43)=0,&quot;-&quot;,SUM(M41:M43))" table:style-name="ce5">
            <text:p>-</text:p>
          </table:table-cell>
          <table:table-cell office:value-type="string" office:string-value="-" table:formula="msoxl:=IF(SUM(N41:N43)=0,&quot;-&quot;,SUM(N41:N43))" table:style-name="ce5">
            <text:p>-</text:p>
          </table:table-cell>
          <table:table-cell office:value-type="string" office:string-value="-" table:formula="msoxl:=IF(SUM(O41:O43)=0,&quot;-&quot;,SUM(O41:O43))" table:style-name="ce5">
            <text:p>-</text:p>
          </table:table-cell>
          <table:table-cell office:value-type="string" office:string-value="-" table:formula="msoxl:=IF(SUM(P41:P43)=0,&quot;-&quot;,SUM(P41:P43))" table:style-name="ce5">
            <text:p>-</text:p>
          </table:table-cell>
          <table:table-cell office:value-type="string" office:string-value="-" table:formula="msoxl:=IF(SUM(Q41:Q43)=0,&quot;-&quot;,SUM(Q41:Q43))" table:style-name="ce5">
            <text:p>-</text:p>
          </table:table-cell>
          <table:table-cell office:value-type="string" office:string-value="-" table:formula="msoxl:=IF(SUM(R41:R43)=0,&quot;-&quot;,SUM(R41:R43))" table:style-name="ce5">
            <text:p>-</text:p>
          </table:table-cell>
          <table:table-cell office:value-type="string" office:string-value="-" table:formula="msoxl:=IF(SUM(S41:S43)=0,&quot;-&quot;,SUM(S41:S43))" table:style-name="ce5">
            <text:p>-</text:p>
          </table:table-cell>
          <table:table-cell office:value-type="string" office:string-value="-" table:formula="msoxl:=IF(SUM(T41:T43)=0,&quot;-&quot;,SUM(T41:T43))" table:style-name="ce5">
            <text:p>-</text:p>
          </table:table-cell>
          <table:table-cell office:value-type="string" office:string-value="-" table:formula="msoxl:=IF(SUM(U41:U43)=0,&quot;-&quot;,SUM(U41:U43))" table:style-name="ce5">
            <text:p>-</text:p>
          </table:table-cell>
          <table:table-cell office:value-type="string" office:string-value="-" table:formula="msoxl:=IF(SUM(V41:V43)=0,&quot;-&quot;,SUM(V41:V43))" table:style-name="ce5">
            <text:p>-</text:p>
          </table:table-cell>
          <table:table-cell office:value-type="string" office:string-value="-" table:formula="msoxl:=IF(SUM(W41:W43)=0,&quot;-&quot;,SUM(W41:W43))" table:style-name="ce5">
            <text:p>-</text:p>
          </table:table-cell>
          <table:table-cell office:value-type="string" office:string-value="-" table:formula="msoxl:=IF(SUM(X41:X43)=0,&quot;-&quot;,SUM(X41:X4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雲林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24" table:formula="msoxl:=IF(SUM(E41,Q41)=0,&quot;-&quot;,SUM(E41,Q41))" table:style-name="ce5">
            <text:p>24</text:p>
          </table:table-cell>
          <table:table-cell office:value-type="float" office:value="24" table:formula="msoxl:=IF(SUM(F41:P41)=0,&quot;-&quot;,SUM(F41:P41))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41:X41)=0,&quot;-&quot;,SUM(R41:X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YUNLIN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1" table:formula="msoxl:=IF(SUM(E42,Q42)=0,&quot;-&quot;,SUM(E42,Q42))" table:style-name="ce5">
            <text:p>1</text:p>
          </table:table-cell>
          <table:table-cell office:value-type="float" office:value="1" table:formula="msoxl:=IF(SUM(F42:P42)=0,&quot;-&quot;,SUM(F42:P42))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42:X42)=0,&quot;-&quot;,SUM(R42:X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6"/>
          <table:table-cell office:value-type="string" table:style-name="ce12">
            <text:p>外銷工廠</text:p>
          </table:table-cell>
          <table:table-cell office:value-type="string" table:style-name="ce7">
            <text:p>-C-</text:p>
          </table:table-cell>
          <table:table-cell office:value-type="float" office:value="5" table:formula="msoxl:=IF(SUM(E43,Q43)=0,&quot;-&quot;,SUM(E43,Q43))" table:style-name="ce9">
            <text:p>5</text:p>
          </table:table-cell>
          <table:table-cell office:value-type="float" office:value="5" table:formula="msoxl:=IF(SUM(F43:P43)=0,&quot;-&quot;,SUM(F43:P43))" table:style-name="ce9">
            <text:p>5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-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office:string-value="-" table:formula="msoxl:=IF(SUM(R43:X43)=0,&quot;-&quot;,SUM(R43:X43))" table:style-name="ce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Note: -A- Cottage Industries <text:s text:c="3"/>-B- Product Inspection Bureau Classified Plant <text:s text:c="4"/>-C- Licensed Plant</text:p>
          </table:table-cell>
          <table:table-cell table:number-columns-repeated="16383" table:style-name="ce1"/>
        </table:table-row>
        <table:table-row table:number-rows-repeated="1048532" table:style-name="ro4">
          <table:table-cell table:number-columns-repeated="16384"/>
        </table:table-row>
      </table:table>
      <table:table table:name="_水產加工廠(場)數2(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7" table:number-columns-repeated="2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number-columns-repeated="16357" table:default-cell-style-name="ce1"/>
        <table:table-row table:style-name="ro1">
          <table:table-cell office:value-type="string" table:number-columns-spanned="3" table:number-rows-spanned="1" table:style-name="ce32">
            <text:p>14‧水產加工廠場數(續)</text:p>
          </table:table-cell>
          <table:covered-table-cell table:number-columns-repeated="2"/>
          <table:table-cell table:style-name="ce1"/>
          <table:table-cell table:number-columns-spanned="2" table:number-rows-spanned="1" table:style-name="ce33"/>
          <table:covered-table-cell/>
          <table:table-cell table:number-columns-repeated="8" table:style-name="ce1"/>
          <table:table-cell office:value-type="string" table:number-columns-spanned="10" table:number-rows-spanned="1" table:style-name="ce32">
            <text:p>14‧NUMBER OF PROCESSING PLANTS (Continued)</text:p>
          </table:table-cell>
          <table:covered-table-cell table:number-columns-repeated="8"/>
          <table:covered-table-cell/>
          <table:table-cell table:number-columns-repeated="16360"/>
        </table:table-row>
        <table:table-row table:style-name="ro2">
          <table:table-cell table:number-columns-repeated="4" table:style-name="ce1"/>
          <table:table-cell office:value-type="string" table:style-name="ce2">
            <text:p>單位：家</text:p>
          </table:table-cell>
          <table:table-cell table:number-columns-repeated="17" table:style-name="ce1"/>
          <table:table-cell office:value-type="string" table:style-name="ce2">
            <text:p>Unit：Plant</text:p>
          </table:table-cell>
          <table:table-cell table:number-columns-repeated="16361" table:style-name="ce1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number-columns-spanned="12" table:number-rows-spanned="1" table:style-name="ce39">
            <text:p>食用 品</text:p>
          </table:table-cell>
          <table:covered-table-cell table:number-columns-repeated="11"/>
          <table:table-cell office:value-type="string" table:number-columns-spanned="8" table:number-rows-spanned="1" table:style-name="ce39">
            <text:p>非食用 品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table:style-name="ce16"/>
          <table:table-cell table:number-columns-spanned="2" table:number-rows-spanned="1" table:style-name="ce38"/>
          <table:covered-table-cell/>
          <table:table-cell table:style-name="ce16"/>
          <table:table-cell office:value-type="string" table:number-columns-spanned="12" table:number-rows-spanned="1" table:style-name="ce40">
            <text:p>Food <text:s/>Products</text:p>
          </table:table-cell>
          <table:covered-table-cell table:number-columns-repeated="11"/>
          <table:table-cell office:value-type="string" table:number-columns-spanned="8" table:number-rows-spanned="1" table:style-name="ce40">
            <text:p>Non-Food <text:s/>Products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number-columns-spanned="2" table:number-rows-spanned="1" table:style-name="ce38">
            <text:p>加工廠(場)型態</text:p>
          </table:table-cell>
          <table:covered-table-cell/>
          <table:table-cell office:value-type="string" table:style-name="ce16">
            <text:p>總 <text:s/>計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罐頭品</text:p>
          </table:table-cell>
          <table:table-cell office:value-type="string" table:number-columns-spanned="1" table:number-rows-spanned="2" table:style-name="ce36">
            <text:p>冷凍冷藏品</text:p>
          </table:table-cell>
          <table:table-cell office:value-type="string" table:number-columns-spanned="1" table:number-rows-spanned="2" table:style-name="ce36">
            <text:p>燻製品</text:p>
          </table:table-cell>
          <table:table-cell office:value-type="string" table:number-columns-spanned="1" table:number-rows-spanned="2" table:style-name="ce36">
            <text:p>乾製鹽製品</text:p>
          </table:table-cell>
          <table:table-cell office:value-type="string" table:number-columns-spanned="1" table:number-rows-spanned="2" table:style-name="ce36">
            <text:p>調味乾製品<text:s/></text:p>
          </table:table-cell>
          <table:table-cell office:value-type="string" table:number-columns-spanned="1" table:number-rows-spanned="2" table:style-name="ce36">
            <text:p>魚翅</text:p>
          </table:table-cell>
          <table:table-cell office:value-type="string" table:number-columns-spanned="1" table:number-rows-spanned="2" table:style-name="ce36">
            <text:p>魚卵</text:p>
          </table:table-cell>
          <table:table-cell office:value-type="string" table:number-columns-spanned="1" table:number-rows-spanned="2" table:style-name="ce36">
            <text:p>魚漿製品</text:p>
          </table:table-cell>
          <table:table-cell office:value-type="string" table:number-columns-spanned="1" table:number-rows-spanned="2" table:style-name="ce36">
            <text:p>魚蝦油魚肝油</text:p>
          </table:table-cell>
          <table:table-cell office:value-type="string" table:number-columns-spanned="1" table:number-rows-spanned="2" table:style-name="ce36">
            <text:p>洋菜</text:p>
          </table:table-cell>
          <table:table-cell office:value-type="string" table:number-columns-spanned="1" table:number-rows-spanned="2" table:style-name="ce36">
            <text:p>其他製品<text:s/>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貝殼粉</text:p>
          </table:table-cell>
          <table:table-cell office:value-type="string" table:number-columns-spanned="1" table:number-rows-spanned="2" table:style-name="ce36">
            <text:p>魚粉</text:p>
          </table:table-cell>
          <table:table-cell office:value-type="string" table:number-columns-spanned="1" table:number-rows-spanned="2" table:style-name="ce36">
            <text:p>油脂類</text:p>
          </table:table-cell>
          <table:table-cell office:value-type="string" table:number-columns-spanned="1" table:number-rows-spanned="2" table:style-name="ce36">
            <text:p>渣粨類</text:p>
          </table:table-cell>
          <table:table-cell office:value-type="string" table:number-columns-spanned="1" table:number-rows-spanned="2" table:style-name="ce36">
            <text:p>魚溶漿</text:p>
          </table:table-cell>
          <table:table-cell office:value-type="string" table:number-columns-spanned="1" table:number-rows-spanned="2" table:style-name="ce36">
            <text:p>珊瑚製品<text:s/></text:p>
          </table:table-cell>
          <table:table-cell office:value-type="string" table:number-columns-spanned="1" table:number-rows-spanned="2" table:style-name="ce36">
            <text:p>其他非食用品</text:p>
          </table:table-cell>
          <table:table-cell table:number-columns-repeated="16360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number-columns-spanned="2" table:number-rows-spanned="1" table:style-name="ce38">
            <text:p>Type of Plants</text:p>
          </table:table-cell>
          <table:covered-table-cell/>
          <table:table-cell office:value-type="string" table:style-name="ce16">
            <text:p>Gr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>Total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Canned</text:p>
          </table:table-cell>
          <table:table-cell office:value-type="string" table:style-name="ce21">
            <text:p>Frozen</text:p>
          </table:table-cell>
          <table:table-cell office:value-type="string" table:style-name="ce16">
            <text:p>Smok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Mullet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Agar</text:p>
          </table:table-cell>
          <table:table-cell office:value-type="string" table:style-name="ce16">
            <text:p>Other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Shell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Corals</text:p>
          </table:table-cell>
          <table:table-cell office:value-type="string" table:style-name="ce16">
            <text:p>Other</text:p>
          </table:table-cell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/>
          </table:table-cell>
          <table:table-cell table:number-columns-repeated="2" table:style-name="ce16"/>
          <table:table-cell office:value-type="string" table:style-name="ce21">
            <text:p>and Cold</text:p>
          </table:table-cell>
          <table:table-cell table:style-name="ce16"/>
          <table:table-cell office:value-type="string" table:style-name="ce16">
            <text:p>Salted</text:p>
          </table:table-cell>
          <table:table-cell office:value-type="string" table:style-name="ce16">
            <text:p>Season-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Roe</text:p>
          </table:table-cell>
          <table:table-cell office:value-type="string" table:style-name="ce16">
            <text:p>Paste</text:p>
          </table:table-cell>
          <table:table-cell office:value-type="string" table:style-name="ce16">
            <text:p>Liver</text:p>
          </table:table-cell>
          <table:table-cell table:number-columns-repeated="3" table:style-name="ce16"/>
          <table:table-cell office:value-type="string" table:style-name="ce16">
            <text:p>Lime</text:p>
          </table:table-cell>
          <table:table-cell office:value-type="string" table:style-name="ce16">
            <text:p>Meal</text:p>
          </table:table-cell>
          <table:table-cell office:value-type="string" table:style-name="ce16">
            <text:p>Oil</text:p>
          </table:table-cell>
          <table:table-cell office:value-type="string" table:style-name="ce16">
            <text:p>Cake</text:p>
          </table:table-cell>
          <table:table-cell office:value-type="string" table:style-name="ce16">
            <text:p>Soluble</text:p>
          </table:table-cell>
          <table:table-cell table:number-columns-repeated="2" table:style-name="ce16"/>
          <table:table-cell table:number-columns-repeated="16360"/>
        </table:table-row>
        <table:table-row table:style-name="ro2">
          <table:table-cell table:style-name="ce22"/>
          <table:table-cell table:style-name="ce19"/>
          <table:table-cell table:style-name="ce20"/>
          <table:table-cell table:number-columns-repeated="3" table:style-name="ce22"/>
          <table:table-cell office:value-type="string" table:style-name="ce23">
            <text:p>Storage</text:p>
          </table:table-cell>
          <table:table-cell office:value-type="string" table:style-name="ce22">
            <text:p/>
          </table:table-cell>
          <table:table-cell table:style-name="ce22"/>
          <table:table-cell office:value-type="string" table:style-name="ce22">
            <text:p>ing</text:p>
          </table:table-cell>
          <table:table-cell table:number-columns-repeated="3" table:style-name="ce22"/>
          <table:table-cell office:value-type="string" table:style-name="ce22">
            <text:p>and Oil</text:p>
          </table:table-cell>
          <table:table-cell table:number-columns-repeated="10" table:style-name="ce22"/>
          <table:table-cell table:number-columns-repeated="16360"/>
        </table:table-row>
        <table:table-row table:style-name="ro3">
          <table:table-cell table:style-name="ce24"/>
          <table:table-cell office:value-type="string" table:style-name="ce10">
            <text:p>合 計 Total</text:p>
          </table:table-cell>
          <table:table-cell table:style-name="ce4"/>
          <table:table-cell office:value-type="float" office:value="27" table:formula="msoxl:=IF(SUM(D11:D13)=0,&quot;-&quot;,SUM(D11:D13))" table:style-name="ce5">
            <text:p>27</text:p>
          </table:table-cell>
          <table:table-cell office:value-type="float" office:value="26" table:formula="msoxl:=IF(SUM(E11:E13)=0,&quot;-&quot;,SUM(E11:E13))" table:style-name="ce5">
            <text:p>26</text:p>
          </table:table-cell>
          <table:table-cell office:value-type="float" office:value="1" table:formula="msoxl:=IF(SUM(F11:F13)=0,&quot;-&quot;,SUM(F11:F13))" table:style-name="ce5">
            <text:p>1</text:p>
          </table:table-cell>
          <table:table-cell office:value-type="float" office:value="4" table:formula="msoxl:=IF(SUM(G11:G13)=0,&quot;-&quot;,SUM(G11:G13))" table:style-name="ce5">
            <text:p>4</text:p>
          </table:table-cell>
          <table:table-cell office:value-type="string" office:string-value="-" table:formula="msoxl:=IF(SUM(H11:H13)=0,&quot;-&quot;,SUM(H11:H13))" table:style-name="ce5">
            <text:p>-</text:p>
          </table:table-cell>
          <table:table-cell office:value-type="string" office:string-value="-" table:formula="msoxl:=IF(SUM(I11:I13)=0,&quot;-&quot;,SUM(I11:I13))" table:style-name="ce5">
            <text:p>-</text:p>
          </table:table-cell>
          <table:table-cell office:value-type="string" office:string-value="-" table:formula="msoxl:=IF(SUM(J11:J13)=0,&quot;-&quot;,SUM(J11:J13))" table:style-name="ce5">
            <text:p>-</text:p>
          </table:table-cell>
          <table:table-cell office:value-type="string" office:string-value="-" table:formula="msoxl:=IF(SUM(K11:K13)=0,&quot;-&quot;,SUM(K11:K13))" table:style-name="ce5">
            <text:p>-</text:p>
          </table:table-cell>
          <table:table-cell office:value-type="float" office:value="5" table:formula="msoxl:=IF(SUM(L11:L13)=0,&quot;-&quot;,SUM(L11:L13))" table:style-name="ce5">
            <text:p>5</text:p>
          </table:table-cell>
          <table:table-cell office:value-type="float" office:value="14" table:formula="msoxl:=IF(SUM(M11:M13)=0,&quot;-&quot;,SUM(M11:M13))" table:style-name="ce5">
            <text:p>14</text:p>
          </table:table-cell>
          <table:table-cell office:value-type="float" office:value="2" table:formula="msoxl:=IF(SUM(N11:N13)=0,&quot;-&quot;,SUM(N11:N13))" table:style-name="ce5">
            <text:p>2</text:p>
          </table:table-cell>
          <table:table-cell office:value-type="string" office:string-value="-" table:formula="msoxl:=IF(SUM(O11:O13)=0,&quot;-&quot;,SUM(O11:O13))" table:style-name="ce5">
            <text:p>-</text:p>
          </table:table-cell>
          <table:table-cell office:value-type="string" office:string-value="-" table:formula="msoxl:=IF(SUM(P11:P13)=0,&quot;-&quot;,SUM(P11:P13))" table:style-name="ce5">
            <text:p>-</text:p>
          </table:table-cell>
          <table:table-cell office:value-type="float" office:value="1" table:formula="msoxl:=IF(SUM(Q11:Q13)=0,&quot;-&quot;,SUM(Q11:Q13))" table:style-name="ce5">
            <text:p>1</text:p>
          </table:table-cell>
          <table:table-cell office:value-type="float" office:value="1" table:formula="msoxl:=IF(SUM(R11:R13)=0,&quot;-&quot;,SUM(R11:R13))" table:style-name="ce5">
            <text:p>1</text:p>
          </table:table-cell>
          <table:table-cell office:value-type="string" office:string-value="-" table:formula="msoxl:=IF(SUM(S11:S13)=0,&quot;-&quot;,SUM(S11:S13))" table:style-name="ce5">
            <text:p>-</text:p>
          </table:table-cell>
          <table:table-cell office:value-type="string" office:string-value="-" table:formula="msoxl:=IF(SUM(T11:T13)=0,&quot;-&quot;,SUM(T11:T13))" table:style-name="ce5">
            <text:p>-</text:p>
          </table:table-cell>
          <table:table-cell office:value-type="string" office:string-value="-" table:formula="msoxl:=IF(SUM(U11:U13)=0,&quot;-&quot;,SUM(U11:U13))" table:style-name="ce5">
            <text:p>-</text:p>
          </table:table-cell>
          <table:table-cell office:value-type="string" office:string-value="-" table:formula="msoxl:=IF(SUM(V11:V13)=0,&quot;-&quot;,SUM(V11:V13))" table:style-name="ce5">
            <text:p>-</text:p>
          </table:table-cell>
          <table:table-cell office:value-type="string" office:string-value="-" table:formula="msoxl:=IF(SUM(W11:W13)=0,&quot;-&quot;,SUM(W11:W13))" table:style-name="ce5">
            <text:p>-</text:p>
          </table:table-cell>
          <table:table-cell office:value-type="string" office:string-value="-" table:formula="msoxl:=IF(SUM(X11:X13)=0,&quot;-&quot;,SUM(X11:X1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嘉義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22" table:formula="msoxl:=IF(SUM(E11,Q11)=0,&quot;-&quot;,SUM(E11,Q11))" table:style-name="ce5">
            <text:p>22</text:p>
          </table:table-cell>
          <table:table-cell office:value-type="float" office:value="21" table:formula="msoxl:=IF(SUM(F11:P11)=0,&quot;-&quot;,SUM(F11:P11))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formula="msoxl:=IF(SUM(R11:X11)=0,&quot;-&quot;,SUM(R11:X11))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CHIAYI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float" office:value="3" table:formula="msoxl:=IF(SUM(E12,Q12)=0,&quot;-&quot;,SUM(E12,Q12))" table:style-name="ce5">
            <text:p>3</text:p>
          </table:table-cell>
          <table:table-cell office:value-type="float" office:value="3" table:formula="msoxl:=IF(SUM(F12:P12)=0,&quot;-&quot;,SUM(F12:P12))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2:X12)=0,&quot;-&quot;,SUM(R12:X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float" office:value="2" table:formula="msoxl:=IF(SUM(E13,Q13)=0,&quot;-&quot;,SUM(E13,Q13))" table:style-name="ce5">
            <text:p>2</text:p>
          </table:table-cell>
          <table:table-cell office:value-type="float" office:value="2" table:formula="msoxl:=IF(SUM(F13:P13)=0,&quot;-&quot;,SUM(F13:P13))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3:X13)=0,&quot;-&quot;,SUM(R13:X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1" table:formula="msoxl:=IF(SUM(D16:D18)=0,&quot;-&quot;,SUM(D16:D18))" table:style-name="ce5">
            <text:p>1</text:p>
          </table:table-cell>
          <table:table-cell office:value-type="float" office:value="1" table:formula="msoxl:=IF(SUM(E16:E18)=0,&quot;-&quot;,SUM(E16:E18))" table:style-name="ce5">
            <text:p>1</text:p>
          </table:table-cell>
          <table:table-cell office:value-type="string" office:string-value="-" table:formula="msoxl:=IF(SUM(F16:F18)=0,&quot;-&quot;,SUM(F16:F18))" table:style-name="ce5">
            <text:p>-</text:p>
          </table:table-cell>
          <table:table-cell office:value-type="float" office:value="1" table:formula="msoxl:=IF(SUM(G16:G18)=0,&quot;-&quot;,SUM(G16:G18))" table:style-name="ce5">
            <text:p>1</text:p>
          </table:table-cell>
          <table:table-cell office:value-type="string" office:string-value="-" table:formula="msoxl:=IF(SUM(H16:H18)=0,&quot;-&quot;,SUM(H16:H18))" table:style-name="ce5">
            <text:p>-</text:p>
          </table:table-cell>
          <table:table-cell office:value-type="string" office:string-value="-" table:formula="msoxl:=IF(SUM(I16:I18)=0,&quot;-&quot;,SUM(I16:I18))" table:style-name="ce5">
            <text:p>-</text:p>
          </table:table-cell>
          <table:table-cell office:value-type="string" office:string-value="-" table:formula="msoxl:=IF(SUM(J16:J18)=0,&quot;-&quot;,SUM(J16:J18))" table:style-name="ce5">
            <text:p>-</text:p>
          </table:table-cell>
          <table:table-cell office:value-type="string" office:string-value="-" table:formula="msoxl:=IF(SUM(K16:K18)=0,&quot;-&quot;,SUM(K16:K18))" table:style-name="ce5">
            <text:p>-</text:p>
          </table:table-cell>
          <table:table-cell office:value-type="string" office:string-value="-" table:formula="msoxl:=IF(SUM(L16:L18)=0,&quot;-&quot;,SUM(L16:L18))" table:style-name="ce5">
            <text:p>-</text:p>
          </table:table-cell>
          <table:table-cell office:value-type="string" office:string-value="-" table:formula="msoxl:=IF(SUM(M16:M18)=0,&quot;-&quot;,SUM(M16:M18))" table:style-name="ce5">
            <text:p>-</text:p>
          </table:table-cell>
          <table:table-cell office:value-type="string" office:string-value="-" table:formula="msoxl:=IF(SUM(N16:N18)=0,&quot;-&quot;,SUM(N16:N18))" table:style-name="ce5">
            <text:p>-</text:p>
          </table:table-cell>
          <table:table-cell office:value-type="string" office:string-value="-" table:formula="msoxl:=IF(SUM(O16:O18)=0,&quot;-&quot;,SUM(O16:O18))" table:style-name="ce5">
            <text:p>-</text:p>
          </table:table-cell>
          <table:table-cell office:value-type="string" office:string-value="-" table:formula="msoxl:=IF(SUM(P16:P18)=0,&quot;-&quot;,SUM(P16:P18))" table:style-name="ce5">
            <text:p>-</text:p>
          </table:table-cell>
          <table:table-cell office:value-type="string" office:string-value="-" table:formula="msoxl:=IF(SUM(Q16:Q18)=0,&quot;-&quot;,SUM(Q16:Q18))" table:style-name="ce5">
            <text:p>-</text:p>
          </table:table-cell>
          <table:table-cell office:value-type="string" office:string-value="-" table:formula="msoxl:=IF(SUM(R16:R18)=0,&quot;-&quot;,SUM(R16:R18))" table:style-name="ce5">
            <text:p>-</text:p>
          </table:table-cell>
          <table:table-cell office:value-type="string" office:string-value="-" table:formula="msoxl:=IF(SUM(S16:S18)=0,&quot;-&quot;,SUM(S16:S18))" table:style-name="ce5">
            <text:p>-</text:p>
          </table:table-cell>
          <table:table-cell office:value-type="string" office:string-value="-" table:formula="msoxl:=IF(SUM(T16:T18)=0,&quot;-&quot;,SUM(T16:T18))" table:style-name="ce5">
            <text:p>-</text:p>
          </table:table-cell>
          <table:table-cell office:value-type="string" office:string-value="-" table:formula="msoxl:=IF(SUM(U16:U18)=0,&quot;-&quot;,SUM(U16:U18))" table:style-name="ce5">
            <text:p>-</text:p>
          </table:table-cell>
          <table:table-cell office:value-type="string" office:string-value="-" table:formula="msoxl:=IF(SUM(V16:V18)=0,&quot;-&quot;,SUM(V16:V18))" table:style-name="ce5">
            <text:p>-</text:p>
          </table:table-cell>
          <table:table-cell office:value-type="string" office:string-value="-" table:formula="msoxl:=IF(SUM(W16:W18)=0,&quot;-&quot;,SUM(W16:W18))" table:style-name="ce5">
            <text:p>-</text:p>
          </table:table-cell>
          <table:table-cell office:value-type="string" office:string-value="-" table:formula="msoxl:=IF(SUM(X16:X18)=0,&quot;-&quot;,SUM(X16:X1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屏東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16,Q16)=0,&quot;-&quot;,SUM(E16,Q16))" table:style-name="ce5">
            <text:p>-</text:p>
          </table:table-cell>
          <table:table-cell office:value-type="string" office:string-value="-" table:formula="msoxl:=IF(SUM(F16:P16)=0,&quot;-&quot;,SUM(F16:P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6:X16)=0,&quot;-&quot;,SUM(R16:X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PINGTUNG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17,Q17)=0,&quot;-&quot;,SUM(E17,Q17))" table:style-name="ce5">
            <text:p>-</text:p>
          </table:table-cell>
          <table:table-cell office:value-type="string" office:string-value="-" table:formula="msoxl:=IF(SUM(F17:P17)=0,&quot;-&quot;,SUM(F17:P1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7:X17)=0,&quot;-&quot;,SUM(R17:X1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float" office:value="1" table:formula="msoxl:=IF(SUM(E18,Q18)=0,&quot;-&quot;,SUM(E18,Q18))" table:style-name="ce5">
            <text:p>1</text:p>
          </table:table-cell>
          <table:table-cell office:value-type="float" office:value="1" table:formula="msoxl:=IF(SUM(F18:P18)=0,&quot;-&quot;,SUM(F18:P18))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8:X18)=0,&quot;-&quot;,SUM(R18:X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28" table:formula="msoxl:=IF(SUM(D21:D23)=0,&quot;-&quot;,SUM(D21:D23))" table:style-name="ce5">
            <text:p>28</text:p>
          </table:table-cell>
          <table:table-cell office:value-type="float" office:value="28" table:formula="msoxl:=IF(SUM(E21:E23)=0,&quot;-&quot;,SUM(E21:E23))" table:style-name="ce5">
            <text:p>28</text:p>
          </table:table-cell>
          <table:table-cell office:value-type="string" office:string-value="-" table:formula="msoxl:=IF(SUM(F21:F23)=0,&quot;-&quot;,SUM(F21:F23))" table:style-name="ce5">
            <text:p>-</text:p>
          </table:table-cell>
          <table:table-cell office:value-type="float" office:value="4" table:formula="msoxl:=IF(SUM(G21:G23)=0,&quot;-&quot;,SUM(G21:G23))" table:style-name="ce5">
            <text:p>4</text:p>
          </table:table-cell>
          <table:table-cell office:value-type="float" office:value="13" table:formula="msoxl:=IF(SUM(H21:H23)=0,&quot;-&quot;,SUM(H21:H23))" table:style-name="ce5">
            <text:p>13</text:p>
          </table:table-cell>
          <table:table-cell office:value-type="string" office:string-value="-" table:formula="msoxl:=IF(SUM(I21:I23)=0,&quot;-&quot;,SUM(I21:I23))" table:style-name="ce5">
            <text:p>-</text:p>
          </table:table-cell>
          <table:table-cell office:value-type="float" office:value="1" table:formula="msoxl:=IF(SUM(J21:J23)=0,&quot;-&quot;,SUM(J21:J23))" table:style-name="ce5">
            <text:p>1</text:p>
          </table:table-cell>
          <table:table-cell office:value-type="float" office:value="2" table:formula="msoxl:=IF(SUM(K21:K23)=0,&quot;-&quot;,SUM(K21:K23))" table:style-name="ce5">
            <text:p>2</text:p>
          </table:table-cell>
          <table:table-cell office:value-type="string" office:string-value="-" table:formula="msoxl:=IF(SUM(L21:L23)=0,&quot;-&quot;,SUM(L21:L23))" table:style-name="ce5">
            <text:p>-</text:p>
          </table:table-cell>
          <table:table-cell office:value-type="float" office:value="8" table:formula="msoxl:=IF(SUM(M21:M23)=0,&quot;-&quot;,SUM(M21:M23))" table:style-name="ce5">
            <text:p>8</text:p>
          </table:table-cell>
          <table:table-cell office:value-type="string" office:string-value="-" table:formula="msoxl:=IF(SUM(N21:N23)=0,&quot;-&quot;,SUM(N21:N23))" table:style-name="ce5">
            <text:p>-</text:p>
          </table:table-cell>
          <table:table-cell office:value-type="string" office:string-value="-" table:formula="msoxl:=IF(SUM(O21:O23)=0,&quot;-&quot;,SUM(O21:O23))" table:style-name="ce5">
            <text:p>-</text:p>
          </table:table-cell>
          <table:table-cell office:value-type="string" office:string-value="-" table:formula="msoxl:=IF(SUM(P21:P23)=0,&quot;-&quot;,SUM(P21:P23))" table:style-name="ce5">
            <text:p>-</text:p>
          </table:table-cell>
          <table:table-cell office:value-type="string" office:string-value="-" table:formula="msoxl:=IF(SUM(Q21:Q23)=0,&quot;-&quot;,SUM(Q21:Q23))" table:style-name="ce5">
            <text:p>-</text:p>
          </table:table-cell>
          <table:table-cell office:value-type="string" office:string-value="-" table:formula="msoxl:=IF(SUM(R21:R23)=0,&quot;-&quot;,SUM(R21:R23))" table:style-name="ce5">
            <text:p>-</text:p>
          </table:table-cell>
          <table:table-cell office:value-type="string" office:string-value="-" table:formula="msoxl:=IF(SUM(S21:S23)=0,&quot;-&quot;,SUM(S21:S23))" table:style-name="ce5">
            <text:p>-</text:p>
          </table:table-cell>
          <table:table-cell office:value-type="string" office:string-value="-" table:formula="msoxl:=IF(SUM(T21:T23)=0,&quot;-&quot;,SUM(T21:T23))" table:style-name="ce5">
            <text:p>-</text:p>
          </table:table-cell>
          <table:table-cell office:value-type="string" office:string-value="-" table:formula="msoxl:=IF(SUM(U21:U23)=0,&quot;-&quot;,SUM(U21:U23))" table:style-name="ce5">
            <text:p>-</text:p>
          </table:table-cell>
          <table:table-cell office:value-type="string" office:string-value="-" table:formula="msoxl:=IF(SUM(V21:V23)=0,&quot;-&quot;,SUM(V21:V23))" table:style-name="ce5">
            <text:p>-</text:p>
          </table:table-cell>
          <table:table-cell office:value-type="string" office:string-value="-" table:formula="msoxl:=IF(SUM(W21:W23)=0,&quot;-&quot;,SUM(W21:W23))" table:style-name="ce5">
            <text:p>-</text:p>
          </table:table-cell>
          <table:table-cell office:value-type="string" office:string-value="-" table:formula="msoxl:=IF(SUM(X21:X23)=0,&quot;-&quot;,SUM(X21:X2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臺東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28" table:formula="msoxl:=IF(SUM(E21,Q21)=0,&quot;-&quot;,SUM(E21,Q21))" table:style-name="ce5">
            <text:p>28</text:p>
          </table:table-cell>
          <table:table-cell office:value-type="float" office:value="28" table:formula="msoxl:=IF(SUM(F21:P21)=0,&quot;-&quot;,SUM(F21:P21))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1:X21)=0,&quot;-&quot;,SUM(R21:X2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TAITUNG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2,Q22)=0,&quot;-&quot;,SUM(E22,Q22))" table:style-name="ce5">
            <text:p>-</text:p>
          </table:table-cell>
          <table:table-cell office:value-type="string" office:string-value="-" table:formula="msoxl:=IF(SUM(F22:P22)=0,&quot;-&quot;,SUM(F22:P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2:X22)=0,&quot;-&quot;,SUM(R22:X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3,Q23)=0,&quot;-&quot;,SUM(E23,Q23))" table:style-name="ce5">
            <text:p>-</text:p>
          </table:table-cell>
          <table:table-cell office:value-type="string" office:string-value="-" table:formula="msoxl:=IF(SUM(F23:P23)=0,&quot;-&quot;,SUM(F23:P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3:X23)=0,&quot;-&quot;,SUM(R23:X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26:D28)=0,&quot;-&quot;,SUM(D26:D28))" table:style-name="ce5">
            <text:p>-</text:p>
          </table:table-cell>
          <table:table-cell office:value-type="string" office:string-value="-" table:formula="msoxl:=IF(SUM(E26:E28)=0,&quot;-&quot;,SUM(E26:E28))" table:style-name="ce5">
            <text:p>-</text:p>
          </table:table-cell>
          <table:table-cell office:value-type="string" office:string-value="-" table:formula="msoxl:=IF(SUM(F26:F28)=0,&quot;-&quot;,SUM(F26:F28))" table:style-name="ce5">
            <text:p>-</text:p>
          </table:table-cell>
          <table:table-cell office:value-type="string" office:string-value="-" table:formula="msoxl:=IF(SUM(G26:G28)=0,&quot;-&quot;,SUM(G26:G28))" table:style-name="ce5">
            <text:p>-</text:p>
          </table:table-cell>
          <table:table-cell office:value-type="string" office:string-value="-" table:formula="msoxl:=IF(SUM(H26:H28)=0,&quot;-&quot;,SUM(H26:H28))" table:style-name="ce5">
            <text:p>-</text:p>
          </table:table-cell>
          <table:table-cell office:value-type="string" office:string-value="-" table:formula="msoxl:=IF(SUM(I26:I28)=0,&quot;-&quot;,SUM(I26:I28))" table:style-name="ce5">
            <text:p>-</text:p>
          </table:table-cell>
          <table:table-cell office:value-type="string" office:string-value="-" table:formula="msoxl:=IF(SUM(J26:J28)=0,&quot;-&quot;,SUM(J26:J28))" table:style-name="ce5">
            <text:p>-</text:p>
          </table:table-cell>
          <table:table-cell office:value-type="string" office:string-value="-" table:formula="msoxl:=IF(SUM(K26:K28)=0,&quot;-&quot;,SUM(K26:K28))" table:style-name="ce5">
            <text:p>-</text:p>
          </table:table-cell>
          <table:table-cell office:value-type="string" office:string-value="-" table:formula="msoxl:=IF(SUM(L26:L28)=0,&quot;-&quot;,SUM(L26:L28))" table:style-name="ce5">
            <text:p>-</text:p>
          </table:table-cell>
          <table:table-cell office:value-type="string" office:string-value="-" table:formula="msoxl:=IF(SUM(M26:M28)=0,&quot;-&quot;,SUM(M26:M28))" table:style-name="ce5">
            <text:p>-</text:p>
          </table:table-cell>
          <table:table-cell office:value-type="string" office:string-value="-" table:formula="msoxl:=IF(SUM(N26:N28)=0,&quot;-&quot;,SUM(N26:N28))" table:style-name="ce5">
            <text:p>-</text:p>
          </table:table-cell>
          <table:table-cell office:value-type="string" office:string-value="-" table:formula="msoxl:=IF(SUM(O26:O28)=0,&quot;-&quot;,SUM(O26:O28))" table:style-name="ce5">
            <text:p>-</text:p>
          </table:table-cell>
          <table:table-cell office:value-type="string" office:string-value="-" table:formula="msoxl:=IF(SUM(P26:P28)=0,&quot;-&quot;,SUM(P26:P28))" table:style-name="ce5">
            <text:p>-</text:p>
          </table:table-cell>
          <table:table-cell office:value-type="string" office:string-value="-" table:formula="msoxl:=IF(SUM(Q26:Q28)=0,&quot;-&quot;,SUM(Q26:Q28))" table:style-name="ce5">
            <text:p>-</text:p>
          </table:table-cell>
          <table:table-cell office:value-type="string" office:string-value="-" table:formula="msoxl:=IF(SUM(R26:R28)=0,&quot;-&quot;,SUM(R26:R28))" table:style-name="ce5">
            <text:p>-</text:p>
          </table:table-cell>
          <table:table-cell office:value-type="string" office:string-value="-" table:formula="msoxl:=IF(SUM(S26:S28)=0,&quot;-&quot;,SUM(S26:S28))" table:style-name="ce5">
            <text:p>-</text:p>
          </table:table-cell>
          <table:table-cell office:value-type="string" office:string-value="-" table:formula="msoxl:=IF(SUM(T26:T28)=0,&quot;-&quot;,SUM(T26:T28))" table:style-name="ce5">
            <text:p>-</text:p>
          </table:table-cell>
          <table:table-cell office:value-type="string" office:string-value="-" table:formula="msoxl:=IF(SUM(U26:U28)=0,&quot;-&quot;,SUM(U26:U28))" table:style-name="ce5">
            <text:p>-</text:p>
          </table:table-cell>
          <table:table-cell office:value-type="string" office:string-value="-" table:formula="msoxl:=IF(SUM(V26:V28)=0,&quot;-&quot;,SUM(V26:V28))" table:style-name="ce5">
            <text:p>-</text:p>
          </table:table-cell>
          <table:table-cell office:value-type="string" office:string-value="-" table:formula="msoxl:=IF(SUM(W26:W28)=0,&quot;-&quot;,SUM(W26:W28))" table:style-name="ce5">
            <text:p>-</text:p>
          </table:table-cell>
          <table:table-cell office:value-type="string" office:string-value="-" table:formula="msoxl:=IF(SUM(X26:X28)=0,&quot;-&quot;,SUM(X26:X2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花蓮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26,Q26)=0,&quot;-&quot;,SUM(E26,Q26))" table:style-name="ce5">
            <text:p>-</text:p>
          </table:table-cell>
          <table:table-cell office:value-type="string" office:string-value="-" table:formula="msoxl:=IF(SUM(F26:P26)=0,&quot;-&quot;,SUM(F26:P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6:X26)=0,&quot;-&quot;,SUM(R26:X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HWALIEN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7,Q27)=0,&quot;-&quot;,SUM(E27,Q27))" table:style-name="ce5">
            <text:p>-</text:p>
          </table:table-cell>
          <table:table-cell office:value-type="string" office:string-value="-" table:formula="msoxl:=IF(SUM(F27:P27)=0,&quot;-&quot;,SUM(F27:P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7:X27)=0,&quot;-&quot;,SUM(R27:X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8,Q28)=0,&quot;-&quot;,SUM(E28,Q28))" table:style-name="ce5">
            <text:p>-</text:p>
          </table:table-cell>
          <table:table-cell office:value-type="string" office:string-value="-" table:formula="msoxl:=IF(SUM(F28:P28)=0,&quot;-&quot;,SUM(F28:P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8:X28)=0,&quot;-&quot;,SUM(R28:X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215" table:formula="msoxl:=IF(SUM(D31:D33)=0,&quot;-&quot;,SUM(D31:D33))" table:style-name="ce5">
            <text:p>215</text:p>
          </table:table-cell>
          <table:table-cell office:value-type="float" office:value="215" table:formula="msoxl:=IF(SUM(E31:E33)=0,&quot;-&quot;,SUM(E31:E33))" table:style-name="ce5">
            <text:p>215</text:p>
          </table:table-cell>
          <table:table-cell office:value-type="string" office:string-value="-" table:formula="msoxl:=IF(SUM(F31:F33)=0,&quot;-&quot;,SUM(F31:F33))" table:style-name="ce5">
            <text:p>-</text:p>
          </table:table-cell>
          <table:table-cell office:value-type="float" office:value="17" table:formula="msoxl:=IF(SUM(G31:G33)=0,&quot;-&quot;,SUM(G31:G33))" table:style-name="ce5">
            <text:p>17</text:p>
          </table:table-cell>
          <table:table-cell office:value-type="string" office:string-value="-" table:formula="msoxl:=IF(SUM(H31:H33)=0,&quot;-&quot;,SUM(H31:H33))" table:style-name="ce5">
            <text:p>-</text:p>
          </table:table-cell>
          <table:table-cell office:value-type="float" office:value="44" table:formula="msoxl:=IF(SUM(I31:I33)=0,&quot;-&quot;,SUM(I31:I33))" table:style-name="ce5">
            <text:p>44</text:p>
          </table:table-cell>
          <table:table-cell office:value-type="float" office:value="59" table:formula="msoxl:=IF(SUM(J31:J33)=0,&quot;-&quot;,SUM(J31:J33))" table:style-name="ce5">
            <text:p>59</text:p>
          </table:table-cell>
          <table:table-cell office:value-type="string" office:string-value="-" table:formula="msoxl:=IF(SUM(K31:K33)=0,&quot;-&quot;,SUM(K31:K33))" table:style-name="ce5">
            <text:p>-</text:p>
          </table:table-cell>
          <table:table-cell office:value-type="string" office:string-value="-" table:formula="msoxl:=IF(SUM(L31:L33)=0,&quot;-&quot;,SUM(L31:L33))" table:style-name="ce5">
            <text:p>-</text:p>
          </table:table-cell>
          <table:table-cell office:value-type="float" office:value="95" table:formula="msoxl:=IF(SUM(M31:M33)=0,&quot;-&quot;,SUM(M31:M33))" table:style-name="ce5">
            <text:p>95</text:p>
          </table:table-cell>
          <table:table-cell office:value-type="string" office:string-value="-" table:formula="msoxl:=IF(SUM(N31:N33)=0,&quot;-&quot;,SUM(N31:N33))" table:style-name="ce5">
            <text:p>-</text:p>
          </table:table-cell>
          <table:table-cell office:value-type="string" office:string-value="-" table:formula="msoxl:=IF(SUM(O31:O33)=0,&quot;-&quot;,SUM(O31:O33))" table:style-name="ce5">
            <text:p>-</text:p>
          </table:table-cell>
          <table:table-cell office:value-type="string" office:string-value="-" table:formula="msoxl:=IF(SUM(P31:P33)=0,&quot;-&quot;,SUM(P31:P33))" table:style-name="ce5">
            <text:p>-</text:p>
          </table:table-cell>
          <table:table-cell office:value-type="string" office:string-value="-" table:formula="msoxl:=IF(SUM(Q31:Q33)=0,&quot;-&quot;,SUM(Q31:Q33))" table:style-name="ce5">
            <text:p>-</text:p>
          </table:table-cell>
          <table:table-cell office:value-type="string" office:string-value="-" table:formula="msoxl:=IF(SUM(R31:R33)=0,&quot;-&quot;,SUM(R31:R33))" table:style-name="ce5">
            <text:p>-</text:p>
          </table:table-cell>
          <table:table-cell office:value-type="string" office:string-value="-" table:formula="msoxl:=IF(SUM(S31:S33)=0,&quot;-&quot;,SUM(S31:S33))" table:style-name="ce5">
            <text:p>-</text:p>
          </table:table-cell>
          <table:table-cell office:value-type="string" office:string-value="-" table:formula="msoxl:=IF(SUM(T31:T33)=0,&quot;-&quot;,SUM(T31:T33))" table:style-name="ce5">
            <text:p>-</text:p>
          </table:table-cell>
          <table:table-cell office:value-type="string" office:string-value="-" table:formula="msoxl:=IF(SUM(U31:U33)=0,&quot;-&quot;,SUM(U31:U33))" table:style-name="ce5">
            <text:p>-</text:p>
          </table:table-cell>
          <table:table-cell office:value-type="string" office:string-value="-" table:formula="msoxl:=IF(SUM(V31:V33)=0,&quot;-&quot;,SUM(V31:V33))" table:style-name="ce5">
            <text:p>-</text:p>
          </table:table-cell>
          <table:table-cell office:value-type="string" office:string-value="-" table:formula="msoxl:=IF(SUM(W31:W33)=0,&quot;-&quot;,SUM(W31:W33))" table:style-name="ce5">
            <text:p>-</text:p>
          </table:table-cell>
          <table:table-cell office:value-type="string" office:string-value="-" table:formula="msoxl:=IF(SUM(X31:X33)=0,&quot;-&quot;,SUM(X31:X3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澎湖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215" table:formula="msoxl:=IF(SUM(E31,Q31)=0,&quot;-&quot;,SUM(E31,Q31))" table:style-name="ce5">
            <text:p>215</text:p>
          </table:table-cell>
          <table:table-cell office:value-type="float" office:value="215" table:formula="msoxl:=IF(SUM(F31:P31)=0,&quot;-&quot;,SUM(F31:P31))" table:style-name="ce5">
            <text:p>215</text:p>
          </table:table-cell>
          <table:table-cell office:value-type="string" table:style-name="ce5">
            <text:p>-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44" table:style-name="ce5">
            <text:p>44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1:X31)=0,&quot;-&quot;,SUM(R31:X3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PENGHU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32,Q32)=0,&quot;-&quot;,SUM(E32,Q32))" table:style-name="ce5">
            <text:p>-</text:p>
          </table:table-cell>
          <table:table-cell office:value-type="string" office:string-value="-" table:formula="msoxl:=IF(SUM(F32:P32)=0,&quot;-&quot;,SUM(F32:P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2:X32)=0,&quot;-&quot;,SUM(R32:X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33,Q33)=0,&quot;-&quot;,SUM(E33,Q33))" table:style-name="ce5">
            <text:p>-</text:p>
          </table:table-cell>
          <table:table-cell office:value-type="string" office:string-value="-" table:formula="msoxl:=IF(SUM(F33:P33)=0,&quot;-&quot;,SUM(F33:P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3:X33)=0,&quot;-&quot;,SUM(R33:X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36:D38)=0,&quot;-&quot;,SUM(D36:D38))" table:style-name="ce5">
            <text:p>-</text:p>
          </table:table-cell>
          <table:table-cell office:value-type="string" office:string-value="-" table:formula="msoxl:=IF(SUM(E36:E38)=0,&quot;-&quot;,SUM(E36:E38))" table:style-name="ce5">
            <text:p>-</text:p>
          </table:table-cell>
          <table:table-cell office:value-type="string" office:string-value="-" table:formula="msoxl:=IF(SUM(F36:F38)=0,&quot;-&quot;,SUM(F36:F38))" table:style-name="ce5">
            <text:p>-</text:p>
          </table:table-cell>
          <table:table-cell office:value-type="string" office:string-value="-" table:formula="msoxl:=IF(SUM(G36:G38)=0,&quot;-&quot;,SUM(G36:G38))" table:style-name="ce5">
            <text:p>-</text:p>
          </table:table-cell>
          <table:table-cell office:value-type="string" office:string-value="-" table:formula="msoxl:=IF(SUM(H36:H38)=0,&quot;-&quot;,SUM(H36:H38))" table:style-name="ce5">
            <text:p>-</text:p>
          </table:table-cell>
          <table:table-cell office:value-type="string" office:string-value="-" table:formula="msoxl:=IF(SUM(I36:I38)=0,&quot;-&quot;,SUM(I36:I38))" table:style-name="ce5">
            <text:p>-</text:p>
          </table:table-cell>
          <table:table-cell office:value-type="string" office:string-value="-" table:formula="msoxl:=IF(SUM(J36:J38)=0,&quot;-&quot;,SUM(J36:J38))" table:style-name="ce5">
            <text:p>-</text:p>
          </table:table-cell>
          <table:table-cell office:value-type="string" office:string-value="-" table:formula="msoxl:=IF(SUM(K36:K38)=0,&quot;-&quot;,SUM(K36:K38))" table:style-name="ce5">
            <text:p>-</text:p>
          </table:table-cell>
          <table:table-cell office:value-type="string" office:string-value="-" table:formula="msoxl:=IF(SUM(L36:L38)=0,&quot;-&quot;,SUM(L36:L38))" table:style-name="ce5">
            <text:p>-</text:p>
          </table:table-cell>
          <table:table-cell office:value-type="string" office:string-value="-" table:formula="msoxl:=IF(SUM(M36:M38)=0,&quot;-&quot;,SUM(M36:M38))" table:style-name="ce5">
            <text:p>-</text:p>
          </table:table-cell>
          <table:table-cell office:value-type="string" office:string-value="-" table:formula="msoxl:=IF(SUM(N36:N38)=0,&quot;-&quot;,SUM(N36:N38))" table:style-name="ce5">
            <text:p>-</text:p>
          </table:table-cell>
          <table:table-cell office:value-type="string" office:string-value="-" table:formula="msoxl:=IF(SUM(O36:O38)=0,&quot;-&quot;,SUM(O36:O38))" table:style-name="ce5">
            <text:p>-</text:p>
          </table:table-cell>
          <table:table-cell office:value-type="string" office:string-value="-" table:formula="msoxl:=IF(SUM(P36:P38)=0,&quot;-&quot;,SUM(P36:P38))" table:style-name="ce5">
            <text:p>-</text:p>
          </table:table-cell>
          <table:table-cell office:value-type="string" office:string-value="-" table:formula="msoxl:=IF(SUM(Q36:Q38)=0,&quot;-&quot;,SUM(Q36:Q38))" table:style-name="ce5">
            <text:p>-</text:p>
          </table:table-cell>
          <table:table-cell office:value-type="string" office:string-value="-" table:formula="msoxl:=IF(SUM(R36:R38)=0,&quot;-&quot;,SUM(R36:R38))" table:style-name="ce5">
            <text:p>-</text:p>
          </table:table-cell>
          <table:table-cell office:value-type="string" office:string-value="-" table:formula="msoxl:=IF(SUM(S36:S38)=0,&quot;-&quot;,SUM(S36:S38))" table:style-name="ce5">
            <text:p>-</text:p>
          </table:table-cell>
          <table:table-cell office:value-type="string" office:string-value="-" table:formula="msoxl:=IF(SUM(T36:T38)=0,&quot;-&quot;,SUM(T36:T38))" table:style-name="ce5">
            <text:p>-</text:p>
          </table:table-cell>
          <table:table-cell office:value-type="string" office:string-value="-" table:formula="msoxl:=IF(SUM(U36:U38)=0,&quot;-&quot;,SUM(U36:U38))" table:style-name="ce5">
            <text:p>-</text:p>
          </table:table-cell>
          <table:table-cell office:value-type="string" office:string-value="-" table:formula="msoxl:=IF(SUM(V36:V38)=0,&quot;-&quot;,SUM(V36:V38))" table:style-name="ce5">
            <text:p>-</text:p>
          </table:table-cell>
          <table:table-cell office:value-type="string" office:string-value="-" table:formula="msoxl:=IF(SUM(W36:W38)=0,&quot;-&quot;,SUM(W36:W38))" table:style-name="ce5">
            <text:p>-</text:p>
          </table:table-cell>
          <table:table-cell office:value-type="string" office:string-value="-" table:formula="msoxl:=IF(SUM(X36:X38)=0,&quot;-&quot;,SUM(X36:X3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基隆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36,Q36)=0,&quot;-&quot;,SUM(E36,Q36))" table:style-name="ce5">
            <text:p>-</text:p>
          </table:table-cell>
          <table:table-cell office:value-type="string" office:string-value="-" table:formula="msoxl:=IF(SUM(F36:P36)=0,&quot;-&quot;,SUM(F36:P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6:X36)=0,&quot;-&quot;,SUM(R36:X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KEELUNG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37,Q37)=0,&quot;-&quot;,SUM(E37,Q37))" table:style-name="ce5">
            <text:p>-</text:p>
          </table:table-cell>
          <table:table-cell office:value-type="string" office:string-value="-" table:formula="msoxl:=IF(SUM(F37:P37)=0,&quot;-&quot;,SUM(F37:P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7:X37)=0,&quot;-&quot;,SUM(R37:X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38,Q38)=0,&quot;-&quot;,SUM(E38,Q38))" table:style-name="ce5">
            <text:p>-</text:p>
          </table:table-cell>
          <table:table-cell office:value-type="string" office:string-value="-" table:formula="msoxl:=IF(SUM(F38:P38)=0,&quot;-&quot;,SUM(F38:P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38:X38)=0,&quot;-&quot;,SUM(R38:X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float" office:value="100" table:formula="msoxl:=IF(SUM(D41:D43)=0,&quot;-&quot;,SUM(D41:D43))" table:style-name="ce5">
            <text:p>100</text:p>
          </table:table-cell>
          <table:table-cell office:value-type="float" office:value="100" table:formula="msoxl:=IF(SUM(E41:E43)=0,&quot;-&quot;,SUM(E41:E43))" table:style-name="ce5">
            <text:p>100</text:p>
          </table:table-cell>
          <table:table-cell office:value-type="string" office:string-value="-" table:formula="msoxl:=IF(SUM(F41:F43)=0,&quot;-&quot;,SUM(F41:F43))" table:style-name="ce5">
            <text:p>-</text:p>
          </table:table-cell>
          <table:table-cell office:value-type="string" office:string-value="-" table:formula="msoxl:=IF(SUM(G41:G43)=0,&quot;-&quot;,SUM(G41:G43))" table:style-name="ce5">
            <text:p>-</text:p>
          </table:table-cell>
          <table:table-cell office:value-type="string" office:string-value="-" table:formula="msoxl:=IF(SUM(H41:H43)=0,&quot;-&quot;,SUM(H41:H43))" table:style-name="ce5">
            <text:p>-</text:p>
          </table:table-cell>
          <table:table-cell office:value-type="string" office:string-value="-" table:formula="msoxl:=IF(SUM(I41:I43)=0,&quot;-&quot;,SUM(I41:I43))" table:style-name="ce5">
            <text:p>-</text:p>
          </table:table-cell>
          <table:table-cell office:value-type="string" office:string-value="-" table:formula="msoxl:=IF(SUM(J41:J43)=0,&quot;-&quot;,SUM(J41:J43))" table:style-name="ce5">
            <text:p>-</text:p>
          </table:table-cell>
          <table:table-cell office:value-type="string" office:string-value="-" table:formula="msoxl:=IF(SUM(K41:K43)=0,&quot;-&quot;,SUM(K41:K43))" table:style-name="ce5">
            <text:p>-</text:p>
          </table:table-cell>
          <table:table-cell office:value-type="float" office:value="2" table:formula="msoxl:=IF(SUM(L41:L43)=0,&quot;-&quot;,SUM(L41:L43))" table:style-name="ce5">
            <text:p>2</text:p>
          </table:table-cell>
          <table:table-cell office:value-type="float" office:value="98" table:formula="msoxl:=IF(SUM(M41:M43)=0,&quot;-&quot;,SUM(M41:M43))" table:style-name="ce5">
            <text:p>98</text:p>
          </table:table-cell>
          <table:table-cell office:value-type="string" office:string-value="-" table:formula="msoxl:=IF(SUM(N41:N43)=0,&quot;-&quot;,SUM(N41:N43))" table:style-name="ce5">
            <text:p>-</text:p>
          </table:table-cell>
          <table:table-cell office:value-type="string" office:string-value="-" table:formula="msoxl:=IF(SUM(O41:O43)=0,&quot;-&quot;,SUM(O41:O43))" table:style-name="ce5">
            <text:p>-</text:p>
          </table:table-cell>
          <table:table-cell office:value-type="string" office:string-value="-" table:formula="msoxl:=IF(SUM(P41:P43)=0,&quot;-&quot;,SUM(P41:P43))" table:style-name="ce5">
            <text:p>-</text:p>
          </table:table-cell>
          <table:table-cell office:value-type="string" office:string-value="-" table:formula="msoxl:=IF(SUM(Q41:Q43)=0,&quot;-&quot;,SUM(Q41:Q43))" table:style-name="ce5">
            <text:p>-</text:p>
          </table:table-cell>
          <table:table-cell office:value-type="string" office:string-value="-" table:formula="msoxl:=IF(SUM(R41:R43)=0,&quot;-&quot;,SUM(R41:R43))" table:style-name="ce5">
            <text:p>-</text:p>
          </table:table-cell>
          <table:table-cell office:value-type="string" office:string-value="-" table:formula="msoxl:=IF(SUM(S41:S43)=0,&quot;-&quot;,SUM(S41:S43))" table:style-name="ce5">
            <text:p>-</text:p>
          </table:table-cell>
          <table:table-cell office:value-type="string" office:string-value="-" table:formula="msoxl:=IF(SUM(T41:T43)=0,&quot;-&quot;,SUM(T41:T43))" table:style-name="ce5">
            <text:p>-</text:p>
          </table:table-cell>
          <table:table-cell office:value-type="string" office:string-value="-" table:formula="msoxl:=IF(SUM(U41:U43)=0,&quot;-&quot;,SUM(U41:U43))" table:style-name="ce5">
            <text:p>-</text:p>
          </table:table-cell>
          <table:table-cell office:value-type="string" office:string-value="-" table:formula="msoxl:=IF(SUM(V41:V43)=0,&quot;-&quot;,SUM(V41:V43))" table:style-name="ce5">
            <text:p>-</text:p>
          </table:table-cell>
          <table:table-cell office:value-type="string" office:string-value="-" table:formula="msoxl:=IF(SUM(W41:W43)=0,&quot;-&quot;,SUM(W41:W43))" table:style-name="ce5">
            <text:p>-</text:p>
          </table:table-cell>
          <table:table-cell office:value-type="string" office:string-value="-" table:formula="msoxl:=IF(SUM(X41:X43)=0,&quot;-&quot;,SUM(X41:X4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新竹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float" office:value="100" table:formula="msoxl:=IF(SUM(E41,Q41)=0,&quot;-&quot;,SUM(E41,Q41))" table:style-name="ce5">
            <text:p>100</text:p>
          </table:table-cell>
          <table:table-cell office:value-type="float" office:value="100" table:formula="msoxl:=IF(SUM(F41:P41)=0,&quot;-&quot;,SUM(F41:P41))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41:X41)=0,&quot;-&quot;,SUM(R41:X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HSINCHU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42,Q42)=0,&quot;-&quot;,SUM(E42,Q42))" table:style-name="ce5">
            <text:p>-</text:p>
          </table:table-cell>
          <table:table-cell office:value-type="string" office:string-value="-" table:formula="msoxl:=IF(SUM(F42:P42)=0,&quot;-&quot;,SUM(F42:P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42:X42)=0,&quot;-&quot;,SUM(R42:X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6"/>
          <table:table-cell office:value-type="string" table:style-name="ce11">
            <text:p>外銷工廠</text:p>
          </table:table-cell>
          <table:table-cell office:value-type="string" table:style-name="ce7">
            <text:p>-C-</text:p>
          </table:table-cell>
          <table:table-cell office:value-type="string" office:string-value="-" table:formula="msoxl:=IF(SUM(E43,Q43)=0,&quot;-&quot;,SUM(E43,Q43))" table:style-name="ce9">
            <text:p>-</text:p>
          </table:table-cell>
          <table:table-cell office:value-type="string" office:string-value="-" table:formula="msoxl:=IF(SUM(F43:P43)=0,&quot;-&quot;,SUM(F43:P43))" table:style-name="ce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office:string-value="-" table:formula="msoxl:=IF(SUM(R43:X43)=0,&quot;-&quot;,SUM(R43:X43))" table:style-name="ce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Note: -A- Cottage Industries <text:s text:c="3"/>-B- Product Inspection Bureau Classified Plant <text:s text:c="4"/>-C- Licensed Plant</text:p>
          </table:table-cell>
          <table:table-cell table:number-columns-repeated="16383" table:style-name="ce1"/>
        </table:table-row>
        <table:table-row table:number-rows-repeated="1048532" table:style-name="ro4">
          <table:table-cell table:number-columns-repeated="16384"/>
        </table:table-row>
      </table:table>
      <table:table table:name="_水產加工廠(場)數3(續完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7" table:number-columns-repeated="2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number-columns-repeated="16357" table:default-cell-style-name="ce1"/>
        <table:table-row table:style-name="ro1">
          <table:table-cell office:value-type="string" table:number-columns-spanned="3" table:number-rows-spanned="1" table:style-name="ce32">
            <text:p>14‧水產加工廠場數(續完)</text:p>
          </table:table-cell>
          <table:covered-table-cell table:number-columns-repeated="2"/>
          <table:table-cell table:style-name="ce1"/>
          <table:table-cell table:number-columns-spanned="2" table:number-rows-spanned="1" table:style-name="ce33"/>
          <table:covered-table-cell/>
          <table:table-cell table:number-columns-repeated="8" table:style-name="ce1"/>
          <table:table-cell office:value-type="string" table:number-columns-spanned="10" table:number-rows-spanned="1" table:style-name="ce32">
            <text:p>14‧NUMBER OF PROCESSING PLANTS (End)</text:p>
          </table:table-cell>
          <table:covered-table-cell table:number-columns-repeated="8"/>
          <table:covered-table-cell/>
          <table:table-cell table:number-columns-repeated="16360"/>
        </table:table-row>
        <table:table-row table:style-name="ro2">
          <table:table-cell table:number-columns-repeated="4" table:style-name="ce1"/>
          <table:table-cell office:value-type="string" table:style-name="ce2">
            <text:p>單位：家</text:p>
          </table:table-cell>
          <table:table-cell table:number-columns-repeated="17" table:style-name="ce1"/>
          <table:table-cell office:value-type="string" table:style-name="ce2">
            <text:p>Unit：Plant</text:p>
          </table:table-cell>
          <table:table-cell table:number-columns-repeated="16361" table:style-name="ce1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number-columns-spanned="12" table:number-rows-spanned="1" table:style-name="ce39">
            <text:p>食用 品</text:p>
          </table:table-cell>
          <table:covered-table-cell table:number-columns-repeated="11"/>
          <table:table-cell office:value-type="string" table:number-columns-spanned="8" table:number-rows-spanned="1" table:style-name="ce39">
            <text:p>非食用 品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table:style-name="ce16"/>
          <table:table-cell table:number-columns-spanned="2" table:number-rows-spanned="1" table:style-name="ce38"/>
          <table:covered-table-cell/>
          <table:table-cell table:style-name="ce16"/>
          <table:table-cell office:value-type="string" table:number-columns-spanned="12" table:number-rows-spanned="1" table:style-name="ce40">
            <text:p>Food <text:s/>Products</text:p>
          </table:table-cell>
          <table:covered-table-cell table:number-columns-repeated="11"/>
          <table:table-cell office:value-type="string" table:number-columns-spanned="8" table:number-rows-spanned="1" table:style-name="ce40">
            <text:p>Non-Food <text:s/>Products</text:p>
          </table:table-cell>
          <table:covered-table-cell table:number-columns-repeated="7"/>
          <table:table-cell table:number-columns-repeated="16360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number-columns-spanned="2" table:number-rows-spanned="1" table:style-name="ce38">
            <text:p>加工廠(場)型態</text:p>
          </table:table-cell>
          <table:covered-table-cell/>
          <table:table-cell office:value-type="string" table:style-name="ce16">
            <text:p>總 <text:s/>計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罐頭品</text:p>
          </table:table-cell>
          <table:table-cell office:value-type="string" table:number-columns-spanned="1" table:number-rows-spanned="2" table:style-name="ce36">
            <text:p>冷凍冷藏品</text:p>
          </table:table-cell>
          <table:table-cell office:value-type="string" table:number-columns-spanned="1" table:number-rows-spanned="2" table:style-name="ce36">
            <text:p>燻製品</text:p>
          </table:table-cell>
          <table:table-cell office:value-type="string" table:number-columns-spanned="1" table:number-rows-spanned="2" table:style-name="ce36">
            <text:p>乾製鹽製品</text:p>
          </table:table-cell>
          <table:table-cell office:value-type="string" table:number-columns-spanned="1" table:number-rows-spanned="2" table:style-name="ce36">
            <text:p>調味乾製品<text:s/></text:p>
          </table:table-cell>
          <table:table-cell office:value-type="string" table:number-columns-spanned="1" table:number-rows-spanned="2" table:style-name="ce36">
            <text:p>魚翅</text:p>
          </table:table-cell>
          <table:table-cell office:value-type="string" table:number-columns-spanned="1" table:number-rows-spanned="2" table:style-name="ce36">
            <text:p>魚卵</text:p>
          </table:table-cell>
          <table:table-cell office:value-type="string" table:number-columns-spanned="1" table:number-rows-spanned="2" table:style-name="ce36">
            <text:p>魚漿製品</text:p>
          </table:table-cell>
          <table:table-cell office:value-type="string" table:number-columns-spanned="1" table:number-rows-spanned="2" table:style-name="ce36">
            <text:p>魚蝦油魚肝油</text:p>
          </table:table-cell>
          <table:table-cell office:value-type="string" table:number-columns-spanned="1" table:number-rows-spanned="2" table:style-name="ce36">
            <text:p>洋菜</text:p>
          </table:table-cell>
          <table:table-cell office:value-type="string" table:number-columns-spanned="1" table:number-rows-spanned="2" table:style-name="ce36">
            <text:p>其他製品<text:s/></text:p>
          </table:table-cell>
          <table:table-cell office:value-type="string" table:number-columns-spanned="1" table:number-rows-spanned="2" table:style-name="ce36">
            <text:p>合 <text:s/>計</text:p>
          </table:table-cell>
          <table:table-cell office:value-type="string" table:number-columns-spanned="1" table:number-rows-spanned="2" table:style-name="ce36">
            <text:p>貝殼粉</text:p>
          </table:table-cell>
          <table:table-cell office:value-type="string" table:number-columns-spanned="1" table:number-rows-spanned="2" table:style-name="ce36">
            <text:p>魚粉</text:p>
          </table:table-cell>
          <table:table-cell office:value-type="string" table:number-columns-spanned="1" table:number-rows-spanned="2" table:style-name="ce36">
            <text:p>油脂類</text:p>
          </table:table-cell>
          <table:table-cell office:value-type="string" table:number-columns-spanned="1" table:number-rows-spanned="2" table:style-name="ce36">
            <text:p>渣粨類</text:p>
          </table:table-cell>
          <table:table-cell office:value-type="string" table:number-columns-spanned="1" table:number-rows-spanned="2" table:style-name="ce36">
            <text:p>魚溶漿</text:p>
          </table:table-cell>
          <table:table-cell office:value-type="string" table:number-columns-spanned="1" table:number-rows-spanned="2" table:style-name="ce36">
            <text:p>珊瑚製品<text:s/></text:p>
          </table:table-cell>
          <table:table-cell office:value-type="string" table:number-columns-spanned="1" table:number-rows-spanned="2" table:style-name="ce36">
            <text:p>其他非食用品</text:p>
          </table:table-cell>
          <table:table-cell table:number-columns-repeated="16360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number-columns-spanned="2" table:number-rows-spanned="1" table:style-name="ce38">
            <text:p>Type of Plants</text:p>
          </table:table-cell>
          <table:covered-table-cell/>
          <table:table-cell office:value-type="string" table:style-name="ce16">
            <text:p>Gr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>Total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Canned</text:p>
          </table:table-cell>
          <table:table-cell office:value-type="string" table:style-name="ce21">
            <text:p>Frozen</text:p>
          </table:table-cell>
          <table:table-cell office:value-type="string" table:style-name="ce16">
            <text:p>Smok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Dried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Mullet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Agar</text:p>
          </table:table-cell>
          <table:table-cell office:value-type="string" table:style-name="ce16">
            <text:p>Other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Shell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Fish</text:p>
          </table:table-cell>
          <table:table-cell office:value-type="string" table:style-name="ce16">
            <text:p>Corals</text:p>
          </table:table-cell>
          <table:table-cell office:value-type="string" table:style-name="ce16">
            <text:p>Other</text:p>
          </table:table-cell>
          <table:table-cell table:number-columns-repeated="16360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6">
            <text:p/>
          </table:table-cell>
          <table:table-cell table:number-columns-repeated="2" table:style-name="ce16"/>
          <table:table-cell office:value-type="string" table:style-name="ce21">
            <text:p>and Cold</text:p>
          </table:table-cell>
          <table:table-cell table:style-name="ce16"/>
          <table:table-cell office:value-type="string" table:style-name="ce16">
            <text:p>Salted</text:p>
          </table:table-cell>
          <table:table-cell office:value-type="string" table:style-name="ce16">
            <text:p>Season-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Roe</text:p>
          </table:table-cell>
          <table:table-cell office:value-type="string" table:style-name="ce16">
            <text:p>Paste</text:p>
          </table:table-cell>
          <table:table-cell office:value-type="string" table:style-name="ce16">
            <text:p>Liver</text:p>
          </table:table-cell>
          <table:table-cell table:number-columns-repeated="3" table:style-name="ce16"/>
          <table:table-cell office:value-type="string" table:style-name="ce16">
            <text:p>Lime</text:p>
          </table:table-cell>
          <table:table-cell office:value-type="string" table:style-name="ce16">
            <text:p>Meal</text:p>
          </table:table-cell>
          <table:table-cell office:value-type="string" table:style-name="ce16">
            <text:p>Oil</text:p>
          </table:table-cell>
          <table:table-cell office:value-type="string" table:style-name="ce16">
            <text:p>Cake</text:p>
          </table:table-cell>
          <table:table-cell office:value-type="string" table:style-name="ce16">
            <text:p>Soluble</text:p>
          </table:table-cell>
          <table:table-cell table:number-columns-repeated="2" table:style-name="ce16"/>
          <table:table-cell table:number-columns-repeated="16360"/>
        </table:table-row>
        <table:table-row table:style-name="ro2">
          <table:table-cell table:style-name="ce22"/>
          <table:table-cell table:style-name="ce19"/>
          <table:table-cell table:style-name="ce20"/>
          <table:table-cell table:number-columns-repeated="3" table:style-name="ce22"/>
          <table:table-cell office:value-type="string" table:style-name="ce23">
            <text:p>Storage</text:p>
          </table:table-cell>
          <table:table-cell office:value-type="string" table:style-name="ce22">
            <text:p/>
          </table:table-cell>
          <table:table-cell table:style-name="ce22"/>
          <table:table-cell office:value-type="string" table:style-name="ce22">
            <text:p>ing</text:p>
          </table:table-cell>
          <table:table-cell table:number-columns-repeated="3" table:style-name="ce22"/>
          <table:table-cell office:value-type="string" table:style-name="ce22">
            <text:p>and Oil</text:p>
          </table:table-cell>
          <table:table-cell table:number-columns-repeated="10" table:style-name="ce22"/>
          <table:table-cell table:number-columns-repeated="16360"/>
        </table:table-row>
        <table:table-row table:style-name="ro3">
          <table:table-cell table:style-name="ce24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11:D13)=0,&quot;-&quot;,SUM(D11:D13))" table:style-name="ce5">
            <text:p>-</text:p>
          </table:table-cell>
          <table:table-cell office:value-type="string" office:string-value="-" table:formula="msoxl:=IF(SUM(E11:E13)=0,&quot;-&quot;,SUM(E11:E13))" table:style-name="ce5">
            <text:p>-</text:p>
          </table:table-cell>
          <table:table-cell office:value-type="string" office:string-value="-" table:formula="msoxl:=IF(SUM(F11:F13)=0,&quot;-&quot;,SUM(F11:F13))" table:style-name="ce5">
            <text:p>-</text:p>
          </table:table-cell>
          <table:table-cell office:value-type="string" office:string-value="-" table:formula="msoxl:=IF(SUM(G11:G13)=0,&quot;-&quot;,SUM(G11:G13))" table:style-name="ce5">
            <text:p>-</text:p>
          </table:table-cell>
          <table:table-cell office:value-type="string" office:string-value="-" table:formula="msoxl:=IF(SUM(H11:H13)=0,&quot;-&quot;,SUM(H11:H13))" table:style-name="ce5">
            <text:p>-</text:p>
          </table:table-cell>
          <table:table-cell office:value-type="string" office:string-value="-" table:formula="msoxl:=IF(SUM(I11:I13)=0,&quot;-&quot;,SUM(I11:I13))" table:style-name="ce5">
            <text:p>-</text:p>
          </table:table-cell>
          <table:table-cell office:value-type="string" office:string-value="-" table:formula="msoxl:=IF(SUM(J11:J13)=0,&quot;-&quot;,SUM(J11:J13))" table:style-name="ce5">
            <text:p>-</text:p>
          </table:table-cell>
          <table:table-cell office:value-type="string" office:string-value="-" table:formula="msoxl:=IF(SUM(K11:K13)=0,&quot;-&quot;,SUM(K11:K13))" table:style-name="ce5">
            <text:p>-</text:p>
          </table:table-cell>
          <table:table-cell office:value-type="string" office:string-value="-" table:formula="msoxl:=IF(SUM(L11:L13)=0,&quot;-&quot;,SUM(L11:L13))" table:style-name="ce5">
            <text:p>-</text:p>
          </table:table-cell>
          <table:table-cell office:value-type="string" office:string-value="-" table:formula="msoxl:=IF(SUM(M11:M13)=0,&quot;-&quot;,SUM(M11:M13))" table:style-name="ce5">
            <text:p>-</text:p>
          </table:table-cell>
          <table:table-cell office:value-type="string" office:string-value="-" table:formula="msoxl:=IF(SUM(N11:N13)=0,&quot;-&quot;,SUM(N11:N13))" table:style-name="ce5">
            <text:p>-</text:p>
          </table:table-cell>
          <table:table-cell office:value-type="string" office:string-value="-" table:formula="msoxl:=IF(SUM(O11:O13)=0,&quot;-&quot;,SUM(O11:O13))" table:style-name="ce5">
            <text:p>-</text:p>
          </table:table-cell>
          <table:table-cell office:value-type="string" office:string-value="-" table:formula="msoxl:=IF(SUM(P11:P13)=0,&quot;-&quot;,SUM(P11:P13))" table:style-name="ce5">
            <text:p>-</text:p>
          </table:table-cell>
          <table:table-cell office:value-type="string" office:string-value="-" table:formula="msoxl:=IF(SUM(Q11:Q13)=0,&quot;-&quot;,SUM(Q11:Q13))" table:style-name="ce5">
            <text:p>-</text:p>
          </table:table-cell>
          <table:table-cell office:value-type="string" office:string-value="-" table:formula="msoxl:=IF(SUM(R11:R13)=0,&quot;-&quot;,SUM(R11:R13))" table:style-name="ce5">
            <text:p>-</text:p>
          </table:table-cell>
          <table:table-cell office:value-type="string" office:string-value="-" table:formula="msoxl:=IF(SUM(S11:S13)=0,&quot;-&quot;,SUM(S11:S13))" table:style-name="ce5">
            <text:p>-</text:p>
          </table:table-cell>
          <table:table-cell office:value-type="string" office:string-value="-" table:formula="msoxl:=IF(SUM(T11:T13)=0,&quot;-&quot;,SUM(T11:T13))" table:style-name="ce5">
            <text:p>-</text:p>
          </table:table-cell>
          <table:table-cell office:value-type="string" office:string-value="-" table:formula="msoxl:=IF(SUM(U11:U13)=0,&quot;-&quot;,SUM(U11:U13))" table:style-name="ce5">
            <text:p>-</text:p>
          </table:table-cell>
          <table:table-cell office:value-type="string" office:string-value="-" table:formula="msoxl:=IF(SUM(V11:V13)=0,&quot;-&quot;,SUM(V11:V13))" table:style-name="ce5">
            <text:p>-</text:p>
          </table:table-cell>
          <table:table-cell office:value-type="string" office:string-value="-" table:formula="msoxl:=IF(SUM(W11:W13)=0,&quot;-&quot;,SUM(W11:W13))" table:style-name="ce5">
            <text:p>-</text:p>
          </table:table-cell>
          <table:table-cell office:value-type="string" office:string-value="-" table:formula="msoxl:=IF(SUM(X11:X13)=0,&quot;-&quot;,SUM(X11:X1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嘉義市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11,Q11)=0,&quot;-&quot;,SUM(E11,Q11))" table:style-name="ce5">
            <text:p>-</text:p>
          </table:table-cell>
          <table:table-cell office:value-type="string" office:string-value="-" table:formula="msoxl:=IF(SUM(F11:P11)=0,&quot;-&quot;,SUM(F11:P1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1:X11)=0,&quot;-&quot;,SUM(R11:X1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CHIAYI CI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12,Q12)=0,&quot;-&quot;,SUM(E12,Q12))" table:style-name="ce5">
            <text:p>-</text:p>
          </table:table-cell>
          <table:table-cell office:value-type="string" office:string-value="-" table:formula="msoxl:=IF(SUM(F12:P12)=0,&quot;-&quot;,SUM(F12:P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2:X12)=0,&quot;-&quot;,SUM(R12:X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13,Q13)=0,&quot;-&quot;,SUM(E13,Q13))" table:style-name="ce5">
            <text:p>-</text:p>
          </table:table-cell>
          <table:table-cell office:value-type="string" office:string-value="-" table:formula="msoxl:=IF(SUM(F13:P13)=0,&quot;-&quot;,SUM(F13:P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13:X13)=0,&quot;-&quot;,SUM(R13:X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16:D18)=0,&quot;-&quot;,SUM(D16:D18))" table:style-name="ce5">
            <text:p>-</text:p>
          </table:table-cell>
          <table:table-cell office:value-type="string" office:string-value="-" table:formula="msoxl:=IF(SUM(E16:E18)=0,&quot;-&quot;,SUM(E16:E18))" table:style-name="ce5">
            <text:p>-</text:p>
          </table:table-cell>
          <table:table-cell office:value-type="string" office:string-value="-" table:formula="msoxl:=IF(SUM(F16:F18)=0,&quot;-&quot;,SUM(F16:F18))" table:style-name="ce5">
            <text:p>-</text:p>
          </table:table-cell>
          <table:table-cell office:value-type="string" office:string-value="-" table:formula="msoxl:=IF(SUM(G16:G18)=0,&quot;-&quot;,SUM(G16:G18))" table:style-name="ce5">
            <text:p>-</text:p>
          </table:table-cell>
          <table:table-cell office:value-type="string" office:string-value="-" table:formula="msoxl:=IF(SUM(H16:H18)=0,&quot;-&quot;,SUM(H16:H18))" table:style-name="ce5">
            <text:p>-</text:p>
          </table:table-cell>
          <table:table-cell office:value-type="string" office:string-value="-" table:formula="msoxl:=IF(SUM(I16:I18)=0,&quot;-&quot;,SUM(I16:I18))" table:style-name="ce5">
            <text:p>-</text:p>
          </table:table-cell>
          <table:table-cell office:value-type="string" office:string-value="-" table:formula="msoxl:=IF(SUM(J16:J18)=0,&quot;-&quot;,SUM(J16:J18))" table:style-name="ce5">
            <text:p>-</text:p>
          </table:table-cell>
          <table:table-cell office:value-type="string" office:string-value="-" table:formula="msoxl:=IF(SUM(K16:K18)=0,&quot;-&quot;,SUM(K16:K18))" table:style-name="ce5">
            <text:p>-</text:p>
          </table:table-cell>
          <table:table-cell office:value-type="string" office:string-value="-" table:formula="msoxl:=IF(SUM(L16:L18)=0,&quot;-&quot;,SUM(L16:L18))" table:style-name="ce5">
            <text:p>-</text:p>
          </table:table-cell>
          <table:table-cell office:value-type="string" office:string-value="-" table:formula="msoxl:=IF(SUM(M16:M18)=0,&quot;-&quot;,SUM(M16:M18))" table:style-name="ce5">
            <text:p>-</text:p>
          </table:table-cell>
          <table:table-cell office:value-type="string" office:string-value="-" table:formula="msoxl:=IF(SUM(N16:N18)=0,&quot;-&quot;,SUM(N16:N18))" table:style-name="ce5">
            <text:p>-</text:p>
          </table:table-cell>
          <table:table-cell office:value-type="string" office:string-value="-" table:formula="msoxl:=IF(SUM(O16:O18)=0,&quot;-&quot;,SUM(O16:O18))" table:style-name="ce5">
            <text:p>-</text:p>
          </table:table-cell>
          <table:table-cell office:value-type="string" office:string-value="-" table:formula="msoxl:=IF(SUM(P16:P18)=0,&quot;-&quot;,SUM(P16:P18))" table:style-name="ce5">
            <text:p>-</text:p>
          </table:table-cell>
          <table:table-cell office:value-type="string" office:string-value="-" table:formula="msoxl:=IF(SUM(Q16:Q18)=0,&quot;-&quot;,SUM(Q16:Q18))" table:style-name="ce5">
            <text:p>-</text:p>
          </table:table-cell>
          <table:table-cell office:value-type="string" office:string-value="-" table:formula="msoxl:=IF(SUM(R16:R18)=0,&quot;-&quot;,SUM(R16:R18))" table:style-name="ce5">
            <text:p>-</text:p>
          </table:table-cell>
          <table:table-cell office:value-type="string" office:string-value="-" table:formula="msoxl:=IF(SUM(S16:S18)=0,&quot;-&quot;,SUM(S16:S18))" table:style-name="ce5">
            <text:p>-</text:p>
          </table:table-cell>
          <table:table-cell office:value-type="string" office:string-value="-" table:formula="msoxl:=IF(SUM(T16:T18)=0,&quot;-&quot;,SUM(T16:T18))" table:style-name="ce5">
            <text:p>-</text:p>
          </table:table-cell>
          <table:table-cell office:value-type="string" office:string-value="-" table:formula="msoxl:=IF(SUM(U16:U18)=0,&quot;-&quot;,SUM(U16:U18))" table:style-name="ce5">
            <text:p>-</text:p>
          </table:table-cell>
          <table:table-cell office:value-type="string" office:string-value="-" table:formula="msoxl:=IF(SUM(V16:V18)=0,&quot;-&quot;,SUM(V16:V18))" table:style-name="ce5">
            <text:p>-</text:p>
          </table:table-cell>
          <table:table-cell office:value-type="string" office:string-value="-" table:formula="msoxl:=IF(SUM(W16:W18)=0,&quot;-&quot;,SUM(W16:W18))" table:style-name="ce5">
            <text:p>-</text:p>
          </table:table-cell>
          <table:table-cell office:value-type="string" office:string-value="-" table:formula="msoxl:=IF(SUM(X16:X18)=0,&quot;-&quot;,SUM(X16:X1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金馬地區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16,Q16)=0,&quot;-&quot;,SUM(E16,Q16))" table:style-name="ce5">
            <text:p>-</text:p>
          </table:table-cell>
          <table:table-cell office:value-type="string" office:string-value="-" table:formula="msoxl:=IF(SUM(F16:P16)=0,&quot;-&quot;,SUM(F16:P16))" table:style-name="ce5">
            <text:p>-</text:p>
          </table:table-cell>
          <table:table-cell office:value-type="string" office:string-value="-" table:formula="msoxl:=IF(SUM(F21,F26)=0,&quot;-&quot;,SUM(F21,F26))" table:style-name="ce5">
            <text:p>-</text:p>
          </table:table-cell>
          <table:table-cell office:value-type="string" office:string-value="-" table:formula="msoxl:=IF(SUM(G21,G26)=0,&quot;-&quot;,SUM(G21,G26))" table:style-name="ce5">
            <text:p>-</text:p>
          </table:table-cell>
          <table:table-cell office:value-type="string" office:string-value="-" table:formula="msoxl:=IF(SUM(H21,H26)=0,&quot;-&quot;,SUM(H21,H26))" table:style-name="ce5">
            <text:p>-</text:p>
          </table:table-cell>
          <table:table-cell office:value-type="string" office:string-value="-" table:formula="msoxl:=IF(SUM(I21,I26)=0,&quot;-&quot;,SUM(I21,I26))" table:style-name="ce5">
            <text:p>-</text:p>
          </table:table-cell>
          <table:table-cell office:value-type="string" office:string-value="-" table:formula="msoxl:=IF(SUM(J21,J26)=0,&quot;-&quot;,SUM(J21,J26))" table:style-name="ce5">
            <text:p>-</text:p>
          </table:table-cell>
          <table:table-cell office:value-type="string" office:string-value="-" table:formula="msoxl:=IF(SUM(K21,K26)=0,&quot;-&quot;,SUM(K21,K26))" table:style-name="ce5">
            <text:p>-</text:p>
          </table:table-cell>
          <table:table-cell office:value-type="string" office:string-value="-" table:formula="msoxl:=IF(SUM(L21,L26)=0,&quot;-&quot;,SUM(L21,L26))" table:style-name="ce5">
            <text:p>-</text:p>
          </table:table-cell>
          <table:table-cell office:value-type="string" office:string-value="-" table:formula="msoxl:=IF(SUM(M21,M26)=0,&quot;-&quot;,SUM(M21,M26))" table:style-name="ce5">
            <text:p>-</text:p>
          </table:table-cell>
          <table:table-cell office:value-type="string" office:string-value="-" table:formula="msoxl:=IF(SUM(N21,N26)=0,&quot;-&quot;,SUM(N21,N26))" table:style-name="ce5">
            <text:p>-</text:p>
          </table:table-cell>
          <table:table-cell office:value-type="string" office:string-value="-" table:formula="msoxl:=IF(SUM(O21,O26)=0,&quot;-&quot;,SUM(O21,O26))" table:style-name="ce5">
            <text:p>-</text:p>
          </table:table-cell>
          <table:table-cell office:value-type="string" office:string-value="-" table:formula="msoxl:=IF(SUM(P21,P26)=0,&quot;-&quot;,SUM(P21,P26))" table:style-name="ce5">
            <text:p>-</text:p>
          </table:table-cell>
          <table:table-cell office:value-type="string" office:string-value="-" table:formula="msoxl:=IF(SUM(Q21,Q26)=0,&quot;-&quot;,SUM(Q21,Q26))" table:style-name="ce5">
            <text:p>-</text:p>
          </table:table-cell>
          <table:table-cell office:value-type="string" office:string-value="-" table:formula="msoxl:=IF(SUM(R21,R26)=0,&quot;-&quot;,SUM(R21,R26))" table:style-name="ce5">
            <text:p>-</text:p>
          </table:table-cell>
          <table:table-cell office:value-type="string" office:string-value="-" table:formula="msoxl:=IF(SUM(S21,S26)=0,&quot;-&quot;,SUM(S21,S26))" table:style-name="ce5">
            <text:p>-</text:p>
          </table:table-cell>
          <table:table-cell office:value-type="string" office:string-value="-" table:formula="msoxl:=IF(SUM(T21,T26)=0,&quot;-&quot;,SUM(T21,T26))" table:style-name="ce5">
            <text:p>-</text:p>
          </table:table-cell>
          <table:table-cell office:value-type="string" office:string-value="-" table:formula="msoxl:=IF(SUM(U21,U26)=0,&quot;-&quot;,SUM(U21,U26))" table:style-name="ce5">
            <text:p>-</text:p>
          </table:table-cell>
          <table:table-cell office:value-type="string" office:string-value="-" table:formula="msoxl:=IF(SUM(V21,V26)=0,&quot;-&quot;,SUM(V21,V26))" table:style-name="ce5">
            <text:p>-</text:p>
          </table:table-cell>
          <table:table-cell office:value-type="string" office:string-value="-" table:formula="msoxl:=IF(SUM(W21,W26)=0,&quot;-&quot;,SUM(W21,W26))" table:style-name="ce5">
            <text:p>-</text:p>
          </table:table-cell>
          <table:table-cell office:value-type="string" office:string-value="-" table:formula="msoxl:=IF(SUM(X21,X26)=0,&quot;-&quot;,SUM(X21,X26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KINMA AREA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17,Q17)=0,&quot;-&quot;,SUM(E17,Q17))" table:style-name="ce5">
            <text:p>-</text:p>
          </table:table-cell>
          <table:table-cell office:value-type="string" office:string-value="-" table:formula="msoxl:=IF(SUM(F17:P17)=0,&quot;-&quot;,SUM(F17:P17))" table:style-name="ce5">
            <text:p>-</text:p>
          </table:table-cell>
          <table:table-cell office:value-type="string" office:string-value="-" table:formula="msoxl:=IF(SUM(F22,F27)=0,&quot;-&quot;,SUM(F22,F27))" table:style-name="ce5">
            <text:p>-</text:p>
          </table:table-cell>
          <table:table-cell office:value-type="string" office:string-value="-" table:formula="msoxl:=IF(SUM(G22,G27)=0,&quot;-&quot;,SUM(G22,G27))" table:style-name="ce5">
            <text:p>-</text:p>
          </table:table-cell>
          <table:table-cell office:value-type="string" office:string-value="-" table:formula="msoxl:=IF(SUM(H22,H27)=0,&quot;-&quot;,SUM(H22,H27))" table:style-name="ce5">
            <text:p>-</text:p>
          </table:table-cell>
          <table:table-cell office:value-type="string" office:string-value="-" table:formula="msoxl:=IF(SUM(I22,I27)=0,&quot;-&quot;,SUM(I22,I27))" table:style-name="ce5">
            <text:p>-</text:p>
          </table:table-cell>
          <table:table-cell office:value-type="string" office:string-value="-" table:formula="msoxl:=IF(SUM(J22,J27)=0,&quot;-&quot;,SUM(J22,J27))" table:style-name="ce5">
            <text:p>-</text:p>
          </table:table-cell>
          <table:table-cell office:value-type="string" office:string-value="-" table:formula="msoxl:=IF(SUM(K22,K27)=0,&quot;-&quot;,SUM(K22,K27))" table:style-name="ce5">
            <text:p>-</text:p>
          </table:table-cell>
          <table:table-cell office:value-type="string" office:string-value="-" table:formula="msoxl:=IF(SUM(L22,L27)=0,&quot;-&quot;,SUM(L22,L27))" table:style-name="ce5">
            <text:p>-</text:p>
          </table:table-cell>
          <table:table-cell office:value-type="string" office:string-value="-" table:formula="msoxl:=IF(SUM(M22,M27)=0,&quot;-&quot;,SUM(M22,M27))" table:style-name="ce5">
            <text:p>-</text:p>
          </table:table-cell>
          <table:table-cell office:value-type="string" office:string-value="-" table:formula="msoxl:=IF(SUM(N22,N27)=0,&quot;-&quot;,SUM(N22,N27))" table:style-name="ce5">
            <text:p>-</text:p>
          </table:table-cell>
          <table:table-cell office:value-type="string" office:string-value="-" table:formula="msoxl:=IF(SUM(O22,O27)=0,&quot;-&quot;,SUM(O22,O27))" table:style-name="ce5">
            <text:p>-</text:p>
          </table:table-cell>
          <table:table-cell office:value-type="string" office:string-value="-" table:formula="msoxl:=IF(SUM(P22,P27)=0,&quot;-&quot;,SUM(P22,P27))" table:style-name="ce5">
            <text:p>-</text:p>
          </table:table-cell>
          <table:table-cell office:value-type="string" office:string-value="-" table:formula="msoxl:=IF(SUM(Q22,Q27)=0,&quot;-&quot;,SUM(Q22,Q27))" table:style-name="ce5">
            <text:p>-</text:p>
          </table:table-cell>
          <table:table-cell office:value-type="string" office:string-value="-" table:formula="msoxl:=IF(SUM(R22,R27)=0,&quot;-&quot;,SUM(R22,R27))" table:style-name="ce5">
            <text:p>-</text:p>
          </table:table-cell>
          <table:table-cell office:value-type="string" office:string-value="-" table:formula="msoxl:=IF(SUM(S22,S27)=0,&quot;-&quot;,SUM(S22,S27))" table:style-name="ce5">
            <text:p>-</text:p>
          </table:table-cell>
          <table:table-cell office:value-type="string" office:string-value="-" table:formula="msoxl:=IF(SUM(T22,T27)=0,&quot;-&quot;,SUM(T22,T27))" table:style-name="ce5">
            <text:p>-</text:p>
          </table:table-cell>
          <table:table-cell office:value-type="string" office:string-value="-" table:formula="msoxl:=IF(SUM(U22,U27)=0,&quot;-&quot;,SUM(U22,U27))" table:style-name="ce5">
            <text:p>-</text:p>
          </table:table-cell>
          <table:table-cell office:value-type="string" office:string-value="-" table:formula="msoxl:=IF(SUM(V22,V27)=0,&quot;-&quot;,SUM(V22,V27))" table:style-name="ce5">
            <text:p>-</text:p>
          </table:table-cell>
          <table:table-cell office:value-type="string" office:string-value="-" table:formula="msoxl:=IF(SUM(W22,W27)=0,&quot;-&quot;,SUM(W22,W27))" table:style-name="ce5">
            <text:p>-</text:p>
          </table:table-cell>
          <table:table-cell office:value-type="string" office:string-value="-" table:formula="msoxl:=IF(SUM(X22,X27)=0,&quot;-&quot;,SUM(X22,X27))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18,Q18)=0,&quot;-&quot;,SUM(E18,Q18))" table:style-name="ce5">
            <text:p>-</text:p>
          </table:table-cell>
          <table:table-cell office:value-type="string" office:string-value="-" table:formula="msoxl:=IF(SUM(F18:P18)=0,&quot;-&quot;,SUM(F18:P18))" table:style-name="ce5">
            <text:p>-</text:p>
          </table:table-cell>
          <table:table-cell office:value-type="string" office:string-value="-" table:formula="msoxl:=IF(SUM(F23,F28)=0,&quot;-&quot;,SUM(F23,F28))" table:style-name="ce5">
            <text:p>-</text:p>
          </table:table-cell>
          <table:table-cell office:value-type="string" office:string-value="-" table:formula="msoxl:=IF(SUM(G23,G28)=0,&quot;-&quot;,SUM(G23,G28))" table:style-name="ce5">
            <text:p>-</text:p>
          </table:table-cell>
          <table:table-cell office:value-type="string" office:string-value="-" table:formula="msoxl:=IF(SUM(H23,H28)=0,&quot;-&quot;,SUM(H23,H28))" table:style-name="ce5">
            <text:p>-</text:p>
          </table:table-cell>
          <table:table-cell office:value-type="string" office:string-value="-" table:formula="msoxl:=IF(SUM(I23,I28)=0,&quot;-&quot;,SUM(I23,I28))" table:style-name="ce5">
            <text:p>-</text:p>
          </table:table-cell>
          <table:table-cell office:value-type="string" office:string-value="-" table:formula="msoxl:=IF(SUM(J23,J28)=0,&quot;-&quot;,SUM(J23,J28))" table:style-name="ce5">
            <text:p>-</text:p>
          </table:table-cell>
          <table:table-cell office:value-type="string" office:string-value="-" table:formula="msoxl:=IF(SUM(K23,K28)=0,&quot;-&quot;,SUM(K23,K28))" table:style-name="ce5">
            <text:p>-</text:p>
          </table:table-cell>
          <table:table-cell office:value-type="string" office:string-value="-" table:formula="msoxl:=IF(SUM(L23,L28)=0,&quot;-&quot;,SUM(L23,L28))" table:style-name="ce5">
            <text:p>-</text:p>
          </table:table-cell>
          <table:table-cell office:value-type="string" office:string-value="-" table:formula="msoxl:=IF(SUM(M23,M28)=0,&quot;-&quot;,SUM(M23,M28))" table:style-name="ce5">
            <text:p>-</text:p>
          </table:table-cell>
          <table:table-cell office:value-type="string" office:string-value="-" table:formula="msoxl:=IF(SUM(N23,N28)=0,&quot;-&quot;,SUM(N23,N28))" table:style-name="ce5">
            <text:p>-</text:p>
          </table:table-cell>
          <table:table-cell office:value-type="string" office:string-value="-" table:formula="msoxl:=IF(SUM(O23,O28)=0,&quot;-&quot;,SUM(O23,O28))" table:style-name="ce5">
            <text:p>-</text:p>
          </table:table-cell>
          <table:table-cell office:value-type="string" office:string-value="-" table:formula="msoxl:=IF(SUM(P23,P28)=0,&quot;-&quot;,SUM(P23,P28))" table:style-name="ce5">
            <text:p>-</text:p>
          </table:table-cell>
          <table:table-cell office:value-type="string" office:string-value="-" table:formula="msoxl:=IF(SUM(Q23,Q28)=0,&quot;-&quot;,SUM(Q23,Q28))" table:style-name="ce5">
            <text:p>-</text:p>
          </table:table-cell>
          <table:table-cell office:value-type="string" office:string-value="-" table:formula="msoxl:=IF(SUM(R23,R28)=0,&quot;-&quot;,SUM(R23,R28))" table:style-name="ce5">
            <text:p>-</text:p>
          </table:table-cell>
          <table:table-cell office:value-type="string" office:string-value="-" table:formula="msoxl:=IF(SUM(S23,S28)=0,&quot;-&quot;,SUM(S23,S28))" table:style-name="ce5">
            <text:p>-</text:p>
          </table:table-cell>
          <table:table-cell office:value-type="string" office:string-value="-" table:formula="msoxl:=IF(SUM(T23,T28)=0,&quot;-&quot;,SUM(T23,T28))" table:style-name="ce5">
            <text:p>-</text:p>
          </table:table-cell>
          <table:table-cell office:value-type="string" office:string-value="-" table:formula="msoxl:=IF(SUM(U23,U28)=0,&quot;-&quot;,SUM(U23,U28))" table:style-name="ce5">
            <text:p>-</text:p>
          </table:table-cell>
          <table:table-cell office:value-type="string" office:string-value="-" table:formula="msoxl:=IF(SUM(V23,V28)=0,&quot;-&quot;,SUM(V23,V28))" table:style-name="ce5">
            <text:p>-</text:p>
          </table:table-cell>
          <table:table-cell office:value-type="string" office:string-value="-" table:formula="msoxl:=IF(SUM(W23,W28)=0,&quot;-&quot;,SUM(W23,W28))" table:style-name="ce5">
            <text:p>-</text:p>
          </table:table-cell>
          <table:table-cell office:value-type="string" office:string-value="-" table:formula="msoxl:=IF(SUM(X23,X28)=0,&quot;-&quot;,SUM(X23,X28))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21:D23)=0,&quot;-&quot;,SUM(D21:D23))" table:style-name="ce5">
            <text:p>-</text:p>
          </table:table-cell>
          <table:table-cell office:value-type="string" office:string-value="-" table:formula="msoxl:=IF(SUM(E21:E23)=0,&quot;-&quot;,SUM(E21:E23))" table:style-name="ce5">
            <text:p>-</text:p>
          </table:table-cell>
          <table:table-cell office:value-type="string" office:string-value="-" table:formula="msoxl:=IF(SUM(F21:F23)=0,&quot;-&quot;,SUM(F21:F23))" table:style-name="ce5">
            <text:p>-</text:p>
          </table:table-cell>
          <table:table-cell office:value-type="string" office:string-value="-" table:formula="msoxl:=IF(SUM(G21:G23)=0,&quot;-&quot;,SUM(G21:G23))" table:style-name="ce5">
            <text:p>-</text:p>
          </table:table-cell>
          <table:table-cell office:value-type="string" office:string-value="-" table:formula="msoxl:=IF(SUM(H21:H23)=0,&quot;-&quot;,SUM(H21:H23))" table:style-name="ce5">
            <text:p>-</text:p>
          </table:table-cell>
          <table:table-cell office:value-type="string" office:string-value="-" table:formula="msoxl:=IF(SUM(I21:I23)=0,&quot;-&quot;,SUM(I21:I23))" table:style-name="ce5">
            <text:p>-</text:p>
          </table:table-cell>
          <table:table-cell office:value-type="string" office:string-value="-" table:formula="msoxl:=IF(SUM(J21:J23)=0,&quot;-&quot;,SUM(J21:J23))" table:style-name="ce5">
            <text:p>-</text:p>
          </table:table-cell>
          <table:table-cell office:value-type="string" office:string-value="-" table:formula="msoxl:=IF(SUM(K21:K23)=0,&quot;-&quot;,SUM(K21:K23))" table:style-name="ce5">
            <text:p>-</text:p>
          </table:table-cell>
          <table:table-cell office:value-type="string" office:string-value="-" table:formula="msoxl:=IF(SUM(L21:L23)=0,&quot;-&quot;,SUM(L21:L23))" table:style-name="ce5">
            <text:p>-</text:p>
          </table:table-cell>
          <table:table-cell office:value-type="string" office:string-value="-" table:formula="msoxl:=IF(SUM(M21:M23)=0,&quot;-&quot;,SUM(M21:M23))" table:style-name="ce5">
            <text:p>-</text:p>
          </table:table-cell>
          <table:table-cell office:value-type="string" office:string-value="-" table:formula="msoxl:=IF(SUM(N21:N23)=0,&quot;-&quot;,SUM(N21:N23))" table:style-name="ce5">
            <text:p>-</text:p>
          </table:table-cell>
          <table:table-cell office:value-type="string" office:string-value="-" table:formula="msoxl:=IF(SUM(O21:O23)=0,&quot;-&quot;,SUM(O21:O23))" table:style-name="ce5">
            <text:p>-</text:p>
          </table:table-cell>
          <table:table-cell office:value-type="string" office:string-value="-" table:formula="msoxl:=IF(SUM(P21:P23)=0,&quot;-&quot;,SUM(P21:P23))" table:style-name="ce5">
            <text:p>-</text:p>
          </table:table-cell>
          <table:table-cell office:value-type="string" office:string-value="-" table:formula="msoxl:=IF(SUM(Q21:Q23)=0,&quot;-&quot;,SUM(Q21:Q23))" table:style-name="ce5">
            <text:p>-</text:p>
          </table:table-cell>
          <table:table-cell office:value-type="string" office:string-value="-" table:formula="msoxl:=IF(SUM(R21:R23)=0,&quot;-&quot;,SUM(R21:R23))" table:style-name="ce5">
            <text:p>-</text:p>
          </table:table-cell>
          <table:table-cell office:value-type="string" office:string-value="-" table:formula="msoxl:=IF(SUM(S21:S23)=0,&quot;-&quot;,SUM(S21:S23))" table:style-name="ce5">
            <text:p>-</text:p>
          </table:table-cell>
          <table:table-cell office:value-type="string" office:string-value="-" table:formula="msoxl:=IF(SUM(T21:T23)=0,&quot;-&quot;,SUM(T21:T23))" table:style-name="ce5">
            <text:p>-</text:p>
          </table:table-cell>
          <table:table-cell office:value-type="string" office:string-value="-" table:formula="msoxl:=IF(SUM(U21:U23)=0,&quot;-&quot;,SUM(U21:U23))" table:style-name="ce5">
            <text:p>-</text:p>
          </table:table-cell>
          <table:table-cell office:value-type="string" office:string-value="-" table:formula="msoxl:=IF(SUM(V21:V23)=0,&quot;-&quot;,SUM(V21:V23))" table:style-name="ce5">
            <text:p>-</text:p>
          </table:table-cell>
          <table:table-cell office:value-type="string" office:string-value="-" table:formula="msoxl:=IF(SUM(W21:W23)=0,&quot;-&quot;,SUM(W21:W23))" table:style-name="ce5">
            <text:p>-</text:p>
          </table:table-cell>
          <table:table-cell office:value-type="string" office:string-value="-" table:formula="msoxl:=IF(SUM(X21:X23)=0,&quot;-&quot;,SUM(X21:X23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金門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21,Q21)=0,&quot;-&quot;,SUM(E21,Q21))" table:style-name="ce5">
            <text:p>-</text:p>
          </table:table-cell>
          <table:table-cell office:value-type="string" office:string-value="-" table:formula="msoxl:=IF(SUM(F21:P21)=0,&quot;-&quot;,SUM(F21:P2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1:X21)=0,&quot;-&quot;,SUM(R21:X2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KINMEN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2,Q22)=0,&quot;-&quot;,SUM(E22,Q22))" table:style-name="ce5">
            <text:p>-</text:p>
          </table:table-cell>
          <table:table-cell office:value-type="string" office:string-value="-" table:formula="msoxl:=IF(SUM(F22:P22)=0,&quot;-&quot;,SUM(F22:P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2:X22)=0,&quot;-&quot;,SUM(R22:X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3,Q23)=0,&quot;-&quot;,SUM(E23,Q23))" table:style-name="ce5">
            <text:p>-</text:p>
          </table:table-cell>
          <table:table-cell office:value-type="string" office:string-value="-" table:formula="msoxl:=IF(SUM(F23:P23)=0,&quot;-&quot;,SUM(F23:P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3:X23)=0,&quot;-&quot;,SUM(R23:X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合 計 Total</text:p>
          </table:table-cell>
          <table:table-cell table:style-name="ce4"/>
          <table:table-cell office:value-type="string" office:string-value="-" table:formula="msoxl:=IF(SUM(D26:D28)=0,&quot;-&quot;,SUM(D26:D28))" table:style-name="ce5">
            <text:p>-</text:p>
          </table:table-cell>
          <table:table-cell office:value-type="string" office:string-value="-" table:formula="msoxl:=IF(SUM(E26:E28)=0,&quot;-&quot;,SUM(E26:E28))" table:style-name="ce5">
            <text:p>-</text:p>
          </table:table-cell>
          <table:table-cell office:value-type="string" office:string-value="-" table:formula="msoxl:=IF(SUM(F26:F28)=0,&quot;-&quot;,SUM(F26:F28))" table:style-name="ce5">
            <text:p>-</text:p>
          </table:table-cell>
          <table:table-cell office:value-type="string" office:string-value="-" table:formula="msoxl:=IF(SUM(G26:G28)=0,&quot;-&quot;,SUM(G26:G28))" table:style-name="ce5">
            <text:p>-</text:p>
          </table:table-cell>
          <table:table-cell office:value-type="string" office:string-value="-" table:formula="msoxl:=IF(SUM(H26:H28)=0,&quot;-&quot;,SUM(H26:H28))" table:style-name="ce5">
            <text:p>-</text:p>
          </table:table-cell>
          <table:table-cell office:value-type="string" office:string-value="-" table:formula="msoxl:=IF(SUM(I26:I28)=0,&quot;-&quot;,SUM(I26:I28))" table:style-name="ce5">
            <text:p>-</text:p>
          </table:table-cell>
          <table:table-cell office:value-type="string" office:string-value="-" table:formula="msoxl:=IF(SUM(J26:J28)=0,&quot;-&quot;,SUM(J26:J28))" table:style-name="ce5">
            <text:p>-</text:p>
          </table:table-cell>
          <table:table-cell office:value-type="string" office:string-value="-" table:formula="msoxl:=IF(SUM(K26:K28)=0,&quot;-&quot;,SUM(K26:K28))" table:style-name="ce5">
            <text:p>-</text:p>
          </table:table-cell>
          <table:table-cell office:value-type="string" office:string-value="-" table:formula="msoxl:=IF(SUM(L26:L28)=0,&quot;-&quot;,SUM(L26:L28))" table:style-name="ce5">
            <text:p>-</text:p>
          </table:table-cell>
          <table:table-cell office:value-type="string" office:string-value="-" table:formula="msoxl:=IF(SUM(M26:M28)=0,&quot;-&quot;,SUM(M26:M28))" table:style-name="ce5">
            <text:p>-</text:p>
          </table:table-cell>
          <table:table-cell office:value-type="string" office:string-value="-" table:formula="msoxl:=IF(SUM(N26:N28)=0,&quot;-&quot;,SUM(N26:N28))" table:style-name="ce5">
            <text:p>-</text:p>
          </table:table-cell>
          <table:table-cell office:value-type="string" office:string-value="-" table:formula="msoxl:=IF(SUM(O26:O28)=0,&quot;-&quot;,SUM(O26:O28))" table:style-name="ce5">
            <text:p>-</text:p>
          </table:table-cell>
          <table:table-cell office:value-type="string" office:string-value="-" table:formula="msoxl:=IF(SUM(P26:P28)=0,&quot;-&quot;,SUM(P26:P28))" table:style-name="ce5">
            <text:p>-</text:p>
          </table:table-cell>
          <table:table-cell office:value-type="string" office:string-value="-" table:formula="msoxl:=IF(SUM(Q26:Q28)=0,&quot;-&quot;,SUM(Q26:Q28))" table:style-name="ce5">
            <text:p>-</text:p>
          </table:table-cell>
          <table:table-cell office:value-type="string" office:string-value="-" table:formula="msoxl:=IF(SUM(R26:R28)=0,&quot;-&quot;,SUM(R26:R28))" table:style-name="ce5">
            <text:p>-</text:p>
          </table:table-cell>
          <table:table-cell office:value-type="string" office:string-value="-" table:formula="msoxl:=IF(SUM(S26:S28)=0,&quot;-&quot;,SUM(S26:S28))" table:style-name="ce5">
            <text:p>-</text:p>
          </table:table-cell>
          <table:table-cell office:value-type="string" office:string-value="-" table:formula="msoxl:=IF(SUM(T26:T28)=0,&quot;-&quot;,SUM(T26:T28))" table:style-name="ce5">
            <text:p>-</text:p>
          </table:table-cell>
          <table:table-cell office:value-type="string" office:string-value="-" table:formula="msoxl:=IF(SUM(U26:U28)=0,&quot;-&quot;,SUM(U26:U28))" table:style-name="ce5">
            <text:p>-</text:p>
          </table:table-cell>
          <table:table-cell office:value-type="string" office:string-value="-" table:formula="msoxl:=IF(SUM(V26:V28)=0,&quot;-&quot;,SUM(V26:V28))" table:style-name="ce5">
            <text:p>-</text:p>
          </table:table-cell>
          <table:table-cell office:value-type="string" office:string-value="-" table:formula="msoxl:=IF(SUM(W26:W28)=0,&quot;-&quot;,SUM(W26:W28))" table:style-name="ce5">
            <text:p>-</text:p>
          </table:table-cell>
          <table:table-cell office:value-type="string" office:string-value="-" table:formula="msoxl:=IF(SUM(X26:X28)=0,&quot;-&quot;,SUM(X26:X28))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連江縣</text:p>
          </table:table-cell>
          <table:table-cell office:value-type="string" table:style-name="ce10">
            <text:p>家庭加工廠</text:p>
          </table:table-cell>
          <table:table-cell office:value-type="string" table:style-name="ce4">
            <text:p>-A-</text:p>
          </table:table-cell>
          <table:table-cell office:value-type="string" office:string-value="-" table:formula="msoxl:=IF(SUM(E26,Q26)=0,&quot;-&quot;,SUM(E26,Q26))" table:style-name="ce5">
            <text:p>-</text:p>
          </table:table-cell>
          <table:table-cell office:value-type="string" office:string-value="-" table:formula="msoxl:=IF(SUM(F26:P26)=0,&quot;-&quot;,SUM(F26:P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6:X26)=0,&quot;-&quot;,SUM(R26:X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3">
            <text:p>LIANJIANG COUNTY</text:p>
          </table:table-cell>
          <table:table-cell office:value-type="string" table:style-name="ce10">
            <text:p>檢驗局品管分級廠</text:p>
          </table:table-cell>
          <table:table-cell office:value-type="string" table:style-name="ce4">
            <text:p>-B-</text:p>
          </table:table-cell>
          <table:table-cell office:value-type="string" office:string-value="-" table:formula="msoxl:=IF(SUM(E27,Q27)=0,&quot;-&quot;,SUM(E27,Q27))" table:style-name="ce5">
            <text:p>-</text:p>
          </table:table-cell>
          <table:table-cell office:value-type="string" office:string-value="-" table:formula="msoxl:=IF(SUM(F27:P27)=0,&quot;-&quot;,SUM(F27:P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7:X27)=0,&quot;-&quot;,SUM(R27:X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table:style-name="ce3"/>
          <table:table-cell office:value-type="string" table:style-name="ce10">
            <text:p>外銷工廠</text:p>
          </table:table-cell>
          <table:table-cell office:value-type="string" table:style-name="ce4">
            <text:p>-C-</text:p>
          </table:table-cell>
          <table:table-cell office:value-type="string" office:string-value="-" table:formula="msoxl:=IF(SUM(E28,Q28)=0,&quot;-&quot;,SUM(E28,Q28))" table:style-name="ce5">
            <text:p>-</text:p>
          </table:table-cell>
          <table:table-cell office:value-type="string" office:string-value="-" table:formula="msoxl:=IF(SUM(F28:P28)=0,&quot;-&quot;,SUM(F28:P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office:string-value="-" table:formula="msoxl:=IF(SUM(R28:X28)=0,&quot;-&quot;,SUM(R28:X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number-rows-repeated="14" table:style-name="ro3">
          <table:table-cell table:style-name="ce3"/>
          <table:table-cell table:style-name="ce10"/>
          <table:table-cell table:style-name="ce4"/>
          <table:table-cell table:number-columns-repeated="21" table:style-name="ce5"/>
          <table:table-cell table:number-columns-repeated="16360"/>
        </table:table-row>
        <table:table-row table:style-name="ro3">
          <table:table-cell table:style-name="ce6"/>
          <table:table-cell table:style-name="ce11"/>
          <table:table-cell table:style-name="ce7"/>
          <table:table-cell table:number-columns-repeated="21" table:style-name="ce8"/>
          <table:table-cell table:number-columns-repeated="16360"/>
        </table:table-row>
        <table:table-row table:style-name="ro2">
          <table:table-cell office:value-type="string" table:style-name="ce2">
            <text:p>Note: -A- Cottage Industries <text:s text:c="3"/>-B- Product Inspection Bureau Classified Plant <text:s text:c="4"/>-C- Licensed Plant</text:p>
          </table:table-cell>
          <table:table-cell table:number-columns-repeated="16383" table:style-name="ce1"/>
        </table:table-row>
        <table:table-row table:number-rows-repeated="104853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590551181102362in" fo:margin-right="0.59055118110236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5-27T06:34:56Z</meta:creation-date>
    <dc:date>2017-08-11T09:24:53Z</dc:date>
    <meta:print-date>2017-08-11T09:24:31Z</meta:print-date>
  </office:meta>
</office:document-meta>
</file>